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29cm"/>
      <style:text-properties fo:color="#d4d4d4" style:font-name="Droid Sans Mono" fo:font-size="11.25pt" fo:font-weight="normal" fo:background-color="#1e1e1e"/>
    </style:style>
    <style:style style:name="P2" style:family="paragraph" style:parent-style-name="Standard">
      <style:paragraph-properties style:line-height-at-least="0.529cm"/>
      <style:text-properties fo:color="#569cd6" style:font-name="Droid Sans Mono" fo:font-size="11.25pt" fo:font-weight="normal" fo:background-color="#1e1e1e"/>
    </style:style>
    <style:style style:name="P3" style:family="paragraph" style:parent-style-name="Standard">
      <style:paragraph-properties style:line-height-at-least="0.529cm"/>
      <style:text-properties fo:color="#6a9955" style:font-name="Droid Sans Mono" fo:font-size="11.25pt" fo:font-weight="normal" fo:background-color="#1e1e1e"/>
    </style:style>
    <style:style style:name="P4" style:family="paragraph" style:parent-style-name="Standard">
      <style:paragraph-properties style:line-height-at-least="0.529cm"/>
    </style:style>
    <style:style style:name="P5" style:family="paragraph" style:parent-style-name="Standard">
      <style:paragraph-properties fo:margin-top="0cm" fo:margin-bottom="0.499cm" loext:contextual-spacing="false" style:line-height-at-least="0.529cm"/>
    </style:style>
    <style:style style:name="P6" style:family="paragraph" style:parent-style-name="Standard">
      <style:paragraph-properties fo:margin-top="0cm" fo:margin-bottom="0.499cm" loext:contextual-spacing="false" style:line-height-at-least="0.529cm"/>
      <style:text-properties fo:color="#d4d4d4" style:font-name="Droid Sans Mono" fo:font-size="11.25pt" fo:font-weight="normal" fo:background-color="#1e1e1e"/>
    </style:style>
    <style:style style:name="P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8" style:family="paragraph" style:parent-style-name="Standard">
      <style:paragraph-properties style:line-height-at-least="0.529cm" fo:padding-left="0cm" fo:padding-right="0cm" fo:padding-top="0cm" fo:padding-bottom="0.074cm" fo:border-left="none" fo:border-right="none" fo:border-top="none" fo:border-bottom="0.06pt solid #000000" style:join-border="false"/>
    </style:style>
    <style:style style:name="T1" style:family="text">
      <style:text-properties fo:color="#569cd6"/>
    </style:style>
    <style:style style:name="T2" style:family="text">
      <style:text-properties fo:color="#4ec9b0"/>
    </style:style>
    <style:style style:name="T3" style:family="text">
      <style:text-properties fo:color="#9cdcfe"/>
    </style:style>
    <style:style style:name="T4" style:family="text">
      <style:text-properties fo:color="#b5cea8"/>
    </style:style>
    <style:style style:name="T5" style:family="text">
      <style:text-properties fo:color="#ce9178"/>
    </style:style>
    <style:style style:name="T6" style:family="text">
      <style:text-properties fo:color="#dcdcaa"/>
    </style:style>
    <style:style style:name="T7" style:family="text">
      <style:text-properties fo:color="#c586c0"/>
    </style:style>
    <style:style style:name="T8" style:family="text">
      <style:text-properties fo:color="#6a99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lt;?php</text:p>
      <text:p text:style-name="P1"><text:span text:style-name="T1">namespace</text:span> <text:span text:style-name="T2">App\Models\AnalyticsBuilder\chartModules\Verbatim_Grid_Single</text:span>;</text:p>
      <text:p text:style-name="P4"/>
      <text:p text:style-name="P1"><text:span text:style-name="T1">use</text:span> App\Models\AnalyticsBuilder\chartModules\<text:span text:style-name="T2">ChartObject</text:span>;</text:p>
      <text:p text:style-name="P1"><text:span text:style-name="T1">use</text:span> App\Models\AnalyticsBuilder\<text:span text:style-name="T2">Participant</text:span>;</text:p>
      <text:p text:style-name="P1"><text:span text:style-name="T1">use</text:span> App\Models\AnalyticsBuilder\<text:span text:style-name="T2">QA</text:span>;</text:p>
      <text:p text:style-name="P1"><text:span text:style-name="T1">use</text:span> App\Models\AnalyticsBuilder\<text:span text:style-name="T2">Question</text:span>;</text:p>
      <text:p text:style-name="P1"><text:span text:style-name="T1">use</text:span> App\Models\AnalyticsBuilder\<text:span text:style-name="T2">GroupParam</text:span>;</text:p>
      <text:p text:style-name="P4"/>
      <text:p text:style-name="P1"><text:span text:style-name="T1">class</text:span> <text:span text:style-name="T2">VerbatimGridSingle</text:span> <text:span text:style-name="T1">extends</text:span> <text:span text:style-name="T2">ChartObject</text:span></text:p>
      <text:p text:style-name="P1">{</text:p>
      <text:p text:style-name="P1"><text:span text:style-name="T1">private</text:span> <text:span text:style-name="T3">$avgRating</text:span> =[];</text:p>
      <text:p text:style-name="P1"><text:span text:style-name="T1">private</text:span> <text:span text:style-name="T3">$sampleSize</text:span> = [];</text:p>
      <text:p text:style-name="P1"><text:span text:style-name="T1">private</text:span> <text:span text:style-name="T3">$avgRefArray</text:span> = [];</text:p>
      <text:p text:style-name="P1"><text:span text:style-name="T1">private</text:span> <text:span text:style-name="T3">$categories</text:span> = [];</text:p>
      <text:p text:style-name="P1"><text:span text:style-name="T1">private</text:span> <text:span text:style-name="T3">$totalRating</text:span> = <text:span text:style-name="T4">0</text:span>;</text:p>
      <text:p text:style-name="P1"><text:span text:style-name="T1">private</text:span> <text:span text:style-name="T3">$totalSampleSize</text:span> = <text:span text:style-name="T4">0</text:span>;</text:p>
      <text:p text:style-name="P1"><text:span text:style-name="T1">private</text:span> <text:span text:style-name="T3">$totalLowest</text:span> = <text:span text:style-name="T1">null</text:span>;</text:p>
      <text:p text:style-name="P1"><text:span text:style-name="T1">private</text:span> <text:span text:style-name="T3">$options</text:span> = [</text:p>
      <text:p text:style-name="P1"><text:span text:style-name="T5">"rounding"</text:span> =&gt; <text:span text:style-name="T4">0</text:span>,</text:p>
      <text:p text:style-name="P1"><text:span text:style-name="T5">"colour"</text:span> =&gt; <text:span text:style-name="T5">""</text:span>,</text:p>
      <text:p text:style-name="P1"><text:span text:style-name="T5">"fontcolour"</text:span> =&gt; <text:span text:style-name="T5">""</text:span>,</text:p>
      <text:p text:style-name="P1"><text:span text:style-name="T5">"yaxismin"</text:span> =&gt; <text:span text:style-name="T4">0</text:span>,</text:p>
      <text:p text:style-name="P1"><text:span text:style-name="T5">"yaxismax"</text:span> =&gt; <text:span text:style-name="T4">10</text:span>,</text:p>
      <text:p text:style-name="P1"><text:span text:style-name="T5">"nvalue"</text:span> =&gt; <text:span text:style-name="T5">"Yes"</text:span>,</text:p>
      <text:p text:style-name="P1"><text:span text:style-name="T5">"monthsBack"</text:span> =&gt; <text:span text:style-name="T5">"All"</text:span>,</text:p>
      <text:p text:style-name="P1"><text:span text:style-name="T5">"period"</text:span> =&gt; <text:span text:style-name="T5">"months"</text:span>,</text:p>
      <text:p text:style-name="P1"><text:span text:style-name="T5">"paletteColors"</text:span> =&gt; <text:span text:style-name="T5">""</text:span>,</text:p>
      <text:p text:style-name="P1"><text:span text:style-name="T5">"headerbg"</text:span>=&gt;<text:span text:style-name="T5">""</text:span>,</text:p>
      <text:p text:style-name="P1"><text:span text:style-name="T5">"headerfontcolor"</text:span>=&gt;<text:span text:style-name="T5">"#000000"</text:span>,</text:p>
      <text:p text:style-name="P1"><text:span text:style-name="T5">"q1DemographicUppercase"</text:span>=&gt;<text:span text:style-name="T5">"No"</text:span>,</text:p>
      <text:p text:style-name="P1"><text:span text:style-name="T5">"customHeaders"</text:span> =&gt; <text:span text:style-name="T5">""</text:span></text:p>
      <text:p text:style-name="P1">];</text:p>
      <text:p text:style-name="P1"><text:span text:style-name="T1">private</text:span> <text:span text:style-name="T3">$additionalData</text:span> = [];</text:p>
      <text:p text:style-name="P1"><text:span text:style-name="T1">private</text:span> <text:span text:style-name="T3">$monthsSelection</text:span> = [];</text:p>
      <text:p text:style-name="P1"><text:span text:style-name="T1">private</text:span> <text:span text:style-name="T3">$sortedParent</text:span> = [];</text:p>
      <text:p text:style-name="P1"><text:span text:style-name="T1">private</text:span> <text:span text:style-name="T3">$sortedChild</text:span> = [];</text:p>
      <text:p text:style-name="P1"><text:span text:style-name="T1">private</text:span> <text:span text:style-name="T3">$lowestRating</text:span> = [];</text:p>
      <text:p text:style-name="P1"><text:span text:style-name="T1">private</text:span> <text:span text:style-name="T3">$mainCategoryRating</text:span> = [];</text:p>
      <text:p text:style-name="P1"><text:span text:style-name="T1">private</text:span> <text:span text:style-name="T3">$mainCategorySampleSize</text:span> = [];</text:p>
      <text:p text:style-name="P1"><text:span text:style-name="T1">private</text:span> <text:span text:style-name="T3">$mainCategoryLowest</text:span> = [];</text:p>
      <text:p text:style-name="P1"><text:span text:style-name="T1">private</text:span> <text:span text:style-name="T3">$questions</text:span> = [];</text:p>
      <text:p text:style-name="P1"><text:span text:style-name="T1">private</text:span> <text:span text:style-name="T3">$results</text:span> = [];</text:p>
      <text:p text:style-name="P4"/>
      <text:p text:style-name="P1"><text:span text:style-name="T1">public</text:span> <text:span text:style-name="T1">function</text:span> <text:span text:style-name="T6">toJSON</text:span>(<text:span text:style-name="T3">$analyticsChartID</text:span>,<text:span text:style-name="T3"> $formattedArray</text:span>,<text:span text:style-name="T3"> $caption</text:span>,<text:span text:style-name="T3"> $dataItems</text:span>,<text:span text:style-name="T3"> $switch</text:span> = <text:span text:style-name="T1">false</text:span>,<text:span text:style-name="T3"> $additionalData</text:span> = <text:span text:style-name="T6">array</text:span>())</text:p>
      <text:p text:style-name="P1">{</text:p>
      <text:p text:style-name="P1"><text:span text:style-name="T1">$this</text:span>-&gt;<text:span text:style-name="T3">additionalData</text:span> = <text:span text:style-name="T3">$additionalData</text:span>;</text:p>
      <text:p text:style-name="P4"><text:soft-page-break/></text:p>
      <text:p text:style-name="P1"><text:span text:style-name="T7">if</text:span> (<text:span text:style-name="T6">isset</text:span>(<text:span text:style-name="T1">$this</text:span>-&gt;<text:span text:style-name="T3">additionalData</text:span>[<text:span text:style-name="T5">'chartOptions'</text:span>][<text:span text:style-name="T5">'round'</text:span>])) {</text:p>
      <text:p text:style-name="P1"><text:span text:style-name="T1">$this</text:span>-&gt;<text:span text:style-name="T3">options</text:span>[<text:span text:style-name="T5">'rounding'</text:span>] = <text:span text:style-name="T1">$this</text:span>-&gt;<text:span text:style-name="T3">additionalData</text:span>[<text:span text:style-name="T5">'chartOptions'</text:span>][<text:span text:style-name="T5">'round'</text:span>];</text:p>
      <text:p text:style-name="P1">} <text:span text:style-name="T7">elseif</text:span> (<text:span text:style-name="T6">isset</text:span>(<text:span text:style-name="T1">$this</text:span>-&gt;<text:span text:style-name="T3">additionalData</text:span>[<text:span text:style-name="T5">'chartDefaults'</text:span>][<text:span text:style-name="T5">'round'</text:span>])) { <text:span text:style-name="T8">// Look For a Default Option Configuration</text:span></text:p>
      <text:p text:style-name="P1"><text:span text:style-name="T1">$this</text:span>-&gt;<text:span text:style-name="T3">options</text:span>[<text:span text:style-name="T5">'rounding'</text:span>] = <text:span text:style-name="T1">$this</text:span>-&gt;<text:span text:style-name="T3">additionalData</text:span>[<text:span text:style-name="T5">'chartDefaults'</text:span>][<text:span text:style-name="T5">'round'</text:span>];</text:p>
      <text:p text:style-name="P1">}</text:p>
      <text:p text:style-name="P4"/>
      <text:p text:style-name="P1"><text:span text:style-name="T7">if</text:span> (<text:span text:style-name="T6">isset</text:span>(<text:span text:style-name="T1">$this</text:span>-&gt;<text:span text:style-name="T3">additionalData</text:span>[<text:span text:style-name="T5">'chartOptions'</text:span>][<text:span text:style-name="T5">'nvalue'</text:span>])) {</text:p>
      <text:p text:style-name="P1"><text:span text:style-name="T1">$this</text:span>-&gt;<text:span text:style-name="T3">options</text:span>[<text:span text:style-name="T5">'nvalue'</text:span>] = <text:span text:style-name="T1">$this</text:span>-&gt;<text:span text:style-name="T3">additionalData</text:span>[<text:span text:style-name="T5">'chartOptions'</text:span>][<text:span text:style-name="T5">'nvalue'</text:span>];</text:p>
      <text:p text:style-name="P1">} <text:span text:style-name="T7">elseif</text:span> (<text:span text:style-name="T6">isset</text:span>(<text:span text:style-name="T1">$this</text:span>-&gt;<text:span text:style-name="T3">additionalData</text:span>[<text:span text:style-name="T5">'chartDefaults'</text:span>][<text:span text:style-name="T5">'nvalue'</text:span>])) { <text:span text:style-name="T8">// Look For a Default Option Configuration</text:span></text:p>
      <text:p text:style-name="P1"><text:span text:style-name="T1">$this</text:span>-&gt;<text:span text:style-name="T3">options</text:span>[<text:span text:style-name="T5">'nvalue'</text:span>] = <text:span text:style-name="T1">$this</text:span>-&gt;<text:span text:style-name="T3">additionalData</text:span>[<text:span text:style-name="T5">'chartDefaults'</text:span>][<text:span text:style-name="T5">'nvalue'</text:span>];</text:p>
      <text:p text:style-name="P1">}</text:p>
      <text:p text:style-name="P4"/>
      <text:p text:style-name="P1"><text:span text:style-name="T1">$this</text:span>-&gt;<text:span text:style-name="T6">applyOption</text:span>(<text:span text:style-name="T5">'colour'</text:span>, <text:span text:style-name="T5">'colour'</text:span>, <text:span text:style-name="T1">$this</text:span>-&gt;<text:span text:style-name="T3">additionalData</text:span>, <text:span text:style-name="T1">$this</text:span>-&gt;<text:span text:style-name="T3">options</text:span>, <text:span text:style-name="T1">true</text:span>);</text:p>
      <text:p text:style-name="P1"><text:span text:style-name="T1">$this</text:span>-&gt;<text:span text:style-name="T6">applyOption</text:span>(<text:span text:style-name="T5">'fontcolour'</text:span>, <text:span text:style-name="T5">'fontcolour'</text:span>, <text:span text:style-name="T1">$this</text:span>-&gt;<text:span text:style-name="T3">additionalData</text:span>, <text:span text:style-name="T1">$this</text:span>-&gt;<text:span text:style-name="T3">options</text:span>, <text:span text:style-name="T1">true</text:span>);</text:p>
      <text:p text:style-name="P1"><text:span text:style-name="T1">$this</text:span>-&gt;<text:span text:style-name="T6">applyOption</text:span>(<text:span text:style-name="T5">'yaxismin'</text:span>, <text:span text:style-name="T5">'y-axismin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6">applyOption</text:span>(<text:span text:style-name="T5">'yaxismax'</text:span>, <text:span text:style-name="T5">'y-axismax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6">applyOption</text:span>(<text:span text:style-name="T5">'monthsBack'</text:span>, <text:span text:style-name="T5">'monthsBack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6">applyOption</text:span>(<text:span text:style-name="T5">'period'</text:span>, <text:span text:style-name="T5">'period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6">applyOption</text:span>(<text:span text:style-name="T5">'paletteColors'</text:span>, <text:span text:style-name="T5">'paletteColors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6">applyOption</text:span>(<text:span text:style-name="T5">'headerbg'</text:span>, <text:span text:style-name="T5">'headerbg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6">applyOption</text:span>(<text:span text:style-name="T5">'headerfontcolor'</text:span>, <text:span text:style-name="T5">'headerfontcolor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6">applyOption</text:span>(<text:span text:style-name="T5">'q1DemographicUppercase'</text:span>, <text:span text:style-name="T5">'q1DemographicUppercase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6">applyOption</text:span>(<text:span text:style-name="T5">'customHeaders'</text:span>, <text:span text:style-name="T5">'customHeaders'</text:span>, <text:span text:style-name="T1">$this</text:span>-&gt;<text:span text:style-name="T3">additionalData</text:span>, <text:span text:style-name="T1">$this</text:span>-&gt;<text:span text:style-name="T3">options</text:span>);</text:p>
      <text:p text:style-name="P5"/>
      <text:p text:style-name="P1"><text:span text:style-name="T3">$headers</text:span> = <text:span text:style-name="T6">array</text:span>();</text:p>
      <text:p text:style-name="P1"><text:span text:style-name="T3">$headerbg</text:span> = <text:span text:style-name="T5">""</text:span>;</text:p>
      <text:p text:style-name="P1"><text:span text:style-name="T3">$headerfontcolor</text:span> = <text:span text:style-name="T5">"#000000"</text:span>;</text:p>
      <text:p text:style-name="P1"><text:span text:style-name="T3">$q1DemographicUppercase</text:span> = <text:span text:style-name="T5">""</text:span>;</text:p>
      <text:p text:style-name="P1"><text:span text:style-name="T3">$q2DemographicUppercase</text:span> = <text:span text:style-name="T5">""</text:span>;</text:p>
      <text:p text:style-name="P1"><text:span text:style-name="T3">$q3DemographicUppercase</text:span> = <text:span text:style-name="T5">""</text:span>;</text:p>
      <text:p text:style-name="P1"><text:span text:style-name="T3">$class</text:span> = <text:span text:style-name="T5">''</text:span>;</text:p>
      <text:p text:style-name="P1"><text:span text:style-name="T3">$html</text:span> = <text:span text:style-name="T5">''</text:span>;</text:p>
      <text:p text:style-name="P4"/>
      <text:p text:style-name="P1"><text:span text:style-name="T3">$customHeadersArray</text:span> = [];</text:p>
      <text:p text:style-name="P1"><text:span text:style-name="T7">if</text:span> (<text:span text:style-name="T6">trim</text:span>(<text:span text:style-name="T1">$this</text:span>-&gt;<text:span text:style-name="T3">options</text:span>[<text:span text:style-name="T5">'customHeaders'</text:span>]) != <text:span text:style-name="T5">""</text:span>) {</text:p>
      <text:p text:style-name="P1"><text:span text:style-name="T3">$customHeadersArray</text:span> = <text:span text:style-name="T6">array_slice</text:span>(<text:span text:style-name="T6">explode</text:span>(<text:span text:style-name="T5">","</text:span>, <text:span text:style-name="T1">$this</text:span>-&gt;<text:span text:style-name="T3">options</text:span>[<text:span text:style-name="T5">'customHeaders'</text:span>]), <text:span text:style-name="T4">0</text:span>, <text:span text:style-name="T4">5</text:span>);</text:p>
      <text:p text:style-name="P1">}</text:p>
      <text:p text:style-name="P4"><text:soft-page-break/></text:p>
      <text:p text:style-name="P1"><text:span text:style-name="T7">if</text:span> (<text:span text:style-name="T6">count</text:span>(<text:span text:style-name="T3">$customHeadersArray</text:span>) == <text:span text:style-name="T4">3</text:span>) {</text:p>
      <text:p text:style-name="P1"><text:span text:style-name="T3">$customHeadersArray</text:span>[] = <text:span text:style-name="T5">"Comment"</text:span>;</text:p>
      <text:p text:style-name="P1"><text:span text:style-name="T3">$customHeadersArray</text:span>[] = <text:span text:style-name="T5">"Q1 Score"</text:span>;</text:p>
      <text:p text:style-name="P1">}</text:p>
      <text:p text:style-name="P1"><text:span text:style-name="T7">if</text:span> (<text:span text:style-name="T1">$this</text:span>-&gt;<text:span text:style-name="T3">options</text:span>[<text:span text:style-name="T5">'headerbg'</text:span>] != <text:span text:style-name="T5">""</text:span>) {</text:p>
      <text:p text:style-name="P1"><text:span text:style-name="T3">$headerbg</text:span> = <text:span text:style-name="T5">"bgcolor='"</text:span>.<text:span text:style-name="T1">$this</text:span>-&gt;<text:span text:style-name="T3">options</text:span>[<text:span text:style-name="T5">'headerbg'</text:span>].<text:span text:style-name="T5">"'"</text:span>;</text:p>
      <text:p text:style-name="P1">}</text:p>
      <text:p text:style-name="P1"><text:span text:style-name="T7">if</text:span> (<text:span text:style-name="T1">$this</text:span>-&gt;<text:span text:style-name="T3">options</text:span>[<text:span text:style-name="T5">'headerfontcolor'</text:span>] != <text:span text:style-name="T5">""</text:span>) {</text:p>
      <text:p text:style-name="P1"><text:span text:style-name="T3">$headerfontcolor</text:span> = <text:span text:style-name="T1">$this</text:span>-&gt;<text:span text:style-name="T3">options</text:span>[<text:span text:style-name="T5">'headerfontcolor'</text:span>];</text:p>
      <text:p text:style-name="P1">}</text:p>
      <text:p text:style-name="P1"><text:span text:style-name="T7">if</text:span> (<text:span text:style-name="T1">$this</text:span>-&gt;<text:span text:style-name="T3">options</text:span>[<text:span text:style-name="T5">'q1DemographicUppercase'</text:span>] != <text:span text:style-name="T5">"No"</text:span>) {</text:p>
      <text:p text:style-name="P1"><text:span text:style-name="T3">$q1DemographicUppercase</text:span> = <text:span text:style-name="T1">$this</text:span>-&gt;<text:span text:style-name="T3">options</text:span>[<text:span text:style-name="T5">'q1DemographicUppercase'</text:span>];</text:p>
      <text:p text:style-name="P1">}</text:p>
      <text:p text:style-name="P1"><text:span text:style-name="T3">$htmlheaders</text:span> = <text:span text:style-name="T6">array</text:span>();</text:p>
      <text:p text:style-name="P1"><text:span text:style-name="T3">$dataGrid</text:span> = <text:span text:style-name="T6">array</text:span>();</text:p>
      <text:p text:style-name="P1"><text:span text:style-name="T3">$headers_check</text:span> = <text:span text:style-name="T6">array</text:span>();</text:p>
      <text:p text:style-name="P1"><text:span text:style-name="T7">foreach</text:span> (<text:span text:style-name="T1">$this</text:span>-&gt;<text:span text:style-name="T3">additionalData</text:span>[<text:span text:style-name="T5">'chartaxisselection'</text:span>] as <text:span text:style-name="T3">$selection</text:span>) {</text:p>
      <text:p text:style-name="P1"><text:span text:style-name="T3">$checkselection</text:span> = <text:span text:style-name="T3">$selection</text:span> - <text:span text:style-name="T4">1</text:span>;</text:p>
      <text:p text:style-name="P1"><text:span text:style-name="T7">foreach</text:span> (<text:span text:style-name="T1">$this</text:span>-&gt;<text:span text:style-name="T3">additionalData</text:span>[<text:span text:style-name="T5">'gridselection'</text:span>] as <text:span text:style-name="T3">$key</text:span> =&gt; <text:span text:style-name="T3">$headersel</text:span>) {</text:p>
      <text:p text:style-name="P1"><text:span text:style-name="T7">if</text:span> (<text:span text:style-name="T3">$key</text:span> == <text:span text:style-name="T3">$checkselection</text:span>) {</text:p>
      <text:p text:style-name="P1"><text:span text:style-name="T6">array_push</text:span>(<text:span text:style-name="T3">$headers_check</text:span>, <text:span text:style-name="T6">ucwords</text:span>(<text:span text:style-name="T3">$headersel</text:span>[<text:span text:style-name="T4">0</text:span>]));</text:p>
      <text:p text:style-name="P1">}</text:p>
      <text:p text:style-name="P1">}</text:p>
      <text:p text:style-name="P1">}</text:p>
      <text:p text:style-name="P1"><text:span text:style-name="T3">$additional_headers</text:span> = <text:span text:style-name="T6">array</text:span>();</text:p>
      <text:p text:style-name="P1"><text:span text:style-name="T3">$additional_headers</text:span> = [<text:span text:style-name="T5">"Comment"</text:span>, <text:span text:style-name="T5">"Q1 Score"</text:span>,];</text:p>
      <text:p text:style-name="P1"><text:span text:style-name="T7">foreach</text:span> (<text:span text:style-name="T3">$additional_headers</text:span> as <text:span text:style-name="T3">$value</text:span>) {</text:p>
      <text:p text:style-name="P1"><text:span text:style-name="T6">array_push</text:span>(<text:span text:style-name="T3">$headers_check</text:span>, <text:span text:style-name="T3">$value</text:span>);</text:p>
      <text:p text:style-name="P1">}</text:p>
      <text:p text:style-name="P1"><text:span text:style-name="T3">$dataGrid</text:span>[<text:span text:style-name="T5">'header'</text:span>] = <text:span text:style-name="T3">$headers_check</text:span>;</text:p>
      <text:p text:style-name="P1"><text:span text:style-name="T7">if</text:span> (<text:span text:style-name="T6">count</text:span>(<text:span text:style-name="T3">$headers_check</text:span>) != <text:span text:style-name="T4">5</text:span>) {</text:p>
      <text:p text:style-name="P1"><text:span text:style-name="T3">$dataGrid</text:span>[<text:span text:style-name="T5">'header'</text:span>] = <text:span text:style-name="T6">array</text:span>(<text:span text:style-name="T5">"Demographic"</text:span>,<text:span text:style-name="T5">"Freetext"</text:span>, <text:span text:style-name="T5">"Q1 Rating"</text:span>,<text:span text:style-name="T5">"Comment"</text:span>, <text:span text:style-name="T5">"Q1 Score"</text:span>);</text:p>
      <text:p text:style-name="P1">}</text:p>
      <text:p text:style-name="P4"/>
      <text:p text:style-name="P1"><text:span text:style-name="T7">if</text:span> (<text:span text:style-name="T6">count</text:span>(<text:span text:style-name="T3">$customHeadersArray</text:span>) &gt;= <text:span text:style-name="T4">4</text:span>) {</text:p>
      <text:p text:style-name="P1"><text:span text:style-name="T3">$customHeadersArray</text:span> = <text:span text:style-name="T6">array_pad</text:span>(<text:span text:style-name="T3">$customHeadersArray</text:span>, <text:span text:style-name="T4">5</text:span>, <text:span text:style-name="T5">""</text:span>);</text:p>
      <text:p text:style-name="P1"><text:span text:style-name="T3">$dataGrid</text:span>[<text:span text:style-name="T5">'header'</text:span>] = <text:span text:style-name="T3">$customHeadersArray</text:span>;</text:p>
      <text:p text:style-name="P1">}</text:p>
      <text:p text:style-name="P4"/>
      <text:p text:style-name="P1"><text:span text:style-name="T3">$html</text:span> .= <text:span text:style-name="T5">'&lt;div class="table-responsive"&gt;'</text:span>;</text:p>
      <text:p text:style-name="P1"><text:span text:style-name="T3">$html</text:span> .= <text:span text:style-name="T5">'&lt;table id="abChartTable-'</text:span>.<text:span text:style-name="T3">$analyticsChartID</text:span>.<text:span text:style-name="T5">'" class="table table-bordered table-hover table-green"&gt;'</text:span>;</text:p>
      <text:p text:style-name="P1"><text:span text:style-name="T3">$html</text:span> .= <text:span text:style-name="T5">'&lt;thead&gt;&lt;tr '</text:span>.<text:span text:style-name="T3">$headerbg</text:span>.<text:span text:style-name="T5">' &gt;'</text:span>;</text:p>
      <text:p text:style-name="P1"><text:span text:style-name="T7">foreach</text:span> (<text:span text:style-name="T3">$dataGrid</text:span>[<text:span text:style-name="T5">'header'</text:span>] as <text:span text:style-name="T3">$value</text:span>) {</text:p>
      <text:p text:style-name="P1"><text:span text:style-name="T3">$html</text:span> .= <text:span text:style-name="T5">'&lt;td&gt;&lt;b&gt;&lt;span style="color: '</text:span>.<text:span text:style-name="T3">$headerfontcolor</text:span>.<text:span text:style-name="T5">'"&gt;'</text:span>.<text:span text:style-name="T6">ucwords</text:span>(<text:span text:style-name="T3">$value</text:span>).<text:span text:style-name="T5">'&lt;/span&gt;&lt;/b&gt;&lt;/td&gt;'</text:span>;</text:p>
      <text:p text:style-name="P1"><text:soft-page-break/><text:span text:style-name="T3">$dataGrid</text:span>[<text:span text:style-name="T5">"header"</text:span>][] = <text:span text:style-name="T6">ucwords</text:span>(<text:span text:style-name="T3">$value</text:span>);</text:p>
      <text:p text:style-name="P1">}</text:p>
      <text:p text:style-name="P1"><text:span text:style-name="T3">$html</text:span> .= <text:span text:style-name="T5">'&lt;/tr&gt;&lt;/thead&gt;&lt;tbody&gt;'</text:span>;</text:p>
      <text:p text:style-name="P4"/>
      <text:p text:style-name="P1"><text:span text:style-name="T7">foreach</text:span> (<text:span text:style-name="T3">$formattedArray</text:span> as <text:span text:style-name="T3">$key</text:span> =&gt; <text:span text:style-name="T3">$dataObject</text:span>) {</text:p>
      <text:p text:style-name="P1"><text:span text:style-name="T3">$data</text:span> = <text:span text:style-name="T6">array</text:span>();</text:p>
      <text:p text:style-name="P1"><text:span text:style-name="T3">$html</text:span> .= <text:span text:style-name="T5">'&lt;tr&gt;'</text:span>;</text:p>
      <text:p text:style-name="P1"><text:span text:style-name="T3">$demographics</text:span> = <text:span text:style-name="T6">explode</text:span>(<text:span text:style-name="T5">"##"</text:span>, <text:span text:style-name="T3">$key</text:span>);</text:p>
      <text:p text:style-name="P1"><text:span text:style-name="T7">foreach</text:span> (<text:span text:style-name="T3">$demographics</text:span> as <text:span text:style-name="T3">$pos</text:span> =&gt; <text:span text:style-name="T3">$text</text:span>) {</text:p>
      <text:p text:style-name="P1"><text:span text:style-name="T7">if</text:span> (!<text:span text:style-name="T6">empty</text:span>(<text:span text:style-name="T3">$text</text:span>)) {</text:p>
      <text:p text:style-name="P1"><text:span text:style-name="T7">if</text:span> (<text:span text:style-name="T3">$pos</text:span> != <text:span text:style-name="T4">3</text:span>) {</text:p>
      <text:p text:style-name="P1"><text:span text:style-name="T7">if</text:span> ((<text:span text:style-name="T3">$pos</text:span> == <text:span text:style-name="T4">0</text:span> &amp;&amp; <text:span text:style-name="T3">$q1DemographicUppercase</text:span> ==<text:span text:style-name="T5">"Yes"</text:span>)) {</text:p>
      <text:p text:style-name="P1"><text:span text:style-name="T3">$html</text:span> .= <text:span text:style-name="T5">'&lt;td&gt;'</text:span>.<text:span text:style-name="T6">strtoupper</text:span>(<text:span text:style-name="T3">$text</text:span>).<text:span text:style-name="T5">'&lt;/td&gt;'</text:span>;</text:p>
      <text:p text:style-name="P1"><text:span text:style-name="T3">$data</text:span>[] = <text:span text:style-name="T6">strtoupper</text:span>(<text:span text:style-name="T3">$text</text:span>);</text:p>
      <text:p text:style-name="P1">} <text:span text:style-name="T7">else</text:span> {</text:p>
      <text:p text:style-name="P1"><text:span text:style-name="T3">$html</text:span> .= <text:span text:style-name="T5">'&lt;td&gt;'</text:span>.<text:span text:style-name="T6">ucwords</text:span>(<text:span text:style-name="T3">$text</text:span>).<text:span text:style-name="T5">'&lt;/td&gt;'</text:span>;</text:p>
      <text:p text:style-name="P1"><text:span text:style-name="T3">$data</text:span>[] = <text:span text:style-name="T6">ucwords</text:span>(<text:span text:style-name="T3">$text</text:span>);</text:p>
      <text:p text:style-name="P1">}</text:p>
      <text:p text:style-name="P1">} <text:span text:style-name="T7">else</text:span> {</text:p>
      <text:p text:style-name="P1"><text:span text:style-name="T3">$html</text:span> .= <text:span text:style-name="T5">'&lt;td&gt;'</text:span>.<text:span text:style-name="T3">$text</text:span>.<text:span text:style-name="T5">'&lt;/td&gt;'</text:span>;</text:p>
      <text:p text:style-name="P1"><text:span text:style-name="T3">$data</text:span>[] = <text:span text:style-name="T3">$text</text:span>;</text:p>
      <text:p text:style-name="P1">}</text:p>
      <text:p text:style-name="P1">} <text:span text:style-name="T7">else</text:span> {</text:p>
      <text:p text:style-name="P1"><text:span text:style-name="T3">$html</text:span> .= <text:span text:style-name="T5">'&lt;td&gt;&amp;nbsp;&lt;/td&gt;'</text:span>;</text:p>
      <text:p text:style-name="P1"><text:span text:style-name="T3">$data</text:span>[] = <text:span text:style-name="T5">""</text:span>;</text:p>
      <text:p text:style-name="P1">}</text:p>
      <text:p text:style-name="P1">}</text:p>
      <text:p text:style-name="P1"><text:span text:style-name="T3">$html</text:span> .=<text:span text:style-name="T5">'&lt;/tr&gt;'</text:span>;</text:p>
      <text:p text:style-name="P1"><text:span text:style-name="T3">$dataGrid</text:span>[] = <text:span text:style-name="T3">$data</text:span>;</text:p>
      <text:p text:style-name="P1">}</text:p>
      <text:p text:style-name="P1"><text:span text:style-name="T3">$html</text:span> .= <text:span text:style-name="T5">'&lt;/tbody&gt;&lt;/table&gt;&lt;/div&gt;'</text:span>;</text:p>
      <text:p text:style-name="P1"><text:span text:style-name="T7">if</text:span> (<text:span text:style-name="T6">isset</text:span>(<text:span text:style-name="T3">$additionalData</text:span>[<text:span text:style-name="T5">'exportMode'</text:span>]) &amp;&amp; <text:span text:style-name="T3">$additionalData</text:span>[<text:span text:style-name="T5">'exportMode'</text:span>] == <text:span text:style-name="T5">'dataTable'</text:span>) {</text:p>
      <text:p text:style-name="P3">//return ($this-&gt;toHTMLTable($formattedArray));</text:p>
      <text:p text:style-name="P1"><text:span text:style-name="T7">return</text:span> <text:span text:style-name="T3">$dataGrid</text:span>;</text:p>
      <text:p text:style-name="P1">}</text:p>
      <text:p text:style-name="P1"><text:span text:style-name="T7">return</text:span> <text:span text:style-name="T3">$html</text:span>;</text:p>
      <text:p text:style-name="P4"/>
      <text:p text:style-name="P3">//return json_encode($this-&gt;toHTMLTable($formattedArray));</text:p>
      <text:p text:style-name="P3">//return ($this-&gt;toHTMLTable($formattedArray));</text:p>
      <text:p text:style-name="P1">}</text:p>
      <text:p text:style-name="P4"/>
      <text:p text:style-name="P1"><text:span text:style-name="T1">public</text:span> <text:span text:style-name="T1">function</text:span> <text:span text:style-name="T6">toHTMLTable</text:span>(<text:span text:style-name="T3">$formattedArray</text:span>)</text:p>
      <text:p text:style-name="P1">{</text:p>
      <text:p text:style-name="P1"><text:span text:style-name="T3">$dataGrid</text:span> = <text:span text:style-name="T6">array</text:span>();</text:p>
      <text:p text:style-name="P1"><text:span text:style-name="T3">$headers</text:span> = <text:span text:style-name="T6">array</text:span>();</text:p>
      <text:p text:style-name="P1"><text:span text:style-name="T3">$class</text:span> = <text:span text:style-name="T5">''</text:span>;</text:p>
      <text:p text:style-name="P4"/>
      <text:p text:style-name="P1"><text:soft-page-break/><text:span text:style-name="T3">$headers_check</text:span> = <text:span text:style-name="T6">array</text:span>();</text:p>
      <text:p text:style-name="P1"><text:span text:style-name="T7">foreach</text:span> (<text:span text:style-name="T1">$this</text:span>-&gt;<text:span text:style-name="T3">additionalData</text:span>[<text:span text:style-name="T5">'chartaxisselection'</text:span>] as <text:span text:style-name="T3">$selection</text:span>) {</text:p>
      <text:p text:style-name="P1"><text:span text:style-name="T3">$checkselection</text:span> = <text:span text:style-name="T3">$selection</text:span> - <text:span text:style-name="T4">1</text:span>;</text:p>
      <text:p text:style-name="P1"><text:span text:style-name="T7">foreach</text:span> (<text:span text:style-name="T1">$this</text:span>-&gt;<text:span text:style-name="T3">additionalData</text:span>[<text:span text:style-name="T5">'gridselection'</text:span>] as <text:span text:style-name="T3">$key</text:span> =&gt; <text:span text:style-name="T3">$headersel</text:span>) {</text:p>
      <text:p text:style-name="P1"><text:span text:style-name="T7">if</text:span> (<text:span text:style-name="T3">$key</text:span> == <text:span text:style-name="T3">$checkselection</text:span>) {</text:p>
      <text:p text:style-name="P1"><text:span text:style-name="T6">array_push</text:span>(<text:span text:style-name="T3">$headers_check</text:span>, <text:span text:style-name="T6">ucwords</text:span>(<text:span text:style-name="T3">$headersel</text:span>[<text:span text:style-name="T4">0</text:span>]));</text:p>
      <text:p text:style-name="P1">}</text:p>
      <text:p text:style-name="P1">}</text:p>
      <text:p text:style-name="P1">}</text:p>
      <text:p text:style-name="P1"><text:span text:style-name="T3">$additional_headers</text:span> = <text:span text:style-name="T6">array</text:span>();</text:p>
      <text:p text:style-name="P1"><text:span text:style-name="T3">$additional_headers</text:span> = [<text:span text:style-name="T5">"Comment"</text:span>, <text:span text:style-name="T5">"Q1 Score"</text:span>, <text:span text:style-name="T5">"Q2 Score"</text:span>, <text:span text:style-name="T5">"Q3 Score"</text:span>];</text:p>
      <text:p text:style-name="P1"><text:span text:style-name="T7">foreach</text:span> (<text:span text:style-name="T3">$additional_headers</text:span> as <text:span text:style-name="T3">$value</text:span>) {</text:p>
      <text:p text:style-name="P1"><text:span text:style-name="T6">array_push</text:span>(<text:span text:style-name="T3">$headers_check</text:span>, <text:span text:style-name="T3">$value</text:span>);</text:p>
      <text:p text:style-name="P1">}</text:p>
      <text:p text:style-name="P4"/>
      <text:p text:style-name="P1"><text:span text:style-name="T3">$dataGrid</text:span>[<text:span text:style-name="T5">'header'</text:span>] = <text:span text:style-name="T3">$headers_check</text:span>;</text:p>
      <text:p text:style-name="P4"/>
      <text:p text:style-name="P1"><text:span text:style-name="T7">foreach</text:span> (<text:span text:style-name="T3">$formattedArray</text:span> as <text:span text:style-name="T3">$key</text:span> =&gt; <text:span text:style-name="T3">$dataObject</text:span>) {</text:p>
      <text:p text:style-name="P1"><text:span text:style-name="T3">$demographics</text:span> = <text:span text:style-name="T6">explode</text:span>(<text:span text:style-name="T5">"##"</text:span>, <text:span text:style-name="T3">$key</text:span>);</text:p>
      <text:p text:style-name="P1"><text:span text:style-name="T3">$data</text:span> = <text:span text:style-name="T6">array</text:span>();</text:p>
      <text:p text:style-name="P4"/>
      <text:p text:style-name="P1"><text:span text:style-name="T7">foreach</text:span> (<text:span text:style-name="T3">$demographics</text:span> as <text:span text:style-name="T3">$demo</text:span>) {</text:p>
      <text:p text:style-name="P1"><text:span text:style-name="T3">$data</text:span>[] = <text:span text:style-name="T3">$demo</text:span>;</text:p>
      <text:p text:style-name="P1">}</text:p>
      <text:p text:style-name="P1"><text:span text:style-name="T3">$dataGrid</text:span>[] = <text:span text:style-name="T3">$data</text:span>;</text:p>
      <text:p text:style-name="P1">}</text:p>
      <text:p text:style-name="P1"><text:span text:style-name="T7">return</text:span> (<text:span text:style-name="T3">$dataGrid</text:span>);</text:p>
      <text:p text:style-name="P1">}</text:p>
      <text:p text:style-name="P1">}</text:p>
      <text:p text:style-name="P1"/>
      <text:p text:style-name="Standard"/>
      <text:p text:style-name="P7"/>
      <text:p text:style-name="P2">&lt;?php</text:p>
      <text:p text:style-name="P4"/>
      <text:p text:style-name="P1"><text:span text:style-name="T1">namespace</text:span> <text:span text:style-name="T2">App\Models\AnalyticsBuilder\chartModules\Verbatim_Grid</text:span>;</text:p>
      <text:p text:style-name="P4"/>
      <text:p text:style-name="P1"><text:span text:style-name="T1">use</text:span> App\Models\AnalyticsBuilder\chartModules\<text:span text:style-name="T2">ChartObject</text:span>;</text:p>
      <text:p text:style-name="P1"><text:span text:style-name="T1">use</text:span> App\Models\AnalyticsBuilder\<text:span text:style-name="T2">Participant</text:span>;</text:p>
      <text:p text:style-name="P1"><text:span text:style-name="T1">use</text:span> App\Models\AnalyticsBuilder\<text:span text:style-name="T2">QA</text:span>;</text:p>
      <text:p text:style-name="P1"><text:span text:style-name="T1">use</text:span> App\Models\AnalyticsBuilder\<text:span text:style-name="T2">Question</text:span>;</text:p>
      <text:p text:style-name="P1"><text:span text:style-name="T1">use</text:span> App\Models\AnalyticsBuilder\<text:span text:style-name="T2">GroupParam</text:span>;</text:p>
      <text:p text:style-name="P4"/>
      <text:p text:style-name="P1"><text:span text:style-name="T1">class</text:span> <text:span text:style-name="T2">VerbatimGrid</text:span> <text:span text:style-name="T1">extends</text:span> <text:span text:style-name="T2">ChartObject</text:span></text:p>
      <text:p text:style-name="P1">{</text:p>
      <text:p text:style-name="P1"><text:span text:style-name="T1">private</text:span> <text:span text:style-name="T3">$avgRating</text:span> = <text:span text:style-name="T6">array</text:span>();</text:p>
      <text:p text:style-name="P1"><text:span text:style-name="T1">private</text:span> <text:span text:style-name="T3">$sampleSize</text:span> = <text:span text:style-name="T6">array</text:span>();</text:p>
      <text:p text:style-name="P1"><text:span text:style-name="T1">private</text:span> <text:span text:style-name="T3">$avgRefArray</text:span> = <text:span text:style-name="T6">array</text:span>();</text:p>
      <text:p text:style-name="P1"><text:span text:style-name="T1">private</text:span> <text:span text:style-name="T3">$categories</text:span> = <text:span text:style-name="T6">array</text:span>();</text:p>
      <text:p text:style-name="P1"><text:soft-page-break/><text:span text:style-name="T1">private</text:span> <text:span text:style-name="T3">$totalRating</text:span> = <text:span text:style-name="T4">0</text:span>;</text:p>
      <text:p text:style-name="P1"><text:span text:style-name="T1">private</text:span> <text:span text:style-name="T3">$totalSampleSize</text:span> = <text:span text:style-name="T4">0</text:span>;</text:p>
      <text:p text:style-name="P1"><text:span text:style-name="T1">private</text:span> <text:span text:style-name="T3">$totalLowest</text:span> = <text:span text:style-name="T1">null</text:span>;</text:p>
      <text:p text:style-name="P1"><text:span text:style-name="T1">private</text:span> <text:span text:style-name="T3">$options</text:span> = <text:span text:style-name="T6">array</text:span>(</text:p>
      <text:p text:style-name="P1"><text:span text:style-name="T5">"rounding"</text:span> =&gt; <text:span text:style-name="T4">0</text:span>, <text:span text:style-name="T5">"colour"</text:span> =&gt; <text:span text:style-name="T5">""</text:span>, <text:span text:style-name="T5">"fontcolour"</text:span> =&gt; <text:span text:style-name="T5">""</text:span>, <text:span text:style-name="T5">"yaxismin"</text:span> =&gt; <text:span text:style-name="T4">0</text:span>, <text:span text:style-name="T5">"yaxismax"</text:span> =&gt; <text:span text:style-name="T4">10</text:span>, <text:span text:style-name="T5">"nvalue"</text:span> =&gt; <text:span text:style-name="T5">"Yes"</text:span>, <text:span text:style-name="T5">"monthsBack"</text:span> =&gt; <text:span text:style-name="T5">"All"</text:span>, <text:span text:style-name="T5">"period"</text:span> =&gt; <text:span text:style-name="T5">"months"</text:span>, <text:span text:style-name="T5">"paletteColors"</text:span> =&gt; <text:span text:style-name="T5">""</text:span>, <text:span text:style-name="T5">"headerbg"</text:span> =&gt; <text:span text:style-name="T5">""</text:span>, <text:span text:style-name="T5">"headerfontcolor"</text:span> =&gt; <text:span text:style-name="T5">"#000000"</text:span>, <text:span text:style-name="T5">"q1DemographicUppercase"</text:span> =&gt; <text:span text:style-name="T5">"No"</text:span>, <text:span text:style-name="T5">"q2DemographicUppercase"</text:span> =&gt; <text:span text:style-name="T5">"No"</text:span>, <text:span text:style-name="T5">"q3DemographicUppercase"</text:span> =&gt; <text:span text:style-name="T5">"No"</text:span>, <text:span text:style-name="T5">"customHeaders"</text:span> =&gt; <text:span text:style-name="T5">""</text:span></text:p>
      <text:p text:style-name="P1">);</text:p>
      <text:p text:style-name="P1"><text:span text:style-name="T1">private</text:span> <text:span text:style-name="T3">$additionalData</text:span> = <text:span text:style-name="T6">array</text:span>();</text:p>
      <text:p text:style-name="P1"><text:span text:style-name="T1">private</text:span> <text:span text:style-name="T3">$monthsSelection</text:span> = <text:span text:style-name="T6">array</text:span>();</text:p>
      <text:p text:style-name="P1"><text:span text:style-name="T1">private</text:span> <text:span text:style-name="T3">$sortedParent</text:span> = <text:span text:style-name="T6">array</text:span>();</text:p>
      <text:p text:style-name="P1"><text:span text:style-name="T1">private</text:span> <text:span text:style-name="T3">$sortedChild</text:span> = <text:span text:style-name="T6">array</text:span>();</text:p>
      <text:p text:style-name="P1"><text:span text:style-name="T1">private</text:span> <text:span text:style-name="T3">$lowestRating</text:span> = <text:span text:style-name="T6">array</text:span>();</text:p>
      <text:p text:style-name="P1"><text:span text:style-name="T1">private</text:span> <text:span text:style-name="T3">$mainCategoryRating</text:span> = <text:span text:style-name="T6">array</text:span>();</text:p>
      <text:p text:style-name="P1"><text:span text:style-name="T1">private</text:span> <text:span text:style-name="T3">$mainCategorySampleSize</text:span> = <text:span text:style-name="T6">array</text:span>();</text:p>
      <text:p text:style-name="P1"><text:span text:style-name="T1">private</text:span> <text:span text:style-name="T3">$mainCategoryLowest</text:span> = <text:span text:style-name="T6">array</text:span>();</text:p>
      <text:p text:style-name="P1"><text:span text:style-name="T1">private</text:span> <text:span text:style-name="T3">$questions</text:span> = <text:span text:style-name="T6">array</text:span>();</text:p>
      <text:p text:style-name="P1"><text:span text:style-name="T1">private</text:span> <text:span text:style-name="T3">$results</text:span> = <text:span text:style-name="T6">array</text:span>();</text:p>
      <text:p text:style-name="P4"/>
      <text:p text:style-name="P1"><text:span text:style-name="T1">public</text:span> <text:span text:style-name="T1">function</text:span> <text:span text:style-name="T6">toJSON</text:span>(<text:span text:style-name="T3">$analyticsChartID</text:span>,<text:span text:style-name="T3"> $formattedArray</text:span>,<text:span text:style-name="T3"> $caption</text:span>,<text:span text:style-name="T3"> $dataItems</text:span>,<text:span text:style-name="T3"> $switch</text:span> = <text:span text:style-name="T1">false</text:span>,<text:span text:style-name="T3"> $additionalData</text:span> = <text:span text:style-name="T6">array</text:span>())</text:p>
      <text:p text:style-name="P1">{</text:p>
      <text:p text:style-name="P1"><text:span text:style-name="T1">$this</text:span>-&gt;<text:span text:style-name="T3">additionalData</text:span> = <text:span text:style-name="T3">$additionalData</text:span>;</text:p>
      <text:p text:style-name="P4"/>
      <text:p text:style-name="P1"><text:span text:style-name="T7">if</text:span> (<text:span text:style-name="T6">isset</text:span>(<text:span text:style-name="T1">$this</text:span>-&gt;<text:span text:style-name="T3">additionalData</text:span>[<text:span text:style-name="T5">'chartOptions'</text:span>][<text:span text:style-name="T5">'round'</text:span>])) {</text:p>
      <text:p text:style-name="P1"><text:span text:style-name="T1">$this</text:span>-&gt;<text:span text:style-name="T3">options</text:span>[<text:span text:style-name="T5">'rounding'</text:span>] = <text:span text:style-name="T1">$this</text:span>-&gt;<text:span text:style-name="T3">additionalData</text:span>[<text:span text:style-name="T5">'chartOptions'</text:span>][<text:span text:style-name="T5">'round'</text:span>];</text:p>
      <text:p text:style-name="P1">} <text:span text:style-name="T7">elseif</text:span> (<text:span text:style-name="T6">isset</text:span>(<text:span text:style-name="T1">$this</text:span>-&gt;<text:span text:style-name="T3">additionalData</text:span>[<text:span text:style-name="T5">'chartDefaults'</text:span>][<text:span text:style-name="T5">'round'</text:span>])) { <text:span text:style-name="T8">// Look For a Default Option Configuration</text:span></text:p>
      <text:p text:style-name="P1"><text:span text:style-name="T1">$this</text:span>-&gt;<text:span text:style-name="T3">options</text:span>[<text:span text:style-name="T5">'rounding'</text:span>] = <text:span text:style-name="T1">$this</text:span>-&gt;<text:span text:style-name="T3">additionalData</text:span>[<text:span text:style-name="T5">'chartDefaults'</text:span>][<text:span text:style-name="T5">'round'</text:span>];</text:p>
      <text:p text:style-name="P1">}</text:p>
      <text:p text:style-name="P4"/>
      <text:p text:style-name="P1"><text:span text:style-name="T7">if</text:span> (<text:span text:style-name="T6">isset</text:span>(<text:span text:style-name="T1">$this</text:span>-&gt;<text:span text:style-name="T3">additionalData</text:span>[<text:span text:style-name="T5">'chartOptions'</text:span>][<text:span text:style-name="T5">'nvalue'</text:span>])) {</text:p>
      <text:p text:style-name="P1"><text:span text:style-name="T1">$this</text:span>-&gt;<text:span text:style-name="T3">options</text:span>[<text:span text:style-name="T5">'nvalue'</text:span>] = <text:span text:style-name="T1">$this</text:span>-&gt;<text:span text:style-name="T3">additionalData</text:span>[<text:span text:style-name="T5">'chartOptions'</text:span>][<text:span text:style-name="T5">'nvalue'</text:span>];</text:p>
      <text:p text:style-name="P1">} <text:span text:style-name="T7">elseif</text:span> (<text:span text:style-name="T6">isset</text:span>(<text:span text:style-name="T1">$this</text:span>-&gt;<text:span text:style-name="T3">additionalData</text:span>[<text:span text:style-name="T5">'chartDefaults'</text:span>][<text:span text:style-name="T5">'nvalue'</text:span>])) { <text:span text:style-name="T8">// Look For a Default Option Configuration</text:span></text:p>
      <text:p text:style-name="P1"><text:span text:style-name="T1">$this</text:span>-&gt;<text:span text:style-name="T3">options</text:span>[<text:span text:style-name="T5">'nvalue'</text:span>] = <text:span text:style-name="T1">$this</text:span>-&gt;<text:span text:style-name="T3">additionalData</text:span>[<text:span text:style-name="T5">'chartDefaults'</text:span>][<text:span text:style-name="T5">'nvalue'</text:span>];</text:p>
      <text:p text:style-name="P1">}</text:p>
      <text:p text:style-name="P4"/>
      <text:p text:style-name="P1"><text:span text:style-name="T1">$this</text:span>-&gt;<text:span text:style-name="T6">applyOption</text:span>(<text:span text:style-name="T5">'colour'</text:span>, <text:span text:style-name="T5">'colour'</text:span>, <text:span text:style-name="T1">$this</text:span>-&gt;<text:span text:style-name="T3">additionalData</text:span>, <text:span text:style-name="T1">$this</text:span>-&gt;<text:span text:style-name="T3">options</text:span>, <text:span text:style-name="T1">true</text:span>);</text:p>
      <text:p text:style-name="P1"><text:span text:style-name="T1">$this</text:span>-&gt;<text:span text:style-name="T6">applyOption</text:span>(<text:span text:style-name="T5">'fontcolour'</text:span>, <text:span text:style-name="T5">'fontcolour'</text:span>, <text:span text:style-name="T1">$this</text:span>-&gt;<text:span text:style-name="T3">additionalData</text:span>, <text:span text:style-name="T1">$this</text:span>-&gt;<text:span text:style-name="T3">options</text:span>, <text:span text:style-name="T1">true</text:span>);</text:p>
      <text:p text:style-name="P1"><text:span text:style-name="T1">$this</text:span>-&gt;<text:span text:style-name="T6">applyOption</text:span>(<text:span text:style-name="T5">'yaxismin'</text:span>, <text:span text:style-name="T5">'y-axismin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6">applyOption</text:span>(<text:span text:style-name="T5">'yaxismax'</text:span>, <text:span text:style-name="T5">'y-axismax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6">applyOption</text:span>(<text:span text:style-name="T5">'monthsBack'</text:span>, <text:span text:style-name="T5">'monthsBack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6">applyOption</text:span>(<text:span text:style-name="T5">'period'</text:span>, <text:span text:style-name="T5">'period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oft-page-break/><text:span text:style-name="T1">$this</text:span>-&gt;<text:span text:style-name="T6">applyOption</text:span>(<text:span text:style-name="T5">'paletteColors'</text:span>, <text:span text:style-name="T5">'paletteColors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6">applyOption</text:span>(<text:span text:style-name="T5">'headerbg'</text:span>, <text:span text:style-name="T5">'headerbg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6">applyOption</text:span>(<text:span text:style-name="T5">'headerfontcolor'</text:span>, <text:span text:style-name="T5">'headerfontcolor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6">applyOption</text:span>(<text:span text:style-name="T5">'q1DemographicUppercase'</text:span>, <text:span text:style-name="T5">'q1DemographicUppercase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6">applyOption</text:span>(<text:span text:style-name="T5">'q2DemographicUppercase'</text:span>, <text:span text:style-name="T5">'q2DemographicUppercase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6">applyOption</text:span>(<text:span text:style-name="T5">'q3DemographicUppercase'</text:span>, <text:span text:style-name="T5">'q3DemographicUppercase'</text:span>, <text:span text:style-name="T1">$this</text:span>-&gt;<text:span text:style-name="T3">additionalData</text:span>, <text:span text:style-name="T1">$this</text:span>-&gt;<text:span text:style-name="T3">options</text:span>);</text:p>
      <text:p text:style-name="P1"><text:span text:style-name="T1">$this</text:span>-&gt;<text:span text:style-name="T6">applyOption</text:span>(<text:span text:style-name="T5">'customHeaders'</text:span>, <text:span text:style-name="T5">'customHeaders'</text:span>, <text:span text:style-name="T1">$this</text:span>-&gt;<text:span text:style-name="T3">additionalData</text:span>, <text:span text:style-name="T1">$this</text:span>-&gt;<text:span text:style-name="T3">options</text:span>);</text:p>
      <text:p text:style-name="P4"/>
      <text:p text:style-name="P1"><text:span text:style-name="T3">$headers</text:span> = <text:span text:style-name="T6">array</text:span>();</text:p>
      <text:p text:style-name="P1"><text:span text:style-name="T3">$headerbg</text:span> = <text:span text:style-name="T5">""</text:span>;</text:p>
      <text:p text:style-name="P1"><text:span text:style-name="T3">$headerfontcolor</text:span> = <text:span text:style-name="T5">"#000000"</text:span>;</text:p>
      <text:p text:style-name="P1"><text:span text:style-name="T3">$q1DemographicUppercase</text:span> = <text:span text:style-name="T5">""</text:span>;</text:p>
      <text:p text:style-name="P1"><text:span text:style-name="T3">$q2DemographicUppercase</text:span> = <text:span text:style-name="T5">""</text:span>;</text:p>
      <text:p text:style-name="P1"><text:span text:style-name="T3">$q3DemographicUppercase</text:span> = <text:span text:style-name="T5">""</text:span>;</text:p>
      <text:p text:style-name="P1"><text:span text:style-name="T3">$class</text:span> = <text:span text:style-name="T5">''</text:span>;</text:p>
      <text:p text:style-name="P1"><text:span text:style-name="T3">$html</text:span> = <text:span text:style-name="T5">''</text:span>;</text:p>
      <text:p text:style-name="P4"/>
      <text:p text:style-name="P1"><text:span text:style-name="T3">$customHeadersArray</text:span> = [];</text:p>
      <text:p text:style-name="P1"><text:span text:style-name="T7">if</text:span> (<text:span text:style-name="T6">trim</text:span>(<text:span text:style-name="T1">$this</text:span>-&gt;<text:span text:style-name="T3">options</text:span>[<text:span text:style-name="T5">'customHeaders'</text:span>]) != <text:span text:style-name="T5">""</text:span>) {</text:p>
      <text:p text:style-name="P1"><text:span text:style-name="T3">$customHeadersArray</text:span> = <text:span text:style-name="T6">array_slice</text:span>(<text:span text:style-name="T6">explode</text:span>(<text:span text:style-name="T5">","</text:span>, <text:span text:style-name="T1">$this</text:span>-&gt;<text:span text:style-name="T3">options</text:span>[<text:span text:style-name="T5">'customHeaders'</text:span>]), <text:span text:style-name="T4">0</text:span>, <text:span text:style-name="T4">11</text:span>);</text:p>
      <text:p text:style-name="P1">}</text:p>
      <text:p text:style-name="P4"/>
      <text:p text:style-name="P1"><text:span text:style-name="T7">if</text:span> (<text:span text:style-name="T6">count</text:span>(<text:span text:style-name="T3">$customHeadersArray</text:span>) == <text:span text:style-name="T4">7</text:span>) {</text:p>
      <text:p text:style-name="P1"><text:span text:style-name="T3">$customHeadersArray</text:span>[] = <text:span text:style-name="T5">"Comment"</text:span>;</text:p>
      <text:p text:style-name="P1"><text:span text:style-name="T3">$customHeadersArray</text:span>[] = <text:span text:style-name="T5">"Q1 Score"</text:span>;</text:p>
      <text:p text:style-name="P1"><text:span text:style-name="T3">$customHeadersArray</text:span>[] = <text:span text:style-name="T5">"Q2 Score"</text:span>;</text:p>
      <text:p text:style-name="P1"><text:span text:style-name="T3">$customHeadersArray</text:span>[] = <text:span text:style-name="T5">"Q3 Score"</text:span>;</text:p>
      <text:p text:style-name="P1">}</text:p>
      <text:p text:style-name="P1"><text:span text:style-name="T7">if</text:span> (<text:span text:style-name="T1">$this</text:span>-&gt;<text:span text:style-name="T3">options</text:span>[<text:span text:style-name="T5">'headerbg'</text:span>] != <text:span text:style-name="T5">""</text:span>) {</text:p>
      <text:p text:style-name="P1"><text:span text:style-name="T3">$headerbg</text:span> = <text:span text:style-name="T5">"bgcolor='"</text:span> . <text:span text:style-name="T1">$this</text:span>-&gt;<text:span text:style-name="T3">options</text:span>[<text:span text:style-name="T5">'headerbg'</text:span>] . <text:span text:style-name="T5">"'"</text:span>;</text:p>
      <text:p text:style-name="P1">}</text:p>
      <text:p text:style-name="P1"><text:span text:style-name="T7">if</text:span> (<text:span text:style-name="T1">$this</text:span>-&gt;<text:span text:style-name="T3">options</text:span>[<text:span text:style-name="T5">'headerfontcolor'</text:span>] != <text:span text:style-name="T5">""</text:span>) {</text:p>
      <text:p text:style-name="P1"><text:span text:style-name="T3">$headerfontcolor</text:span> = <text:span text:style-name="T1">$this</text:span>-&gt;<text:span text:style-name="T3">options</text:span>[<text:span text:style-name="T5">'headerfontcolor'</text:span>];</text:p>
      <text:p text:style-name="P1">}</text:p>
      <text:p text:style-name="P1"><text:span text:style-name="T7">if</text:span> (<text:span text:style-name="T1">$this</text:span>-&gt;<text:span text:style-name="T3">options</text:span>[<text:span text:style-name="T5">'q1DemographicUppercase'</text:span>] != <text:span text:style-name="T5">"No"</text:span>) {</text:p>
      <text:p text:style-name="P1"><text:span text:style-name="T3">$q1DemographicUppercase</text:span> = <text:span text:style-name="T1">$this</text:span>-&gt;<text:span text:style-name="T3">options</text:span>[<text:span text:style-name="T5">'q1DemographicUppercase'</text:span>];</text:p>
      <text:p text:style-name="P1">}</text:p>
      <text:p text:style-name="P1"><text:span text:style-name="T7">if</text:span> (<text:span text:style-name="T1">$this</text:span>-&gt;<text:span text:style-name="T3">options</text:span>[<text:span text:style-name="T5">'q2DemographicUppercase'</text:span>] != <text:span text:style-name="T5">"No"</text:span>) {</text:p>
      <text:p text:style-name="P1"><text:span text:style-name="T3">$q2DemographicUppercase</text:span> = <text:span text:style-name="T1">$this</text:span>-&gt;<text:span text:style-name="T3">options</text:span>[<text:span text:style-name="T5">'q2DemographicUppercase'</text:span>];;</text:p>
      <text:p text:style-name="P1">}</text:p>
      <text:p text:style-name="P1"><text:span text:style-name="T7">if</text:span> (<text:span text:style-name="T1">$this</text:span>-&gt;<text:span text:style-name="T3">options</text:span>[<text:span text:style-name="T5">'q3DemographicUppercase'</text:span>] != <text:span text:style-name="T5">"No"</text:span>) {</text:p>
      <text:p text:style-name="P1"><text:soft-page-break/><text:span text:style-name="T3">$q3DemographicUppercase</text:span> = <text:span text:style-name="T1">$this</text:span>-&gt;<text:span text:style-name="T3">options</text:span>[<text:span text:style-name="T5">'q3DemographicUppercase'</text:span>];</text:p>
      <text:p text:style-name="P1">}</text:p>
      <text:p text:style-name="P1"><text:span text:style-name="T3">$htmlheaders</text:span> = <text:span text:style-name="T6">array</text:span>();</text:p>
      <text:p text:style-name="P1"><text:span text:style-name="T3">$dataGrid</text:span> = <text:span text:style-name="T6">array</text:span>();</text:p>
      <text:p text:style-name="P1"><text:span text:style-name="T3">$headers_check</text:span> = <text:span text:style-name="T6">array</text:span>();</text:p>
      <text:p text:style-name="P1"><text:span text:style-name="T7">foreach</text:span> (<text:span text:style-name="T1">$this</text:span>-&gt;<text:span text:style-name="T3">additionalData</text:span>[<text:span text:style-name="T5">'chartaxisselection'</text:span>] as <text:span text:style-name="T3">$selection</text:span>) {</text:p>
      <text:p text:style-name="P1"><text:span text:style-name="T3">$checkselection</text:span> = <text:span text:style-name="T3">$selection</text:span> - <text:span text:style-name="T4">1</text:span>;</text:p>
      <text:p text:style-name="P1"><text:span text:style-name="T7">foreach</text:span> (<text:span text:style-name="T1">$this</text:span>-&gt;<text:span text:style-name="T3">additionalData</text:span>[<text:span text:style-name="T5">'gridselection'</text:span>] as <text:span text:style-name="T3">$key</text:span> =&gt; <text:span text:style-name="T3">$headersel</text:span>) {</text:p>
      <text:p text:style-name="P1"><text:span text:style-name="T7">if</text:span> (<text:span text:style-name="T3">$key</text:span> == <text:span text:style-name="T3">$checkselection</text:span>) {</text:p>
      <text:p text:style-name="P1"><text:span text:style-name="T6">array_push</text:span>(<text:span text:style-name="T3">$headers_check</text:span>, <text:span text:style-name="T6">ucwords</text:span>(<text:span text:style-name="T3">$headersel</text:span>[<text:span text:style-name="T4">0</text:span>]));</text:p>
      <text:p text:style-name="P1">}</text:p>
      <text:p text:style-name="P1">}</text:p>
      <text:p text:style-name="P1">}</text:p>
      <text:p text:style-name="P1"><text:span text:style-name="T3">$additional_headers</text:span> = <text:span text:style-name="T6">array</text:span>();</text:p>
      <text:p text:style-name="P1"><text:span text:style-name="T3">$additional_headers</text:span> = [<text:span text:style-name="T5">"Comment"</text:span>, <text:span text:style-name="T5">"Q1 Score"</text:span>, <text:span text:style-name="T5">"Q2 Score"</text:span>, <text:span text:style-name="T5">"Q3 Score"</text:span>];</text:p>
      <text:p text:style-name="P5"/>
      <text:p text:style-name="P1"><text:span text:style-name="T7">foreach</text:span> (<text:span text:style-name="T3">$additional_headers</text:span> as <text:span text:style-name="T3">$value</text:span>) {</text:p>
      <text:p text:style-name="P1"><text:span text:style-name="T6">array_push</text:span>(<text:span text:style-name="T3">$headers_check</text:span>, <text:span text:style-name="T3">$value</text:span>);</text:p>
      <text:p text:style-name="P1">}</text:p>
      <text:p text:style-name="P4"/>
      <text:p text:style-name="P1"><text:span text:style-name="T3">$dataGrid</text:span>[<text:span text:style-name="T5">'header'</text:span>] = <text:span text:style-name="T3">$headers_check</text:span>;</text:p>
      <text:p text:style-name="P5"/>
      <text:p text:style-name="P1"><text:span text:style-name="T7">if</text:span> (<text:span text:style-name="T6">count</text:span>(<text:span text:style-name="T3">$headers_check</text:span>) != <text:span text:style-name="T4">11</text:span>) {</text:p>
      <text:p text:style-name="P1"><text:span text:style-name="T3">$dataGrid</text:span>[<text:span text:style-name="T5">'header'</text:span>] = <text:span text:style-name="T6">array</text:span>(<text:span text:style-name="T5">"Demographic Q1"</text:span>, <text:span text:style-name="T5">"Demographic Q2"</text:span>, <text:span text:style-name="T5">"Demographic Q3"</text:span>, <text:span text:style-name="T5">"Freetext"</text:span>, <text:span text:style-name="T5">"Q1 Rating"</text:span>, <text:span text:style-name="T5">"Q2 Rating"</text:span>, <text:span text:style-name="T5">"Q3 Rating"</text:span>, <text:span text:style-name="T5">"Comment"</text:span>, <text:span text:style-name="T5">"Q1 Score"</text:span>, <text:span text:style-name="T5">"Q2 Score"</text:span>, <text:span text:style-name="T5">"Q2 Score"</text:span>);</text:p>
      <text:p text:style-name="P1">}</text:p>
      <text:p text:style-name="P4"/>
      <text:p text:style-name="P1"><text:span text:style-name="T7">if</text:span> (<text:span text:style-name="T6">count</text:span>(<text:span text:style-name="T3">$customHeadersArray</text:span>) &gt;= <text:span text:style-name="T4">10</text:span>) {</text:p>
      <text:p text:style-name="P1"><text:span text:style-name="T3">$customHeadersArray</text:span> = <text:span text:style-name="T6">array_pad</text:span>(<text:span text:style-name="T3">$customHeadersArray</text:span>, <text:span text:style-name="T4">11</text:span>, <text:span text:style-name="T5">""</text:span>);</text:p>
      <text:p text:style-name="P1"><text:span text:style-name="T3">$dataGrid</text:span>[<text:span text:style-name="T5">'header'</text:span>] = <text:span text:style-name="T3">$customHeadersArray</text:span>;</text:p>
      <text:p text:style-name="P1">}</text:p>
      <text:p text:style-name="P4"/>
      <text:p text:style-name="P1"><text:span text:style-name="T3">$html</text:span> .= <text:span text:style-name="T5">'&lt;div class="table-responsive"&gt;'</text:span>;</text:p>
      <text:p text:style-name="P1"><text:span text:style-name="T3">$html</text:span> .= <text:span text:style-name="T5">'&lt;table id="abChartTable-'</text:span> . <text:span text:style-name="T3">$analyticsChartID</text:span> . <text:span text:style-name="T5">'" class="table table-bordered table-hover table-green"&gt;'</text:span>;</text:p>
      <text:p text:style-name="P1"><text:span text:style-name="T3">$html</text:span> .= <text:span text:style-name="T5">'&lt;thead&gt;&lt;tr '</text:span> . <text:span text:style-name="T3">$headerbg</text:span> . <text:span text:style-name="T5">' &gt;'</text:span>;</text:p>
      <text:p text:style-name="P3">// foreach ($htmlheaders as $value) {</text:p>
      <text:p text:style-name="P1"><text:span text:style-name="T7">foreach</text:span> (<text:span text:style-name="T3">$dataGrid</text:span>[<text:span text:style-name="T5">'header'</text:span>] as <text:span text:style-name="T3">$value</text:span>) {</text:p>
      <text:p text:style-name="P1"><text:span text:style-name="T3">$html</text:span> .= <text:span text:style-name="T5">'&lt;td&gt;&lt;b&gt;&lt;span style="color: '</text:span> . <text:span text:style-name="T3">$headerfontcolor</text:span> . <text:span text:style-name="T5">'"&gt;'</text:span> . <text:span text:style-name="T6">ucwords</text:span>(<text:span text:style-name="T3">$value</text:span>) . <text:span text:style-name="T5">'&lt;/span&gt;&lt;/b&gt;&lt;/td&gt;'</text:span>;</text:p>
      <text:p text:style-name="P1"><text:span text:style-name="T3">$dataGrid</text:span>[<text:span text:style-name="T5">"header"</text:span>][] = <text:span text:style-name="T6">ucwords</text:span>(<text:span text:style-name="T3">$value</text:span>);</text:p>
      <text:p text:style-name="P1">}</text:p>
      <text:p text:style-name="P1"><text:span text:style-name="T3">$html</text:span> .= <text:span text:style-name="T5">'&lt;/tr&gt;&lt;/thead&gt;&lt;tbody&gt;'</text:span>;</text:p>
      <text:p text:style-name="P4"/>
      <text:p text:style-name="P1"><text:span text:style-name="T7">foreach</text:span> (<text:span text:style-name="T3">$formattedArray</text:span> as <text:span text:style-name="T3">$key</text:span> =&gt; <text:span text:style-name="T3">$dataObject</text:span>) {</text:p>
      <text:p text:style-name="P1"><text:soft-page-break/><text:span text:style-name="T3">$data</text:span> = <text:span text:style-name="T6">array</text:span>();</text:p>
      <text:p text:style-name="P1"><text:span text:style-name="T3">$html</text:span> .= <text:span text:style-name="T5">'&lt;tr&gt;'</text:span>;</text:p>
      <text:p text:style-name="P1"><text:span text:style-name="T3">$demographics</text:span> = <text:span text:style-name="T6">explode</text:span>(<text:span text:style-name="T5">"##"</text:span>, <text:span text:style-name="T3">$key</text:span>);</text:p>
      <text:p text:style-name="P1"><text:span text:style-name="T7">foreach</text:span> (<text:span text:style-name="T3">$demographics</text:span> as <text:span text:style-name="T3">$pos</text:span> =&gt; <text:span text:style-name="T3">$text</text:span>) {</text:p>
      <text:p text:style-name="P1"><text:span text:style-name="T7">if</text:span> (!<text:span text:style-name="T6">empty</text:span>(<text:span text:style-name="T3">$text</text:span>)) {</text:p>
      <text:p text:style-name="P1"><text:span text:style-name="T7">if</text:span> (<text:span text:style-name="T3">$pos</text:span> != <text:span text:style-name="T4">3</text:span>) {</text:p>
      <text:p text:style-name="P1"><text:span text:style-name="T7">if</text:span> ((<text:span text:style-name="T3">$pos</text:span> == <text:span text:style-name="T4">0</text:span> &amp;&amp; <text:span text:style-name="T3">$q1DemographicUppercase</text:span> == <text:span text:style-name="T5">"Yes"</text:span>) || (<text:span text:style-name="T3">$pos</text:span> == <text:span text:style-name="T4">1</text:span> &amp;&amp; <text:span text:style-name="T3">$q2DemographicUppercase</text:span> == <text:span text:style-name="T5">"Yes"</text:span>) || (<text:span text:style-name="T3">$pos</text:span> == <text:span text:style-name="T4">2</text:span> &amp;&amp; <text:span text:style-name="T3">$q3DemographicUppercase</text:span> == <text:span text:style-name="T5">"Yes"</text:span>)) {</text:p>
      <text:p text:style-name="P1"><text:span text:style-name="T3">$html</text:span> .= <text:span text:style-name="T5">'&lt;td&gt;'</text:span> . <text:span text:style-name="T6">strtoupper</text:span>(<text:span text:style-name="T3">$text</text:span>) . <text:span text:style-name="T5">'&lt;/td&gt;'</text:span>;</text:p>
      <text:p text:style-name="P1"><text:span text:style-name="T3">$data</text:span>[] = <text:span text:style-name="T6">strtoupper</text:span>(<text:span text:style-name="T3">$text</text:span>);</text:p>
      <text:p text:style-name="P1">} <text:span text:style-name="T7">else</text:span> {</text:p>
      <text:p text:style-name="P1"><text:span text:style-name="T3">$html</text:span> .= <text:span text:style-name="T5">'&lt;td&gt;'</text:span> . <text:span text:style-name="T6">ucwords</text:span>(<text:span text:style-name="T3">$text</text:span>) . <text:span text:style-name="T5">'&lt;/td&gt;'</text:span>;</text:p>
      <text:p text:style-name="P1"><text:span text:style-name="T3">$data</text:span>[] = <text:span text:style-name="T6">ucwords</text:span>(<text:span text:style-name="T3">$text</text:span>);</text:p>
      <text:p text:style-name="P1">}</text:p>
      <text:p text:style-name="P1">} <text:span text:style-name="T7">else</text:span> {</text:p>
      <text:p text:style-name="P1"><text:span text:style-name="T3">$html</text:span> .= <text:span text:style-name="T5">'&lt;td&gt;'</text:span> . <text:span text:style-name="T3">$text</text:span> . <text:span text:style-name="T5">'&lt;/td&gt;'</text:span>;</text:p>
      <text:p text:style-name="P1"><text:span text:style-name="T3">$data</text:span>[] = <text:span text:style-name="T3">$text</text:span>;</text:p>
      <text:p text:style-name="P1">}</text:p>
      <text:p text:style-name="P1">} <text:span text:style-name="T7">else</text:span> {</text:p>
      <text:p text:style-name="P1"><text:span text:style-name="T3">$html</text:span> .= <text:span text:style-name="T5">'&lt;td&gt;&amp;nbsp;&lt;/td&gt;'</text:span>;</text:p>
      <text:p text:style-name="P1"><text:span text:style-name="T3">$data</text:span>[] = <text:span text:style-name="T5">""</text:span>;</text:p>
      <text:p text:style-name="P1">}</text:p>
      <text:p text:style-name="P1">}</text:p>
      <text:p text:style-name="P1"><text:span text:style-name="T3">$html</text:span> .= <text:span text:style-name="T5">'&lt;/tr&gt;'</text:span>;</text:p>
      <text:p text:style-name="P1"><text:span text:style-name="T3">$dataGrid</text:span>[] = <text:span text:style-name="T3">$data</text:span>;</text:p>
      <text:p text:style-name="P1">}</text:p>
      <text:p text:style-name="P1"><text:span text:style-name="T3">$html</text:span> .= <text:span text:style-name="T5">'&lt;/tbody&gt;&lt;/table&gt;&lt;/div&gt;'</text:span>;</text:p>
      <text:p text:style-name="P1"><text:span text:style-name="T7">if</text:span> (<text:span text:style-name="T6">isset</text:span>(<text:span text:style-name="T3">$additionalData</text:span>[<text:span text:style-name="T5">'exportMode'</text:span>]) &amp;&amp; <text:span text:style-name="T3">$additionalData</text:span>[<text:span text:style-name="T5">'exportMode'</text:span>] == <text:span text:style-name="T5">'dataTable'</text:span>) {</text:p>
      <text:p text:style-name="P3">//return ($this-&gt;toHTMLTable($formattedArray));</text:p>
      <text:p text:style-name="P1"><text:span text:style-name="T7">return</text:span> <text:span text:style-name="T3">$dataGrid</text:span>;</text:p>
      <text:p text:style-name="P1">}</text:p>
      <text:p text:style-name="P1"><text:span text:style-name="T7">return</text:span> <text:span text:style-name="T3">$html</text:span>;</text:p>
      <text:p text:style-name="P6"><text:line-break/><text:line-break/><text:line-break/></text:p>
      <text:p text:style-name="P3">//return json_encode($this-&gt;toHTMLTable($formattedArray));</text:p>
      <text:p text:style-name="P3">//return ($this-&gt;toHTMLTable($formattedArray));</text:p>
      <text:p text:style-name="P1">}</text:p>
      <text:p text:style-name="P4"/>
      <text:p text:style-name="P1"><text:span text:style-name="T1">public</text:span> <text:span text:style-name="T1">function</text:span> <text:span text:style-name="T6">toHTMLTable</text:span>(<text:span text:style-name="T3">$formattedArray</text:span>)</text:p>
      <text:p text:style-name="P1">{</text:p>
      <text:p text:style-name="P1"><text:span text:style-name="T3">$dataGrid</text:span> = <text:span text:style-name="T6">array</text:span>();</text:p>
      <text:p text:style-name="P1"><text:span text:style-name="T3">$headers</text:span> = <text:span text:style-name="T6">array</text:span>();</text:p>
      <text:p text:style-name="P1"><text:span text:style-name="T3">$class</text:span> = <text:span text:style-name="T5">''</text:span>;</text:p>
      <text:p text:style-name="P4"><text:soft-page-break/></text:p>
      <text:p text:style-name="P1"><text:span text:style-name="T3">$headers_check</text:span> = <text:span text:style-name="T6">array</text:span>();</text:p>
      <text:p text:style-name="P1"><text:span text:style-name="T7">foreach</text:span> (<text:span text:style-name="T1">$this</text:span>-&gt;<text:span text:style-name="T3">additionalData</text:span>[<text:span text:style-name="T5">'chartaxisselection'</text:span>] as <text:span text:style-name="T3">$selection</text:span>) {</text:p>
      <text:p text:style-name="P1"><text:span text:style-name="T3">$checkselection</text:span> = <text:span text:style-name="T3">$selection</text:span> - <text:span text:style-name="T4">1</text:span>;</text:p>
      <text:p text:style-name="P1"><text:span text:style-name="T7">foreach</text:span> (<text:span text:style-name="T1">$this</text:span>-&gt;<text:span text:style-name="T3">additionalData</text:span>[<text:span text:style-name="T5">'gridselection'</text:span>] as <text:span text:style-name="T3">$key</text:span> =&gt; <text:span text:style-name="T3">$headersel</text:span>) {</text:p>
      <text:p text:style-name="P1"><text:span text:style-name="T7">if</text:span> (<text:span text:style-name="T3">$key</text:span> == <text:span text:style-name="T3">$checkselection</text:span>) {</text:p>
      <text:p text:style-name="P1"><text:span text:style-name="T6">array_push</text:span>(<text:span text:style-name="T3">$headers_check</text:span>, <text:span text:style-name="T6">ucwords</text:span>(<text:span text:style-name="T3">$headersel</text:span>[<text:span text:style-name="T4">0</text:span>]));</text:p>
      <text:p text:style-name="P1">}</text:p>
      <text:p text:style-name="P1">}</text:p>
      <text:p text:style-name="P1">}</text:p>
      <text:p text:style-name="P1"><text:span text:style-name="T3">$additional_headers</text:span> = <text:span text:style-name="T6">array</text:span>();</text:p>
      <text:p text:style-name="P1"><text:span text:style-name="T3">$additional_headers</text:span> = [<text:span text:style-name="T5">"Comment"</text:span>, <text:span text:style-name="T5">"Q1 Score"</text:span>, <text:span text:style-name="T5">"Q2 Score"</text:span>, <text:span text:style-name="T5">"Q3 Score"</text:span>];</text:p>
      <text:p text:style-name="P1"><text:span text:style-name="T7">foreach</text:span> (<text:span text:style-name="T3">$additional_headers</text:span> as <text:span text:style-name="T3">$value</text:span>) {</text:p>
      <text:p text:style-name="P1"><text:span text:style-name="T6">array_push</text:span>(<text:span text:style-name="T3">$headers_check</text:span>, <text:span text:style-name="T3">$value</text:span>);</text:p>
      <text:p text:style-name="P1">}</text:p>
      <text:p text:style-name="P4"/>
      <text:p text:style-name="P1"><text:span text:style-name="T3">$dataGrid</text:span>[<text:span text:style-name="T5">'header'</text:span>] = <text:span text:style-name="T3">$headers_check</text:span>;</text:p>
      <text:p text:style-name="P4"/>
      <text:p text:style-name="P1"><text:span text:style-name="T7">foreach</text:span> (<text:span text:style-name="T3">$formattedArray</text:span> as <text:span text:style-name="T3">$key</text:span> =&gt; <text:span text:style-name="T3">$dataObject</text:span>) {</text:p>
      <text:p text:style-name="P1"><text:span text:style-name="T3">$demographics</text:span> = <text:span text:style-name="T6">explode</text:span>(<text:span text:style-name="T5">"##"</text:span>, <text:span text:style-name="T3">$key</text:span>);</text:p>
      <text:p text:style-name="P1"><text:span text:style-name="T3">$data</text:span> = <text:span text:style-name="T6">array</text:span>();</text:p>
      <text:p text:style-name="P4"/>
      <text:p text:style-name="P1"><text:span text:style-name="T7">foreach</text:span> (<text:span text:style-name="T3">$demographics</text:span> as <text:span text:style-name="T3">$demo</text:span>) {</text:p>
      <text:p text:style-name="P1"><text:span text:style-name="T3">$data</text:span>[] = <text:span text:style-name="T3">$demo</text:span>;</text:p>
      <text:p text:style-name="P1">}</text:p>
      <text:p text:style-name="P1"><text:span text:style-name="T3">$dataGrid</text:span>[] = <text:span text:style-name="T3">$data</text:span>;</text:p>
      <text:p text:style-name="P1">}</text:p>
      <text:p text:style-name="P1"><text:span text:style-name="T7">return</text:span> (<text:span text:style-name="T3">$dataGrid</text:span>);</text:p>
      <text:p text:style-name="P1">}</text:p>
      <text:p text:style-name="P1">}</text:p>
      <text:p text:style-name="P8"/>
      <text:p text:style-name="Standard">&lt;?php</text:p>
      <text:p text:style-name="Standard"/>
      <text:p text:style-name="Standard">return [</text:p>
      <text:p text:style-name="Standard"><text:s text:c="4"/>"categories" =&gt; [</text:p>
      <text:p text:style-name="Standard"><text:s text:c="8"/>1 =&gt; "Column &amp; Bar Charts",</text:p>
      <text:p text:style-name="Standard"><text:s text:c="8"/>2 =&gt; "Line Charts",</text:p>
      <text:p text:style-name="Standard"><text:s text:c="8"/>3 =&gt; "Pie Charts",</text:p>
      <text:p text:style-name="Standard"><text:s text:c="8"/>4 =&gt; "Gauges",</text:p>
      <text:p text:style-name="Standard"><text:s text:c="8"/>// <text:s/>5 <text:s text:c="3"/>=&gt; "Heat Maps",</text:p>
      <text:p text:style-name="Standard"><text:s text:c="8"/>6 =&gt; "Data Grid",</text:p>
      <text:p text:style-name="Standard"><text:s text:c="8"/>7 =&gt; "Special Scales",</text:p>
      <text:p text:style-name="Standard"><text:s text:c="4"/>],</text:p>
      <text:p text:style-name="Standard"><text:s text:c="4"/>"charts" =&gt; [</text:p>
      <text:p text:style-name="Standard"/>
      <text:p text:style-name="Standard"><text:s text:c="8"/>"StaticTextBlock" =&gt; [</text:p>
      <text:p text:style-name="Standard"><text:s text:c="12"/>"filename" =&gt; "Static Text Block",</text:p>
      <text:p text:style-name="Standard"><text:s text:c="12"/>"namespace" =&gt; "StaticTextBlock",</text:p>
      <text:p text:style-name="Standard"><text:s text:c="12"/>"chartName" =&gt; "Static Text Block",</text:p>
      <text:p text:style-name="Standard"><text:soft-page-break/><text:s text:c="12"/>"folderName" =&gt; "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],</text:p>
      <text:p text:style-name="Standard"><text:s text:c="12"/>"filterDimensions" =&gt; 0,</text:p>
      <text:p text:style-name="Standard"><text:s text:c="12"/>"sortingConfig" =&gt; [],</text:p>
      <text:p text:style-name="Standard"><text:s text:c="12"/>"category" =&gt; 7,</text:p>
      <text:p text:style-name="Standard"><text:s text:c="12"/>"options" =&gt; [],</text:p>
      <text:p text:style-name="Standard"><text:s text:c="12"/>"isWidget" =&gt; false,</text:p>
      <text:p text:style-name="Standard"><text:s text:c="12"/>"chartType" =&gt; "",</text:p>
      <text:p text:style-name="Standard"><text:s text:c="12"/>"htmlGrid" =&gt; false,</text:p>
      <text:p text:style-name="Standard"><text:s text:c="8"/>],</text:p>
      <text:p text:style-name="Standard"><text:s text:c="8"/>"PieStandard" =&gt; [</text:p>
      <text:p text:style-name="Standard"><text:s text:c="12"/>"filename" =&gt; "PieStandard.class.php",</text:p>
      <text:p text:style-name="Standard"><text:s text:c="12"/>"namespace" =&gt; "Pie_Standard_Chart",</text:p>
      <text:p text:style-name="Standard"><text:s text:c="12"/>"chartName" =&gt; "Pie 3D",</text:p>
      <text:p text:style-name="Standard"><text:s text:c="12"/>"folderName" =&gt; "Pie_Standard_Chart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Parent"],</text:p>
      <text:p text:style-name="Standard"><text:s text:c="12"/>"filterDimensions" =&gt; 1,</text:p>
      <text:p text:style-name="Standard"><text:s text:c="12"/>"sortingConfig" =&gt; [],</text:p>
      <text:p text:style-name="Standard"><text:s text:c="12"/>"category" =&gt; 3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N Value",</text:p>
      <text:p text:style-name="Standard"><text:s text:c="20"/>"key" =&gt; "nvalue",</text:p>
      <text:p text:style-name="Standard"><text:s text:c="20"/>"type" =&gt; "select",</text:p>
      <text:p text:style-name="Standard"><text:s text:c="20"/>"default" =&gt; "Yes",</text:p>
      <text:p text:style-name="Standard"><text:s text:c="20"/>"values" =&gt; ["Yes", "No"],</text:p>
      <text:p text:style-name="Standard"><text:s text:c="16"/>],</text:p>
      <text:p text:style-name="Standard"><text:s text:c="16"/>[</text:p>
      <text:p text:style-name="Standard"><text:s text:c="20"/>"label" =&gt; "Palette",</text:p>
      <text:p text:style-name="Standard"><text:s text:c="20"/>"key" =&gt; "paletteColors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Colour",</text:p>
      <text:p text:style-name="Standard"><text:s text:c="20"/>"key" =&gt; "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Size",</text:p>
      <text:p text:style-name="Standard"><text:soft-page-break/><text:s text:c="20"/>"key" =&gt; "fontSize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pie2d",</text:p>
      <text:p text:style-name="Standard"><text:s text:c="12"/>"htmlGrid" =&gt; false,</text:p>
      <text:p text:style-name="Standard"><text:s text:c="8"/>],</text:p>
      <text:p text:style-name="Standard"><text:s text:c="8"/>"Column3DStandard" =&gt; [</text:p>
      <text:p text:style-name="Standard"><text:s text:c="12"/>"filename" =&gt; "Column3DStandard.class.php",</text:p>
      <text:p text:style-name="Standard"><text:s text:c="12"/>"namespace" =&gt; "Column3DStandard",</text:p>
      <text:p text:style-name="Standard"><text:s text:c="12"/>"chartName" =&gt; "Column3D",</text:p>
      <text:p text:style-name="Standard"><text:s text:c="12"/>"folderName" =&gt; "Column3D_Standard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Parent"],</text:p>
      <text:p text:style-name="Standard"><text:s text:c="12"/>"filterDimensions" =&gt; 1,</text:p>
      <text:p text:style-name="Standard"><text:s text:c="12"/>"sortingConfig" =&gt; [],</text:p>
      <text:p text:style-name="Standard"><text:s text:c="12"/>"category" =&gt; 7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Palette",</text:p>
      <text:p text:style-name="Standard"><text:s text:c="20"/>"key" =&gt; "paletteColors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column2d",</text:p>
      <text:p text:style-name="Standard"><text:s text:c="12"/>"htmlGrid" =&gt; false,</text:p>
      <text:p text:style-name="Standard"><text:s text:c="8"/>],</text:p>
      <text:p text:style-name="Standard"/>
      <text:p text:style-name="Standard"><text:s text:c="8"/>"Column3DMultiSeriesStandard" =&gt; [</text:p>
      <text:p text:style-name="Standard"><text:s text:c="12"/>"filename" =&gt; "Column3DMultiSeriesStandard.class.php",</text:p>
      <text:p text:style-name="Standard"><text:s text:c="12"/>"namespace" =&gt; "Column3DMultiSeriesStandard",</text:p>
      <text:p text:style-name="Standard"><text:s text:c="12"/>"chartName" =&gt; "Column Multi Series Standard",</text:p>
      <text:p text:style-name="Standard"><text:s text:c="12"/>"folderName" =&gt; "Column3D_MultiSeries_Standard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Parent", "Child"],</text:p>
      <text:p text:style-name="Standard"><text:s text:c="12"/>"filterDimensions" =&gt; 2,</text:p>
      <text:p text:style-name="Standard"><text:s text:c="12"/>"sortingConfig" =&gt; [</text:p>
      <text:p text:style-name="Standard"><text:s text:c="16"/>"axis" =&gt; [</text:p>
      <text:p text:style-name="Standard"><text:s text:c="20"/>[</text:p>
      <text:p text:style-name="Standard"><text:soft-page-break/><text:s text:c="24"/>"axisName" =&gt; "X-axis",</text:p>
      <text:p text:style-name="Standard"><text:s text:c="24"/>"options" =&gt; [</text:p>
      <text:p text:style-name="Standard"><text:s text:c="28"/>"normal" =&gt; "Label Sorting",</text:p>
      <text:p text:style-name="Standard"><text:s text:c="28"/>"numeric" =&gt; "Label (numeric)",</text:p>
      <text:p text:style-name="Standard"><text:s text:c="28"/>"dateString" =&gt; "Date Format",</text:p>
      <text:p text:style-name="Standard"><text:s text:c="24"/>],</text:p>
      <text:p text:style-name="Standard"><text:s text:c="20"/>],</text:p>
      <text:p text:style-name="Standard"><text:s text:c="20"/>[</text:p>
      <text:p text:style-name="Standard"><text:s text:c="24"/>"axisName" =&gt; "Y-axis",</text:p>
      <text:p text:style-name="Standard"><text:s text:c="24"/>"options" =&gt; [</text:p>
      <text:p text:style-name="Standard"><text:s text:c="28"/>"normal" =&gt; "Label Sorting",</text:p>
      <text:p text:style-name="Standard"><text:s text:c="28"/>"numeric" =&gt; "Label (numeric)",</text:p>
      <text:p text:style-name="Standard"><text:s text:c="28"/>"dateString" =&gt; "Date Format",</text:p>
      <text:p text:style-name="Standard"><text:s text:c="24"/>],</text:p>
      <text:p text:style-name="Standard"><text:s text:c="20"/>],</text:p>
      <text:p text:style-name="Standard"><text:s text:c="16"/>],</text:p>
      <text:p text:style-name="Standard"><text:s text:c="12"/>],</text:p>
      <text:p text:style-name="Standard"><text:s text:c="12"/>"category" =&gt; 1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Palette",</text:p>
      <text:p text:style-name="Standard"><text:s text:c="20"/>"key" =&gt; "paletteColors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Colour",</text:p>
      <text:p text:style-name="Standard"><text:s text:c="20"/>"key" =&gt; "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Size",</text:p>
      <text:p text:style-name="Standard"><text:s text:c="20"/>"key" =&gt; "fontSize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mscolumn2d",</text:p>
      <text:p text:style-name="Standard"><text:s text:c="12"/>"htmlGrid" =&gt; false,</text:p>
      <text:p text:style-name="Standard"><text:s text:c="8"/>],</text:p>
      <text:p text:style-name="Standard"><text:s text:c="8"/>"StackedBarChart2DStandard" =&gt; [</text:p>
      <text:p text:style-name="Standard"><text:s text:c="12"/>"filename" =&gt; "StackedBarChart2DStandard.class.php",</text:p>
      <text:p text:style-name="Standard"><text:s text:c="12"/>"namespace" =&gt; "StackedBarChart2DStandard",</text:p>
      <text:p text:style-name="Standard"><text:soft-page-break/><text:s text:c="12"/>"chartName" =&gt; "Stacked Column Chart 2D Standard",</text:p>
      <text:p text:style-name="Standard"><text:s text:c="12"/>"folderName" =&gt; "StackedBarChart2D_Standard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Parent", "Child"],</text:p>
      <text:p text:style-name="Standard"><text:s text:c="12"/>"filterDimensions" =&gt; 2,</text:p>
      <text:p text:style-name="Standard"><text:s text:c="12"/>"sortingConfig" =&gt; [</text:p>
      <text:p text:style-name="Standard"><text:s text:c="16"/>"axis" =&gt; [</text:p>
      <text:p text:style-name="Standard"><text:s text:c="20"/>[</text:p>
      <text:p text:style-name="Standard"><text:s text:c="24"/>"axisName" =&gt; "X-axis",</text:p>
      <text:p text:style-name="Standard"><text:s text:c="24"/>"options" =&gt; [</text:p>
      <text:p text:style-name="Standard"><text:s text:c="28"/>"normal" =&gt; "Label Sorting",</text:p>
      <text:p text:style-name="Standard"><text:s text:c="28"/>"numeric" =&gt; "Label (numeric)",</text:p>
      <text:p text:style-name="Standard"><text:s text:c="28"/>"dateString" =&gt; "Date Format",</text:p>
      <text:p text:style-name="Standard"><text:s text:c="24"/>],</text:p>
      <text:p text:style-name="Standard"><text:s text:c="20"/>],</text:p>
      <text:p text:style-name="Standard"><text:s text:c="20"/>[</text:p>
      <text:p text:style-name="Standard"><text:s text:c="24"/>"axisName" =&gt; "Y-axis",</text:p>
      <text:p text:style-name="Standard"><text:s text:c="24"/>"options" =&gt; [</text:p>
      <text:p text:style-name="Standard"><text:s text:c="28"/>"normal" =&gt; "Label Sorting",</text:p>
      <text:p text:style-name="Standard"><text:s text:c="28"/>"numeric" =&gt; "Label (numeric)",</text:p>
      <text:p text:style-name="Standard"><text:s text:c="28"/>"dateString" =&gt; "Date Format",</text:p>
      <text:p text:style-name="Standard"><text:s text:c="24"/>],</text:p>
      <text:p text:style-name="Standard"><text:s text:c="20"/>],</text:p>
      <text:p text:style-name="Standard"><text:s text:c="16"/>],</text:p>
      <text:p text:style-name="Standard"><text:s text:c="12"/>],</text:p>
      <text:p text:style-name="Standard"><text:s text:c="12"/>"category" =&gt; 1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Palette",</text:p>
      <text:p text:style-name="Standard"><text:s text:c="20"/>"key" =&gt; "paletteColors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Colour",</text:p>
      <text:p text:style-name="Standard"><text:s text:c="20"/>"key" =&gt; "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Size",</text:p>
      <text:p text:style-name="Standard"><text:s text:c="20"/>"key" =&gt; "fontSize",</text:p>
      <text:p text:style-name="Standard"><text:s text:c="20"/>"type" =&gt; "input",</text:p>
      <text:p text:style-name="Standard"><text:s text:c="20"/>"default" =&gt; "",</text:p>
      <text:p text:style-name="Standard"><text:soft-page-break/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stackedcolumn2d",</text:p>
      <text:p text:style-name="Standard"><text:s text:c="12"/>"htmlGrid" =&gt; false,</text:p>
      <text:p text:style-name="Standard"><text:s text:c="8"/>],</text:p>
      <text:p text:style-name="Standard"/>
      <text:p text:style-name="Standard"><text:s text:c="8"/>"AverageRating_Standard" =&gt; [</text:p>
      <text:p text:style-name="Standard"><text:s text:c="12"/>"filename" =&gt; "AverageRatingStandard.class.php",</text:p>
      <text:p text:style-name="Standard"><text:s text:c="12"/>"namespace" =&gt; "AverageRating_Standard",</text:p>
      <text:p text:style-name="Standard"><text:s text:c="12"/>"chartName" =&gt; "Average Rating Scroll Chart",</text:p>
      <text:p text:style-name="Standard"><text:s text:c="12"/>"folderName" =&gt; "AverageRating_Standard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Parent", "Child"],</text:p>
      <text:p text:style-name="Standard"><text:s text:c="12"/>"filterDimensions" =&gt; 2,</text:p>
      <text:p text:style-name="Standard"><text:s text:c="12"/>"sortingConfig" =&gt; [</text:p>
      <text:p text:style-name="Standard"><text:s text:c="16"/>"axis" =&gt; [</text:p>
      <text:p text:style-name="Standard"><text:s text:c="20"/>[</text:p>
      <text:p text:style-name="Standard"><text:s text:c="24"/>"axisName" =&gt; "X-axis",</text:p>
      <text:p text:style-name="Standard"><text:s text:c="24"/>"options" =&gt; [</text:p>
      <text:p text:style-name="Standard"><text:s text:c="28"/>"normal" =&gt; "Label Sorting",</text:p>
      <text:p text:style-name="Standard"><text:s text:c="28"/>"numeric" =&gt; "Label (numeric)",</text:p>
      <text:p text:style-name="Standard"><text:s text:c="28"/>"dateString" =&gt; "Date Format",</text:p>
      <text:p text:style-name="Standard"><text:s text:c="24"/>],</text:p>
      <text:p text:style-name="Standard"><text:s text:c="20"/>],</text:p>
      <text:p text:style-name="Standard"><text:s text:c="16"/>],</text:p>
      <text:p text:style-name="Standard"><text:s text:c="12"/>],</text:p>
      <text:p text:style-name="Standard"><text:s text:c="12"/>"category" =&gt; 1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Y Axis min",</text:p>
      <text:p text:style-name="Standard"><text:s text:c="20"/>"key" =&gt; "y-axismin",</text:p>
      <text:p text:style-name="Standard"><text:s text:c="20"/>"type" =&gt; "input",</text:p>
      <text:p text:style-name="Standard"><text:s text:c="20"/>"default" =&gt; "0",</text:p>
      <text:p text:style-name="Standard"><text:s text:c="16"/>],</text:p>
      <text:p text:style-name="Standard"><text:s text:c="16"/>[</text:p>
      <text:p text:style-name="Standard"><text:s text:c="20"/>"label" =&gt; "Y-Axis Max",</text:p>
      <text:p text:style-name="Standard"><text:s text:c="20"/>"key" =&gt; "y-axismax",</text:p>
      <text:p text:style-name="Standard"><text:s text:c="20"/>"type" =&gt; "input",</text:p>
      <text:p text:style-name="Standard"><text:s text:c="20"/>"default" =&gt; "10",</text:p>
      <text:p text:style-name="Standard"><text:s text:c="16"/>],</text:p>
      <text:p text:style-name="Standard"><text:s text:c="16"/>[</text:p>
      <text:p text:style-name="Standard"><text:s text:c="20"/>"label" =&gt; "N Value",</text:p>
      <text:p text:style-name="Standard"><text:s text:c="20"/>"key" =&gt; "nvalue",</text:p>
      <text:p text:style-name="Standard"><text:soft-page-break/><text:s text:c="20"/>"type" =&gt; "select",</text:p>
      <text:p text:style-name="Standard"><text:s text:c="20"/>"default" =&gt; "Yes",</text:p>
      <text:p text:style-name="Standard"><text:s text:c="20"/>"values" =&gt; ["Yes", "No"],</text:p>
      <text:p text:style-name="Standard"><text:s text:c="16"/>],</text:p>
      <text:p text:style-name="Standard"><text:s text:c="16"/>[</text:p>
      <text:p text:style-name="Standard"><text:s text:c="20"/>"label" =&gt; "Palette",</text:p>
      <text:p text:style-name="Standard"><text:s text:c="20"/>"key" =&gt; "paletteColors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Target Line",</text:p>
      <text:p text:style-name="Standard"><text:s text:c="20"/>"key" =&gt; "targetline",</text:p>
      <text:p text:style-name="Standard"><text:s text:c="20"/>"type" =&gt; "select",</text:p>
      <text:p text:style-name="Standard"><text:s text:c="20"/>"default" =&gt; "No",</text:p>
      <text:p text:style-name="Standard"><text:s text:c="20"/>"values" =&gt; ["Yes", "No"],</text:p>
      <text:p text:style-name="Standard"><text:s text:c="16"/>],</text:p>
      <text:p text:style-name="Standard"><text:s text:c="16"/>[</text:p>
      <text:p text:style-name="Standard"><text:s text:c="20"/>"label" =&gt; "Target Line Color",</text:p>
      <text:p text:style-name="Standard"><text:s text:c="20"/>"key" =&gt; "targetLine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"label" =&gt; "Target Line Value",</text:p>
      <text:p text:style-name="Standard"><text:s text:c="20"/>"key" =&gt; "targetLineValue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scrollstackedcolumn2d",</text:p>
      <text:p text:style-name="Standard"><text:s text:c="12"/>"htmlGrid" =&gt; false,</text:p>
      <text:p text:style-name="Standard"/>
      <text:p text:style-name="Standard"><text:s text:c="8"/>],</text:p>
      <text:p text:style-name="Standard"><text:s text:c="8"/>"AverageRatingStandardAvgOfAvg" =&gt; [</text:p>
      <text:p text:style-name="Standard"><text:s text:c="12"/>"filename" =&gt; "AverageRatingStandardAvgOfAvg.class.php",</text:p>
      <text:p text:style-name="Standard"><text:s text:c="12"/>"namespace" =&gt; "AverageRatingStandardAvgOfAvg",</text:p>
      <text:p text:style-name="Standard"><text:s text:c="12"/>"chartName" =&gt; "Average Rating Scroll Chart Avg of Avg",</text:p>
      <text:p text:style-name="Standard"><text:s text:c="12"/>"folderName" =&gt; "AverageRatingStandardAvgOfAvg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Demo1", "Demo2", "Demo3", "Demo4", "Demo5", "Answer"],</text:p>
      <text:p text:style-name="Standard"><text:s text:c="12"/>"filterDimensions" =&gt; 6,</text:p>
      <text:p text:style-name="Standard"><text:s text:c="12"/>"sortingConfig" =&gt; [</text:p>
      <text:p text:style-name="Standard"><text:s text:c="16"/>"axis" =&gt; [</text:p>
      <text:p text:style-name="Standard"><text:s text:c="20"/>[</text:p>
      <text:p text:style-name="Standard"><text:s text:c="24"/>"axisName" =&gt; "X-axis",</text:p>
      <text:p text:style-name="Standard"><text:s text:c="24"/>"options" =&gt; [</text:p>
      <text:p text:style-name="Standard"><text:s text:c="28"/>"normal" =&gt; "Label Sorting",</text:p>
      <text:p text:style-name="Standard"><text:s text:c="28"/>"numeric" =&gt; "Label (numeric)",</text:p>
      <text:p text:style-name="Standard"><text:s text:c="28"/>"dateString" =&gt; "Date Format",</text:p>
      <text:p text:style-name="Standard"><text:s text:c="24"/>],</text:p>
      <text:p text:style-name="Standard"><text:soft-page-break/><text:s text:c="20"/>],</text:p>
      <text:p text:style-name="Standard"><text:s text:c="16"/>],</text:p>
      <text:p text:style-name="Standard"><text:s text:c="12"/>],</text:p>
      <text:p text:style-name="Standard"><text:s text:c="12"/>"category" =&gt; 1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Y Axis min",</text:p>
      <text:p text:style-name="Standard"><text:s text:c="20"/>"key" =&gt; "y-axismin",</text:p>
      <text:p text:style-name="Standard"><text:s text:c="20"/>"type" =&gt; "input",</text:p>
      <text:p text:style-name="Standard"><text:s text:c="20"/>"default" =&gt; "0",</text:p>
      <text:p text:style-name="Standard"><text:s text:c="16"/>],</text:p>
      <text:p text:style-name="Standard"><text:s text:c="16"/>[</text:p>
      <text:p text:style-name="Standard"><text:s text:c="20"/>"label" =&gt; "Y-Axis Max",</text:p>
      <text:p text:style-name="Standard"><text:s text:c="20"/>"key" =&gt; "y-axismax",</text:p>
      <text:p text:style-name="Standard"><text:s text:c="20"/>"type" =&gt; "input",</text:p>
      <text:p text:style-name="Standard"><text:s text:c="20"/>"default" =&gt; "10",</text:p>
      <text:p text:style-name="Standard"><text:s text:c="16"/>],</text:p>
      <text:p text:style-name="Standard"><text:s text:c="16"/>[</text:p>
      <text:p text:style-name="Standard"><text:s text:c="20"/>"label" =&gt; "N Value",</text:p>
      <text:p text:style-name="Standard"><text:s text:c="20"/>"key" =&gt; "nvalue",</text:p>
      <text:p text:style-name="Standard"><text:s text:c="20"/>"type" =&gt; "select",</text:p>
      <text:p text:style-name="Standard"><text:s text:c="20"/>"default" =&gt; "Yes",</text:p>
      <text:p text:style-name="Standard"><text:s text:c="20"/>"values" =&gt; ["Yes", "No"],</text:p>
      <text:p text:style-name="Standard"><text:s text:c="16"/>],</text:p>
      <text:p text:style-name="Standard"><text:s text:c="16"/>[</text:p>
      <text:p text:style-name="Standard"><text:s text:c="20"/>"label" =&gt; "Palette",</text:p>
      <text:p text:style-name="Standard"><text:s text:c="20"/>"key" =&gt; "paletteColors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Target Line",</text:p>
      <text:p text:style-name="Standard"><text:s text:c="20"/>"key" =&gt; "targetline",</text:p>
      <text:p text:style-name="Standard"><text:s text:c="20"/>"type" =&gt; "select",</text:p>
      <text:p text:style-name="Standard"><text:s text:c="20"/>"default" =&gt; "No",</text:p>
      <text:p text:style-name="Standard"><text:s text:c="20"/>"values" =&gt; ["Yes", "No"],</text:p>
      <text:p text:style-name="Standard"><text:s text:c="16"/>],</text:p>
      <text:p text:style-name="Standard"><text:s text:c="16"/>[</text:p>
      <text:p text:style-name="Standard"><text:s text:c="20"/>"label" =&gt; "Target Line Color",</text:p>
      <text:p text:style-name="Standard"><text:s text:c="20"/>"key" =&gt; "targetLine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"label" =&gt; "Target Line Value",</text:p>
      <text:p text:style-name="Standard"><text:s text:c="20"/>"key" =&gt; "targetLineValue",</text:p>
      <text:p text:style-name="Standard"><text:soft-page-break/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"label" =&gt; "Nodes",</text:p>
      <text:p text:style-name="Standard"><text:s text:c="20"/>"key" =&gt; "nodeLevel",</text:p>
      <text:p text:style-name="Standard"><text:s text:c="20"/>"type" =&gt; "input",</text:p>
      <text:p text:style-name="Standard"><text:s text:c="20"/>"default" =&gt; "1",</text:p>
      <text:p text:style-name="Standard"><text:s text:c="16"/>],</text:p>
      <text:p text:style-name="Standard"><text:s text:c="16"/>["label" =&gt; "Target Node",</text:p>
      <text:p text:style-name="Standard"><text:s text:c="20"/>"key" =&gt; "targetLevel",</text:p>
      <text:p text:style-name="Standard"><text:s text:c="20"/>"type" =&gt; "input",</text:p>
      <text:p text:style-name="Standard"><text:s text:c="20"/>"default" =&gt; "1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scrollstackedcolumn2d",</text:p>
      <text:p text:style-name="Standard"><text:s text:c="12"/>"htmlGrid" =&gt; false,</text:p>
      <text:p text:style-name="Standard"/>
      <text:p text:style-name="Standard"><text:s text:c="8"/>],</text:p>
      <text:p text:style-name="Standard"><text:s text:c="8"/>"StackedBarPercentageDistribution" =&gt; [</text:p>
      <text:p text:style-name="Standard"><text:s text:c="12"/>"filename" =&gt; "PercentageDistribution.class.php",</text:p>
      <text:p text:style-name="Standard"><text:s text:c="12"/>"namespace" =&gt; "StackedBarChart_Percentage_Distribution",</text:p>
      <text:p text:style-name="Standard"><text:s text:c="12"/>"chartName" =&gt; "Percentage Distribution Stacked Bar Chart",</text:p>
      <text:p text:style-name="Standard"><text:s text:c="12"/>"folderName" =&gt; "StackedBarChart_Percentage_Distribution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Parent", "Child"],</text:p>
      <text:p text:style-name="Standard"><text:s text:c="12"/>"filterDimensions" =&gt; 2,</text:p>
      <text:p text:style-name="Standard"><text:s text:c="12"/>"sortingConfig" =&gt; [</text:p>
      <text:p text:style-name="Standard"><text:s text:c="16"/>"axis" =&gt; [</text:p>
      <text:p text:style-name="Standard"><text:s text:c="20"/>[</text:p>
      <text:p text:style-name="Standard"><text:s text:c="24"/>"axisName" =&gt; "X-axis",</text:p>
      <text:p text:style-name="Standard"><text:s text:c="24"/>"options" =&gt; [</text:p>
      <text:p text:style-name="Standard"><text:s text:c="28"/>"normal" =&gt; "Label Sorting",</text:p>
      <text:p text:style-name="Standard"><text:s text:c="28"/>"numeric" =&gt; "Label (numeric)",</text:p>
      <text:p text:style-name="Standard"><text:s text:c="28"/>"dateString" =&gt; "Date Format",</text:p>
      <text:p text:style-name="Standard"><text:s text:c="24"/>],</text:p>
      <text:p text:style-name="Standard"><text:s text:c="20"/>],</text:p>
      <text:p text:style-name="Standard"><text:s text:c="20"/>[</text:p>
      <text:p text:style-name="Standard"><text:s text:c="24"/>"axisName" =&gt; "Y-axis",</text:p>
      <text:p text:style-name="Standard"><text:s text:c="24"/>"options" =&gt; [</text:p>
      <text:p text:style-name="Standard"><text:s text:c="28"/>"normal" =&gt; "Label Sorting",</text:p>
      <text:p text:style-name="Standard"><text:s text:c="28"/>"numeric" =&gt; "Label (numeric)",</text:p>
      <text:p text:style-name="Standard"><text:s text:c="28"/>"dateString" =&gt; "Date Format",</text:p>
      <text:p text:style-name="Standard"><text:s text:c="24"/>],</text:p>
      <text:p text:style-name="Standard"><text:s text:c="20"/>],</text:p>
      <text:p text:style-name="Standard"><text:s text:c="16"/>],</text:p>
      <text:p text:style-name="Standard"><text:s text:c="12"/>],</text:p>
      <text:p text:style-name="Standard"><text:s text:c="12"/>"category" =&gt; 1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oft-page-break/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Palette",</text:p>
      <text:p text:style-name="Standard"><text:s text:c="20"/>"key" =&gt; "paletteColors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N Value",</text:p>
      <text:p text:style-name="Standard"><text:s text:c="20"/>"key" =&gt; "nvalue",</text:p>
      <text:p text:style-name="Standard"><text:s text:c="20"/>"type" =&gt; "select",</text:p>
      <text:p text:style-name="Standard"><text:s text:c="20"/>"default" =&gt; "Yes",</text:p>
      <text:p text:style-name="Standard"><text:s text:c="20"/>"values" =&gt; ["Yes", "No"],</text:p>
      <text:p text:style-name="Standard"><text:s text:c="16"/>],</text:p>
      <text:p text:style-name="Standard"><text:s text:c="16"/>[</text:p>
      <text:p text:style-name="Standard"><text:s text:c="20"/>"label" =&gt; "Rotate Labels",</text:p>
      <text:p text:style-name="Standard"><text:s text:c="20"/>"key" =&gt; "rotateLabels",</text:p>
      <text:p text:style-name="Standard"><text:s text:c="20"/>"type" =&gt; "select",</text:p>
      <text:p text:style-name="Standard"><text:s text:c="20"/>"default" =&gt; "Horizontal",</text:p>
      <text:p text:style-name="Standard"><text:s text:c="20"/>"values" =&gt; ["Horizontal", "Vertical", "Slanted"]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stackedcolumn2d",</text:p>
      <text:p text:style-name="Standard"><text:s text:c="12"/>"htmlGrid" =&gt; false,</text:p>
      <text:p text:style-name="Standard"><text:s text:c="8"/>],</text:p>
      <text:p text:style-name="Standard"><text:s text:c="8"/>"NPS" =&gt; [</text:p>
      <text:p text:style-name="Standard"><text:s text:c="12"/>"filename" =&gt; "nps.class.php",</text:p>
      <text:p text:style-name="Standard"><text:s text:c="12"/>"namespace" =&gt; "NPS",</text:p>
      <text:p text:style-name="Standard"><text:s text:c="12"/>"chartName" =&gt; "NPS Stacked Bar Chart",</text:p>
      <text:p text:style-name="Standard"><text:s text:c="12"/>"folderName" =&gt; "NPS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Parent", "Answers"],</text:p>
      <text:p text:style-name="Standard"><text:s text:c="12"/>"filterDimensions" =&gt; 2,</text:p>
      <text:p text:style-name="Standard"><text:s text:c="12"/>"sortingConfig" =&gt; [],</text:p>
      <text:p text:style-name="Standard"><text:s text:c="12"/>"category" =&gt; 7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Palette",</text:p>
      <text:p text:style-name="Standard"><text:s text:c="20"/>"key" =&gt; "paletteColors",</text:p>
      <text:p text:style-name="Standard"><text:soft-page-break/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Colour",</text:p>
      <text:p text:style-name="Standard"><text:s text:c="20"/>"key" =&gt; "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Size",</text:p>
      <text:p text:style-name="Standard"><text:s text:c="20"/>"key" =&gt; "fontSize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stackedcolumn2d",</text:p>
      <text:p text:style-name="Standard"><text:s text:c="12"/>"htmlGrid" =&gt; false,</text:p>
      <text:p text:style-name="Standard"><text:s text:c="8"/>],</text:p>
      <text:p text:style-name="Standard"><text:s text:c="8"/>"Grid3DStandard" =&gt; [</text:p>
      <text:p text:style-name="Standard"><text:s text:c="12"/>"filename" =&gt; "Grid3DStandard.class.php",</text:p>
      <text:p text:style-name="Standard"><text:s text:c="12"/>"namespace" =&gt; "Grid3DStandard",</text:p>
      <text:p text:style-name="Standard"><text:s text:c="12"/>"chartName" =&gt; "Grid Data Count",</text:p>
      <text:p text:style-name="Standard"><text:s text:c="12"/>"folderName" =&gt; "Grid3DStandard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Parent", "Child"],</text:p>
      <text:p text:style-name="Standard"><text:s text:c="12"/>"filterDimensions" =&gt; 2,</text:p>
      <text:p text:style-name="Standard"><text:s text:c="12"/>"sortingConfig" =&gt; [],</text:p>
      <text:p text:style-name="Standard"><text:s text:c="12"/>"category" =&gt; 6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Palette",</text:p>
      <text:p text:style-name="Standard"><text:s text:c="20"/>"key" =&gt; "paletteColors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Header Background Colour #",</text:p>
      <text:p text:style-name="Standard"><text:s text:c="20"/>"key" =&gt; "headerbg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oft-page-break/><text:s text:c="20"/>"label" =&gt; "Header Font Colour #",</text:p>
      <text:p text:style-name="Standard"><text:s text:c="20"/>"key" =&gt; "header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Custom Headers",</text:p>
      <text:p text:style-name="Standard"><text:s text:c="20"/>"key" =&gt; "customHeaders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",</text:p>
      <text:p text:style-name="Standard"><text:s text:c="12"/>"htmlGrid" =&gt; true,</text:p>
      <text:p text:style-name="Standard"><text:s text:c="8"/>],</text:p>
      <text:p text:style-name="Standard"><text:s text:c="8"/>"NPSMultiStacked" =&gt; [</text:p>
      <text:p text:style-name="Standard"><text:s text:c="12"/>"filename" =&gt; "NPSMultiStacked.class.php",</text:p>
      <text:p text:style-name="Standard"><text:s text:c="12"/>"namespace" =&gt; "NPS_multiStacked_Chart",</text:p>
      <text:p text:style-name="Standard"><text:s text:c="12"/>"chartName" =&gt; "NPS Multi Stacked Bar Chart",</text:p>
      <text:p text:style-name="Standard"><text:s text:c="12"/>"folderName" =&gt; "NPS_multiStacked_Chart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Parent", "Child"],</text:p>
      <text:p text:style-name="Standard"><text:s text:c="12"/>"filterDimensions" =&gt; 2,</text:p>
      <text:p text:style-name="Standard"><text:s text:c="12"/>"sortingConfig" =&gt; [</text:p>
      <text:p text:style-name="Standard"><text:s text:c="16"/>"axis" =&gt; [</text:p>
      <text:p text:style-name="Standard"><text:s text:c="20"/>[</text:p>
      <text:p text:style-name="Standard"><text:s text:c="24"/>"axisName" =&gt; "X-axis",</text:p>
      <text:p text:style-name="Standard"><text:s text:c="24"/>"options" =&gt; [</text:p>
      <text:p text:style-name="Standard"><text:s text:c="28"/>"normal" =&gt; "Label Sorting",</text:p>
      <text:p text:style-name="Standard"><text:s text:c="28"/>"numeric" =&gt; "Label (numeric)",</text:p>
      <text:p text:style-name="Standard"><text:s text:c="28"/>"dateString" =&gt; "Date Format",</text:p>
      <text:p text:style-name="Standard"><text:s text:c="24"/>],</text:p>
      <text:p text:style-name="Standard"><text:s text:c="20"/>],</text:p>
      <text:p text:style-name="Standard"><text:s text:c="16"/>],</text:p>
      <text:p text:style-name="Standard"><text:s text:c="12"/>],</text:p>
      <text:p text:style-name="Standard"><text:s text:c="12"/>"category" =&gt; 7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Y Axis min",</text:p>
      <text:p text:style-name="Standard"><text:s text:c="20"/>"key" =&gt; "y-axismin",</text:p>
      <text:p text:style-name="Standard"><text:s text:c="20"/>"type" =&gt; "input",</text:p>
      <text:p text:style-name="Standard"><text:s text:c="20"/>"default" =&gt; "0",</text:p>
      <text:p text:style-name="Standard"><text:s text:c="16"/>],</text:p>
      <text:p text:style-name="Standard"><text:soft-page-break/><text:s text:c="16"/>[</text:p>
      <text:p text:style-name="Standard"><text:s text:c="20"/>"label" =&gt; "Y-Axis Max",</text:p>
      <text:p text:style-name="Standard"><text:s text:c="20"/>"key" =&gt; "y-axismax",</text:p>
      <text:p text:style-name="Standard"><text:s text:c="20"/>"type" =&gt; "input",</text:p>
      <text:p text:style-name="Standard"><text:s text:c="20"/>"default" =&gt; "10",</text:p>
      <text:p text:style-name="Standard"><text:s text:c="16"/>],</text:p>
      <text:p text:style-name="Standard"><text:s text:c="16"/>[</text:p>
      <text:p text:style-name="Standard"><text:s text:c="20"/>"label" =&gt; "Palette",</text:p>
      <text:p text:style-name="Standard"><text:s text:c="20"/>"key" =&gt; "paletteColors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Colour",</text:p>
      <text:p text:style-name="Standard"><text:s text:c="20"/>"key" =&gt; "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Size",</text:p>
      <text:p text:style-name="Standard"><text:s text:c="20"/>"key" =&gt; "fontSize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Rotate Labels",</text:p>
      <text:p text:style-name="Standard"><text:s text:c="20"/>"key" =&gt; "rotateLabels",</text:p>
      <text:p text:style-name="Standard"><text:s text:c="20"/>"type" =&gt; "select",</text:p>
      <text:p text:style-name="Standard"><text:s text:c="20"/>"default" =&gt; "Horizontal",</text:p>
      <text:p text:style-name="Standard"><text:s text:c="20"/>"values" =&gt; ["Horizontal", "Vertical"],</text:p>
      <text:p text:style-name="Standard"><text:s text:c="16"/>],</text:p>
      <text:p text:style-name="Standard"><text:s text:c="16"/>[</text:p>
      <text:p text:style-name="Standard"><text:s text:c="20"/>"label" =&gt; "Rotate Values",</text:p>
      <text:p text:style-name="Standard"><text:s text:c="20"/>"key" =&gt; "rotateValues",</text:p>
      <text:p text:style-name="Standard"><text:s text:c="20"/>"type" =&gt; "select",</text:p>
      <text:p text:style-name="Standard"><text:s text:c="20"/>"default" =&gt; "Horizontal",</text:p>
      <text:p text:style-name="Standard"><text:s text:c="20"/>"values" =&gt; ["Horizontal", "Vertical"],</text:p>
      <text:p text:style-name="Standard"><text:s text:c="16"/>],</text:p>
      <text:p text:style-name="Standard"><text:s text:c="16"/>[</text:p>
      <text:p text:style-name="Standard"><text:s text:c="20"/>"label" =&gt; "Hide Score Line",</text:p>
      <text:p text:style-name="Standard"><text:s text:c="20"/>"key" =&gt; "hideScoreLine",</text:p>
      <text:p text:style-name="Standard"><text:s text:c="20"/>"type" =&gt; "select",</text:p>
      <text:p text:style-name="Standard"><text:s text:c="20"/>"default" =&gt; "No",</text:p>
      <text:p text:style-name="Standard"><text:s text:c="20"/>"values" =&gt; ["No", "Yes"],</text:p>
      <text:p text:style-name="Standard"><text:s text:c="16"/>],</text:p>
      <text:p text:style-name="Standard"/>
      <text:p text:style-name="Standard"><text:s text:c="16"/></text:p>
      <text:p text:style-name="Standard"><text:s text:c="12"/>],</text:p>
      <text:p text:style-name="Standard"><text:s text:c="12"/>"isWidget" =&gt; false,</text:p>
      <text:p text:style-name="Standard"><text:s text:c="12"/>"chartType" =&gt; "stackedcolumn2dline",</text:p>
      <text:p text:style-name="Standard"><text:s text:c="12"/>"htmlGrid" =&gt; false,</text:p>
      <text:p text:style-name="Standard"><text:s text:c="8"/>],</text:p>
      <text:p text:style-name="Standard"><text:soft-page-break/><text:s text:c="8"/>"NPSMultiStackedChart" =&gt; [ // Same as above chart, but this is disabled, only here for legacy charts</text:p>
      <text:p text:style-name="Standard"><text:s text:c="12"/>"filename" =&gt; "NPSMultiStacked.class.php",</text:p>
      <text:p text:style-name="Standard"><text:s text:c="12"/>"namespace" =&gt; "NPS_multiStacked_Chart",</text:p>
      <text:p text:style-name="Standard"><text:s text:c="12"/>"chartName" =&gt; "NPS Multi Stacked Bar Chart",</text:p>
      <text:p text:style-name="Standard"><text:s text:c="12"/>"folderName" =&gt; "NPS_multiStacked_Chart",</text:p>
      <text:p text:style-name="Standard"><text:s text:c="12"/>"active" =&gt; false,</text:p>
      <text:p text:style-name="Standard"><text:s text:c="12"/>"is_grid" =&gt; false,</text:p>
      <text:p text:style-name="Standard"><text:s text:c="12"/>"filterLabels" =&gt; ["Parent", "Child"],</text:p>
      <text:p text:style-name="Standard"><text:s text:c="12"/>"filterDimensions" =&gt; 2,</text:p>
      <text:p text:style-name="Standard"><text:s text:c="12"/>"sortingConfig" =&gt; [</text:p>
      <text:p text:style-name="Standard"><text:s text:c="16"/>"axis" =&gt; [</text:p>
      <text:p text:style-name="Standard"><text:s text:c="20"/>[</text:p>
      <text:p text:style-name="Standard"><text:s text:c="24"/>"axisName" =&gt; "X-axis",</text:p>
      <text:p text:style-name="Standard"><text:s text:c="24"/>"options" =&gt; [</text:p>
      <text:p text:style-name="Standard"><text:s text:c="28"/>"normal" =&gt; "Label Sorting",</text:p>
      <text:p text:style-name="Standard"><text:s text:c="28"/>"numeric" =&gt; "Label (numeric)",</text:p>
      <text:p text:style-name="Standard"><text:s text:c="28"/>"dateString" =&gt; "Date Format",</text:p>
      <text:p text:style-name="Standard"><text:s text:c="24"/>],</text:p>
      <text:p text:style-name="Standard"><text:s text:c="20"/>],</text:p>
      <text:p text:style-name="Standard"><text:s text:c="16"/>],</text:p>
      <text:p text:style-name="Standard"><text:s text:c="12"/>],</text:p>
      <text:p text:style-name="Standard"><text:s text:c="12"/>"category" =&gt; 7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Y Axis min",</text:p>
      <text:p text:style-name="Standard"><text:s text:c="20"/>"key" =&gt; "y-axismin",</text:p>
      <text:p text:style-name="Standard"><text:s text:c="20"/>"type" =&gt; "input",</text:p>
      <text:p text:style-name="Standard"><text:s text:c="20"/>"default" =&gt; "0",</text:p>
      <text:p text:style-name="Standard"><text:s text:c="16"/>],</text:p>
      <text:p text:style-name="Standard"><text:s text:c="16"/>[</text:p>
      <text:p text:style-name="Standard"><text:s text:c="20"/>"label" =&gt; "Y-Axis Max",</text:p>
      <text:p text:style-name="Standard"><text:s text:c="20"/>"key" =&gt; "y-axismax",</text:p>
      <text:p text:style-name="Standard"><text:s text:c="20"/>"type" =&gt; "input",</text:p>
      <text:p text:style-name="Standard"><text:s text:c="20"/>"default" =&gt; "10",</text:p>
      <text:p text:style-name="Standard"><text:s text:c="16"/>],</text:p>
      <text:p text:style-name="Standard"><text:s text:c="16"/>[</text:p>
      <text:p text:style-name="Standard"><text:s text:c="20"/>"label" =&gt; "Palette",</text:p>
      <text:p text:style-name="Standard"><text:s text:c="20"/>"key" =&gt; "paletteColors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Colour",</text:p>
      <text:p text:style-name="Standard"><text:s text:c="20"/>"key" =&gt; "fontColor",</text:p>
      <text:p text:style-name="Standard"><text:soft-page-break/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Size",</text:p>
      <text:p text:style-name="Standard"><text:s text:c="20"/>"key" =&gt; "fontSize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Rotate Labels",</text:p>
      <text:p text:style-name="Standard"><text:s text:c="20"/>"key" =&gt; "rotateLabels",</text:p>
      <text:p text:style-name="Standard"><text:s text:c="20"/>"type" =&gt; "select",</text:p>
      <text:p text:style-name="Standard"><text:s text:c="20"/>"default" =&gt; "Horizontal",</text:p>
      <text:p text:style-name="Standard"><text:s text:c="20"/>"values" =&gt; ["Horizontal", "Vertical"],</text:p>
      <text:p text:style-name="Standard"><text:s text:c="16"/>],</text:p>
      <text:p text:style-name="Standard"><text:s text:c="16"/>[</text:p>
      <text:p text:style-name="Standard"><text:s text:c="20"/>"label" =&gt; "Rotate Values",</text:p>
      <text:p text:style-name="Standard"><text:s text:c="20"/>"key" =&gt; "rotateValues",</text:p>
      <text:p text:style-name="Standard"><text:s text:c="20"/>"type" =&gt; "select",</text:p>
      <text:p text:style-name="Standard"><text:s text:c="20"/>"default" =&gt; "Horizontal",</text:p>
      <text:p text:style-name="Standard"><text:s text:c="20"/>"values" =&gt; ["Horizontal", "Vertical"],</text:p>
      <text:p text:style-name="Standard"><text:s text:c="16"/>],</text:p>
      <text:p text:style-name="Standard"><text:s text:c="16"/>[</text:p>
      <text:p text:style-name="Standard"><text:s text:c="20"/>"label" =&gt; "Hide Score Line",</text:p>
      <text:p text:style-name="Standard"><text:s text:c="20"/>"key" =&gt; "hideScoreLine",</text:p>
      <text:p text:style-name="Standard"><text:s text:c="20"/>"type" =&gt; "select",</text:p>
      <text:p text:style-name="Standard"><text:s text:c="20"/>"default" =&gt; "No",</text:p>
      <text:p text:style-name="Standard"><text:s text:c="20"/>"values" =&gt; ["No", "Yes"]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stackedcolumn2dline",</text:p>
      <text:p text:style-name="Standard"><text:s text:c="12"/>"htmlGrid" =&gt; false,</text:p>
      <text:p text:style-name="Standard"><text:s text:c="8"/>],</text:p>
      <text:p text:style-name="Standard"><text:s text:c="8"/>"LineChart_MultiSeries" =&gt; [</text:p>
      <text:p text:style-name="Standard"><text:s text:c="12"/>"filename" =&gt; "LineChartMultiSeries.class.php",</text:p>
      <text:p text:style-name="Standard"><text:s text:c="12"/>"namespace" =&gt; "LineChart_MultiSeries",</text:p>
      <text:p text:style-name="Standard"><text:s text:c="12"/>"chartName" =&gt; "Multi Series Line Chart",</text:p>
      <text:p text:style-name="Standard"><text:s text:c="12"/>"folderName" =&gt; "LineChart_MultiSeries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Parent", "Child"],</text:p>
      <text:p text:style-name="Standard"><text:s text:c="12"/>"filterDimensions" =&gt; 2,</text:p>
      <text:p text:style-name="Standard"><text:s text:c="12"/>"sortingConfig" =&gt; [],</text:p>
      <text:p text:style-name="Standard"><text:s text:c="12"/>"category" =&gt; 2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oft-page-break/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Rotate Labels",</text:p>
      <text:p text:style-name="Standard"><text:s text:c="20"/>"key" =&gt; "rotateLabels",</text:p>
      <text:p text:style-name="Standard"><text:s text:c="20"/>"type" =&gt; "select",</text:p>
      <text:p text:style-name="Standard"><text:s text:c="20"/>"default" =&gt; "Horizontal",</text:p>
      <text:p text:style-name="Standard"><text:s text:c="20"/>"values" =&gt; ["Horizontal", "Vertical"],</text:p>
      <text:p text:style-name="Standard"><text:s text:c="16"/>],</text:p>
      <text:p text:style-name="Standard"><text:s text:c="16"/>[</text:p>
      <text:p text:style-name="Standard"><text:s text:c="20"/>"label" =&gt; "Rotate Values",</text:p>
      <text:p text:style-name="Standard"><text:s text:c="20"/>"key" =&gt; "rotateValues",</text:p>
      <text:p text:style-name="Standard"><text:s text:c="20"/>"type" =&gt; "select",</text:p>
      <text:p text:style-name="Standard"><text:s text:c="20"/>"default" =&gt; "Horizontal",</text:p>
      <text:p text:style-name="Standard"><text:s text:c="20"/>"values" =&gt; ["Horizontal", "Vertical"],</text:p>
      <text:p text:style-name="Standard"><text:s text:c="16"/>],</text:p>
      <text:p text:style-name="Standard"><text:s text:c="16"/>[</text:p>
      <text:p text:style-name="Standard"><text:s text:c="20"/>"label" =&gt; "Palette",</text:p>
      <text:p text:style-name="Standard"><text:s text:c="20"/>"key" =&gt; "paletteColors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Months Range",</text:p>
      <text:p text:style-name="Standard"><text:s text:c="20"/>"key" =&gt; "monthsBack",</text:p>
      <text:p text:style-name="Standard"><text:s text:c="20"/>"type" =&gt; "select",</text:p>
      <text:p text:style-name="Standard"><text:s text:c="20"/>"default" =&gt; "All",</text:p>
      <text:p text:style-name="Standard"><text:s text:c="20"/>"values" =&gt; ["All", 1, 2, 3, 4, 5, 6, 7, 8, 9, 10, 11, 12],</text:p>
      <text:p text:style-name="Standard"><text:s text:c="16"/>],</text:p>
      <text:p text:style-name="Standard"><text:s text:c="16"/>[</text:p>
      <text:p text:style-name="Standard"><text:s text:c="20"/>"label" =&gt; "Period",</text:p>
      <text:p text:style-name="Standard"><text:s text:c="20"/>"key" =&gt; "period",</text:p>
      <text:p text:style-name="Standard"><text:s text:c="20"/>"type" =&gt; "select",</text:p>
      <text:p text:style-name="Standard"><text:s text:c="20"/>"default" =&gt; "months",</text:p>
      <text:p text:style-name="Standard"><text:s text:c="20"/>"values" =&gt; ["months", "weeks"],</text:p>
      <text:p text:style-name="Standard"><text:s text:c="16"/>],</text:p>
      <text:p text:style-name="Standard"><text:s text:c="16"/>[</text:p>
      <text:p text:style-name="Standard"><text:s text:c="20"/>"label" =&gt; "Y Axis min",</text:p>
      <text:p text:style-name="Standard"><text:s text:c="20"/>"key" =&gt; "y-axismin",</text:p>
      <text:p text:style-name="Standard"><text:s text:c="20"/>"type" =&gt; "input",</text:p>
      <text:p text:style-name="Standard"><text:s text:c="20"/>"default" =&gt; "0",</text:p>
      <text:p text:style-name="Standard"><text:s text:c="16"/>],</text:p>
      <text:p text:style-name="Standard"><text:s text:c="16"/>[</text:p>
      <text:p text:style-name="Standard"><text:s text:c="20"/>"label" =&gt; "Y-Axis Max",</text:p>
      <text:p text:style-name="Standard"><text:s text:c="20"/>"key" =&gt; "y-axismax",</text:p>
      <text:p text:style-name="Standard"><text:s text:c="20"/>"type" =&gt; "input",</text:p>
      <text:p text:style-name="Standard"><text:s text:c="20"/>"default" =&gt; "10",</text:p>
      <text:p text:style-name="Standard"><text:s text:c="16"/>],</text:p>
      <text:p text:style-name="Standard"><text:s text:c="16"/>[</text:p>
      <text:p text:style-name="Standard"><text:s text:c="20"/>"label" =&gt; "Font Colour",</text:p>
      <text:p text:style-name="Standard"><text:s text:c="20"/>"key" =&gt; "fontColor",</text:p>
      <text:p text:style-name="Standard"><text:s text:c="20"/>"type" =&gt; "input",</text:p>
      <text:p text:style-name="Standard"><text:soft-page-break/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Size",</text:p>
      <text:p text:style-name="Standard"><text:s text:c="20"/>"key" =&gt; "fontSize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msline",</text:p>
      <text:p text:style-name="Standard"><text:s text:c="12"/>"htmlGrid" =&gt; false,</text:p>
      <text:p text:style-name="Standard"><text:s text:c="8"/>],</text:p>
      <text:p text:style-name="Standard"><text:s text:c="8"/>"NPS_multiStacked_Chart_Caption" =&gt; [</text:p>
      <text:p text:style-name="Standard"><text:s text:c="12"/>"filename" =&gt; "NPSMultiStackedwithCaption.class.php",</text:p>
      <text:p text:style-name="Standard"><text:s text:c="12"/>"namespace" =&gt; "NPS_multiStacked_Chart_Caption",</text:p>
      <text:p text:style-name="Standard"><text:s text:c="12"/>"chartName" =&gt; "NPS Multi Stacked Chart with Caption",</text:p>
      <text:p text:style-name="Standard"><text:s text:c="12"/>"folderName" =&gt; "NPS_multiStacked_Chart_Caption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Parent", "Child"],</text:p>
      <text:p text:style-name="Standard"><text:s text:c="12"/>"filterDimensions" =&gt; 2,</text:p>
      <text:p text:style-name="Standard"><text:s text:c="12"/>"sortingConfig" =&gt; [</text:p>
      <text:p text:style-name="Standard"><text:s text:c="16"/>"axis" =&gt; [</text:p>
      <text:p text:style-name="Standard"><text:s text:c="20"/>[</text:p>
      <text:p text:style-name="Standard"><text:s text:c="24"/>"axisName" =&gt; "X-axis",</text:p>
      <text:p text:style-name="Standard"><text:s text:c="24"/>"options" =&gt; [</text:p>
      <text:p text:style-name="Standard"><text:s text:c="28"/>"normal" =&gt; "Label Sorting",</text:p>
      <text:p text:style-name="Standard"><text:s text:c="28"/>"numeric" =&gt; "Label (numeric)",</text:p>
      <text:p text:style-name="Standard"><text:s text:c="28"/>"dateString" =&gt; "Date Format",</text:p>
      <text:p text:style-name="Standard"><text:s text:c="24"/>],</text:p>
      <text:p text:style-name="Standard"><text:s text:c="20"/>],</text:p>
      <text:p text:style-name="Standard"><text:s text:c="20"/>[</text:p>
      <text:p text:style-name="Standard"><text:s text:c="24"/>"axisName" =&gt; "Y-axis",</text:p>
      <text:p text:style-name="Standard"><text:s text:c="24"/>"options" =&gt; [</text:p>
      <text:p text:style-name="Standard"><text:s text:c="28"/>"normal" =&gt; "Label Sorting",</text:p>
      <text:p text:style-name="Standard"><text:s text:c="28"/>"numeric" =&gt; "Label (numeric)",</text:p>
      <text:p text:style-name="Standard"><text:s text:c="28"/>"dateString" =&gt; "Date Format",</text:p>
      <text:p text:style-name="Standard"><text:s text:c="24"/>],</text:p>
      <text:p text:style-name="Standard"><text:s text:c="20"/>],</text:p>
      <text:p text:style-name="Standard"><text:s text:c="16"/>],</text:p>
      <text:p text:style-name="Standard"><text:s text:c="12"/>],</text:p>
      <text:p text:style-name="Standard"><text:s text:c="12"/>"category" =&gt; 7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oft-page-break/><text:s text:c="20"/>"label" =&gt; "Y Axis min",</text:p>
      <text:p text:style-name="Standard"><text:s text:c="20"/>"key" =&gt; "y-axismin",</text:p>
      <text:p text:style-name="Standard"><text:s text:c="20"/>"type" =&gt; "input",</text:p>
      <text:p text:style-name="Standard"><text:s text:c="20"/>"default" =&gt; "0",</text:p>
      <text:p text:style-name="Standard"><text:s text:c="16"/>],</text:p>
      <text:p text:style-name="Standard"><text:s text:c="16"/>[</text:p>
      <text:p text:style-name="Standard"><text:s text:c="20"/>"label" =&gt; "Y-Axis Max",</text:p>
      <text:p text:style-name="Standard"><text:s text:c="20"/>"key" =&gt; "y-axismax",</text:p>
      <text:p text:style-name="Standard"><text:s text:c="20"/>"type" =&gt; "input",</text:p>
      <text:p text:style-name="Standard"><text:s text:c="20"/>"default" =&gt; "10",</text:p>
      <text:p text:style-name="Standard"><text:s text:c="16"/>],</text:p>
      <text:p text:style-name="Standard"><text:s text:c="16"/>[</text:p>
      <text:p text:style-name="Standard"><text:s text:c="20"/>"label" =&gt; "Palette",</text:p>
      <text:p text:style-name="Standard"><text:s text:c="20"/>"key" =&gt; "paletteColors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Colour",</text:p>
      <text:p text:style-name="Standard"><text:s text:c="20"/>"key" =&gt; "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Size",</text:p>
      <text:p text:style-name="Standard"><text:s text:c="20"/>"key" =&gt; "fontSize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Hide Score Line",</text:p>
      <text:p text:style-name="Standard"><text:s text:c="20"/>"key" =&gt; "hideScoreLine",</text:p>
      <text:p text:style-name="Standard"><text:s text:c="20"/>"type" =&gt; "select",</text:p>
      <text:p text:style-name="Standard"><text:s text:c="20"/>"default" =&gt; "No",</text:p>
      <text:p text:style-name="Standard"><text:s text:c="20"/>"values" =&gt; ["No", "Yes"]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stackedcolumn2dline",</text:p>
      <text:p text:style-name="Standard"><text:s text:c="12"/>"htmlGrid" =&gt; false,</text:p>
      <text:p text:style-name="Standard"><text:s text:c="8"/>],</text:p>
      <text:p text:style-name="Standard"><text:s text:c="8"/>"AverageRating4D" =&gt; [</text:p>
      <text:p text:style-name="Standard"><text:s text:c="12"/>"filename" =&gt; "AverageRating4D.class.php",</text:p>
      <text:p text:style-name="Standard"><text:s text:c="12"/>"namespace" =&gt; "AverageRating4D",</text:p>
      <text:p text:style-name="Standard"><text:s text:c="12"/>"chartName" =&gt; "Average Rating 4D",</text:p>
      <text:p text:style-name="Standard"><text:s text:c="12"/>"folderName" =&gt; "AverageRating_4D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Parent", "Child", "Answers"],</text:p>
      <text:p text:style-name="Standard"><text:s text:c="12"/>"filterDimensions" =&gt; 3,</text:p>
      <text:p text:style-name="Standard"><text:s text:c="12"/>"sortingConfig" =&gt; [</text:p>
      <text:p text:style-name="Standard"><text:s text:c="16"/>"axis" =&gt; [</text:p>
      <text:p text:style-name="Standard"><text:soft-page-break/><text:s text:c="20"/>[</text:p>
      <text:p text:style-name="Standard"><text:s text:c="24"/>"axisName" =&gt; "X-axis",</text:p>
      <text:p text:style-name="Standard"><text:s text:c="24"/>"options" =&gt; [</text:p>
      <text:p text:style-name="Standard"><text:s text:c="28"/>"normal" =&gt; "Label Sorting",</text:p>
      <text:p text:style-name="Standard"><text:s text:c="28"/>"numeric" =&gt; "Label (numeric)",</text:p>
      <text:p text:style-name="Standard"><text:s text:c="28"/>"dateString" =&gt; "Date Format",</text:p>
      <text:p text:style-name="Standard"><text:s text:c="24"/>],</text:p>
      <text:p text:style-name="Standard"><text:s text:c="20"/>],</text:p>
      <text:p text:style-name="Standard"><text:s text:c="20"/>[</text:p>
      <text:p text:style-name="Standard"><text:s text:c="24"/>"axisName" =&gt; "Y-axis",</text:p>
      <text:p text:style-name="Standard"><text:s text:c="24"/>"options" =&gt; [</text:p>
      <text:p text:style-name="Standard"><text:s text:c="28"/>"normal" =&gt; "Label Sorting",</text:p>
      <text:p text:style-name="Standard"><text:s text:c="28"/>"numeric" =&gt; "Label (numeric)",</text:p>
      <text:p text:style-name="Standard"><text:s text:c="28"/>"dateString" =&gt; "Date Format",</text:p>
      <text:p text:style-name="Standard"><text:s text:c="24"/>],</text:p>
      <text:p text:style-name="Standard"><text:s text:c="20"/>],</text:p>
      <text:p text:style-name="Standard"><text:s text:c="16"/>],</text:p>
      <text:p text:style-name="Standard"><text:s text:c="12"/>],</text:p>
      <text:p text:style-name="Standard"><text:s text:c="12"/>"category" =&gt; 1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Y-Axis Min",</text:p>
      <text:p text:style-name="Standard"><text:s text:c="20"/>"key" =&gt; "y-axismin",</text:p>
      <text:p text:style-name="Standard"><text:s text:c="20"/>"type" =&gt; "input",</text:p>
      <text:p text:style-name="Standard"><text:s text:c="20"/>"default" =&gt; "0",</text:p>
      <text:p text:style-name="Standard"><text:s text:c="16"/>],</text:p>
      <text:p text:style-name="Standard"><text:s text:c="16"/>[</text:p>
      <text:p text:style-name="Standard"><text:s text:c="20"/>"label" =&gt; "Y-Axis Max",</text:p>
      <text:p text:style-name="Standard"><text:s text:c="20"/>"key" =&gt; "y-axismax",</text:p>
      <text:p text:style-name="Standard"><text:s text:c="20"/>"type" =&gt; "input",</text:p>
      <text:p text:style-name="Standard"><text:s text:c="20"/>"default" =&gt; "10",</text:p>
      <text:p text:style-name="Standard"><text:s text:c="16"/>],</text:p>
      <text:p text:style-name="Standard"><text:s text:c="16"/>[</text:p>
      <text:p text:style-name="Standard"><text:s text:c="20"/>"label" =&gt; "N Value",</text:p>
      <text:p text:style-name="Standard"><text:s text:c="20"/>"key" =&gt; "nvalue",</text:p>
      <text:p text:style-name="Standard"><text:s text:c="20"/>"type" =&gt; "select",</text:p>
      <text:p text:style-name="Standard"><text:s text:c="20"/>"default" =&gt; "Yes",</text:p>
      <text:p text:style-name="Standard"><text:s text:c="20"/>"values" =&gt; ["Yes", "No"],</text:p>
      <text:p text:style-name="Standard"><text:s text:c="16"/>],</text:p>
      <text:p text:style-name="Standard"><text:s text:c="16"/>[</text:p>
      <text:p text:style-name="Standard"><text:s text:c="20"/>"label" =&gt; "Period",</text:p>
      <text:p text:style-name="Standard"><text:s text:c="20"/>"key" =&gt; "period",</text:p>
      <text:p text:style-name="Standard"><text:s text:c="20"/>"type" =&gt; "select",</text:p>
      <text:p text:style-name="Standard"><text:s text:c="20"/>"default" =&gt; "months",</text:p>
      <text:p text:style-name="Standard"><text:s text:c="20"/>"values" =&gt; ["months", "weeks"],</text:p>
      <text:p text:style-name="Standard"><text:soft-page-break/><text:s text:c="16"/>],</text:p>
      <text:p text:style-name="Standard"><text:s text:c="16"/>[</text:p>
      <text:p text:style-name="Standard"><text:s text:c="20"/>"label" =&gt; "Months Range",</text:p>
      <text:p text:style-name="Standard"><text:s text:c="20"/>"key" =&gt; "monthsBack",</text:p>
      <text:p text:style-name="Standard"><text:s text:c="20"/>"type" =&gt; "select",</text:p>
      <text:p text:style-name="Standard"><text:s text:c="20"/>"default" =&gt; "All",</text:p>
      <text:p text:style-name="Standard"><text:s text:c="20"/>"values" =&gt; ["All", 1, 2, 3, 4, 5, 6, 7, 8, 9, 10, 11, 12],</text:p>
      <text:p text:style-name="Standard"><text:s text:c="16"/>],</text:p>
      <text:p text:style-name="Standard"><text:s text:c="16"/>[</text:p>
      <text:p text:style-name="Standard"><text:s text:c="20"/>"label" =&gt; "Palette",</text:p>
      <text:p text:style-name="Standard"><text:s text:c="20"/>"key" =&gt; "paletteColors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Colour",</text:p>
      <text:p text:style-name="Standard"><text:s text:c="20"/>"key" =&gt; "colou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Colour",</text:p>
      <text:p text:style-name="Standard"><text:s text:c="20"/>"key" =&gt; "fontcolou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Rotate Labels",</text:p>
      <text:p text:style-name="Standard"><text:s text:c="20"/>"key" =&gt; "rotateLabels",</text:p>
      <text:p text:style-name="Standard"><text:s text:c="20"/>"type" =&gt; "select",</text:p>
      <text:p text:style-name="Standard"><text:s text:c="20"/>"default" =&gt; "No",</text:p>
      <text:p text:style-name="Standard"><text:s text:c="20"/>"values" =&gt; ["Horizontal", "Vertical"],</text:p>
      <text:p text:style-name="Standard"><text:s text:c="16"/>],</text:p>
      <text:p text:style-name="Standard"><text:s text:c="16"/>[</text:p>
      <text:p text:style-name="Standard"><text:s text:c="20"/>"label" =&gt; "Rotate Values",</text:p>
      <text:p text:style-name="Standard"><text:s text:c="20"/>"key" =&gt; "rotateValues",</text:p>
      <text:p text:style-name="Standard"><text:s text:c="20"/>"type" =&gt; "select",</text:p>
      <text:p text:style-name="Standard"><text:s text:c="20"/>"default" =&gt; "No",</text:p>
      <text:p text:style-name="Standard"><text:s text:c="20"/>"values" =&gt; ["Horizontal", "Vertical"],</text:p>
      <text:p text:style-name="Standard"><text:s text:c="16"/>],</text:p>
      <text:p text:style-name="Standard"><text:s text:c="16"/>[</text:p>
      <text:p text:style-name="Standard"><text:s text:c="20"/>"label" =&gt; "Value Font Colour",</text:p>
      <text:p text:style-name="Standard"><text:s text:c="20"/>"key" =&gt; "value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Number Suffix",</text:p>
      <text:p text:style-name="Standard"><text:s text:c="20"/>"key" =&gt; "numberSuffix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oft-page-break/><text:s text:c="16"/>[</text:p>
      <text:p text:style-name="Standard"><text:s text:c="20"/>"label" =&gt; "Display Trendlines",</text:p>
      <text:p text:style-name="Standard"><text:s text:c="20"/>"key" =&gt; "displayTrendlines",</text:p>
      <text:p text:style-name="Standard"><text:s text:c="20"/>"type" =&gt; "select",</text:p>
      <text:p text:style-name="Standard"><text:s text:c="20"/>"default" =&gt; "Yes",</text:p>
      <text:p text:style-name="Standard"><text:s text:c="20"/>"values" =&gt; ["Yes", "No"],</text:p>
      <text:p text:style-name="Standard"><text:s text:c="16"/>],</text:p>
      <text:p text:style-name="Standard"><text:s text:c="16"/>[</text:p>
      <text:p text:style-name="Standard"><text:s text:c="20"/>"label" =&gt; "Target Line",</text:p>
      <text:p text:style-name="Standard"><text:s text:c="20"/>"key" =&gt; "targetline",</text:p>
      <text:p text:style-name="Standard"><text:s text:c="20"/>"type" =&gt; "select",</text:p>
      <text:p text:style-name="Standard"><text:s text:c="20"/>"default" =&gt; "No",</text:p>
      <text:p text:style-name="Standard"><text:s text:c="20"/>"values" =&gt; ["Yes", "No"],</text:p>
      <text:p text:style-name="Standard"><text:s text:c="16"/>],</text:p>
      <text:p text:style-name="Standard"><text:s text:c="16"/>[</text:p>
      <text:p text:style-name="Standard"><text:s text:c="20"/>"label" =&gt; "Target Line Color",</text:p>
      <text:p text:style-name="Standard"><text:s text:c="20"/>"key" =&gt; "targetLine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Target Line Value",</text:p>
      <text:p text:style-name="Standard"><text:s text:c="20"/>"key" =&gt; "targetLineValue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Size",</text:p>
      <text:p text:style-name="Standard"><text:s text:c="20"/>"key" =&gt; "fontSize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mscolumn2d",</text:p>
      <text:p text:style-name="Standard"><text:s text:c="12"/>"htmlGrid" =&gt; false,</text:p>
      <text:p text:style-name="Standard"><text:s text:c="8"/>],</text:p>
      <text:p text:style-name="Standard"><text:s text:c="8"/>"LineMultiSeriesAverageChart" =&gt; [</text:p>
      <text:p text:style-name="Standard"><text:s text:c="12"/>"filename" =&gt; "LineMultiSeriesAverageChart.class.php",</text:p>
      <text:p text:style-name="Standard"><text:s text:c="12"/>"namespace" =&gt; "LineMultiSeriesAverageChart",</text:p>
      <text:p text:style-name="Standard"><text:s text:c="12"/>"chartName" =&gt; "Multi Series Average Line Chart 4D",</text:p>
      <text:p text:style-name="Standard"><text:s text:c="12"/>"folderName" =&gt; "LineChart_multiSeries_Average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Parent", "Child", "Answers"],</text:p>
      <text:p text:style-name="Standard"><text:s text:c="12"/>"filterDimensions" =&gt; 0,</text:p>
      <text:p text:style-name="Standard"><text:s text:c="12"/>"sortingConfig" =&gt; [],</text:p>
      <text:p text:style-name="Standard"><text:s text:c="12"/>"category" =&gt; 2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oft-page-break/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Y-Axis Min",</text:p>
      <text:p text:style-name="Standard"><text:s text:c="20"/>"key" =&gt; "y-axismin",</text:p>
      <text:p text:style-name="Standard"><text:s text:c="20"/>"type" =&gt; "input",</text:p>
      <text:p text:style-name="Standard"><text:s text:c="20"/>"default" =&gt; "0",</text:p>
      <text:p text:style-name="Standard"><text:s text:c="16"/>],</text:p>
      <text:p text:style-name="Standard"><text:s text:c="16"/>[</text:p>
      <text:p text:style-name="Standard"><text:s text:c="20"/>"label" =&gt; "Y-Axis Max",</text:p>
      <text:p text:style-name="Standard"><text:s text:c="20"/>"key" =&gt; "y-axismax",</text:p>
      <text:p text:style-name="Standard"><text:s text:c="20"/>"type" =&gt; "input",</text:p>
      <text:p text:style-name="Standard"><text:s text:c="20"/>"default" =&gt; "10",</text:p>
      <text:p text:style-name="Standard"><text:s text:c="16"/>],</text:p>
      <text:p text:style-name="Standard"><text:s text:c="16"/>[</text:p>
      <text:p text:style-name="Standard"><text:s text:c="20"/>"label" =&gt; "YTD Colour #",</text:p>
      <text:p text:style-name="Standard"><text:s text:c="20"/>"key" =&gt; "ytdcolou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Colour #",</text:p>
      <text:p text:style-name="Standard"><text:s text:c="20"/>"key" =&gt; "colou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Colour #",</text:p>
      <text:p text:style-name="Standard"><text:s text:c="20"/>"key" =&gt; "fontcolou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Months Range",</text:p>
      <text:p text:style-name="Standard"><text:s text:c="20"/>"key" =&gt; "monthsBack",</text:p>
      <text:p text:style-name="Standard"><text:s text:c="20"/>"type" =&gt; "select",</text:p>
      <text:p text:style-name="Standard"><text:s text:c="20"/>"default" =&gt; "3",</text:p>
      <text:p text:style-name="Standard"><text:s text:c="20"/>"values" =&gt; ["All", 1, 2, 3, 4, 5, 6, 7, 8, 9, 10, 11, 12],</text:p>
      <text:p text:style-name="Standard"><text:s text:c="16"/>],</text:p>
      <text:p text:style-name="Standard"><text:s text:c="16"/>[</text:p>
      <text:p text:style-name="Standard"><text:s text:c="20"/>"label" =&gt; "Rotate Labels",</text:p>
      <text:p text:style-name="Standard"><text:s text:c="20"/>"key" =&gt; "rotateLabels",</text:p>
      <text:p text:style-name="Standard"><text:s text:c="20"/>"type" =&gt; "select",</text:p>
      <text:p text:style-name="Standard"><text:s text:c="20"/>"default" =&gt; "Horizontal",</text:p>
      <text:p text:style-name="Standard"><text:s text:c="20"/>"values" =&gt; ["Horizontal", "Vertical", "Slanted"],</text:p>
      <text:p text:style-name="Standard"><text:s text:c="16"/>],</text:p>
      <text:p text:style-name="Standard"><text:s text:c="16"/>[</text:p>
      <text:p text:style-name="Standard"><text:s text:c="20"/>"label" =&gt; "Values Position",</text:p>
      <text:p text:style-name="Standard"><text:s text:c="20"/>"key" =&gt; "valuesPosition",</text:p>
      <text:p text:style-name="Standard"><text:s text:c="20"/>"type" =&gt; "select",</text:p>
      <text:p text:style-name="Standard"><text:soft-page-break/><text:s text:c="20"/>"default" =&gt; "Inside",</text:p>
      <text:p text:style-name="Standard"><text:s text:c="20"/>"values" =&gt; ["Inside", "Outside"],</text:p>
      <text:p text:style-name="Standard"><text:s text:c="16"/>],</text:p>
      <text:p text:style-name="Standard"><text:s text:c="16"/>[</text:p>
      <text:p text:style-name="Standard"><text:s text:c="20"/>"label" =&gt; "Period",</text:p>
      <text:p text:style-name="Standard"><text:s text:c="20"/>"key" =&gt; "period",</text:p>
      <text:p text:style-name="Standard"><text:s text:c="20"/>"type" =&gt; "select",</text:p>
      <text:p text:style-name="Standard"><text:s text:c="20"/>"default" =&gt; "months",</text:p>
      <text:p text:style-name="Standard"><text:s text:c="20"/>"values" =&gt; ["months", "weeks"],</text:p>
      <text:p text:style-name="Standard"><text:s text:c="16"/>],</text:p>
      <text:p text:style-name="Standard"><text:s text:c="16"/>[</text:p>
      <text:p text:style-name="Standard"><text:s text:c="20"/>"label" =&gt; "Number Suffix",</text:p>
      <text:p text:style-name="Standard"><text:s text:c="20"/>"key" =&gt; "numberSuffix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Trend Line",</text:p>
      <text:p text:style-name="Standard"><text:s text:c="20"/>"key" =&gt; "displayTrendlines",</text:p>
      <text:p text:style-name="Standard"><text:s text:c="20"/>"type" =&gt; "select",</text:p>
      <text:p text:style-name="Standard"><text:s text:c="20"/>"default" =&gt; "Yes",</text:p>
      <text:p text:style-name="Standard"><text:s text:c="20"/>"values" =&gt; ["Yes", "No"]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msline",</text:p>
      <text:p text:style-name="Standard"><text:s text:c="12"/>"htmlGrid" =&gt; false,</text:p>
      <text:p text:style-name="Standard"><text:s text:c="8"/>],</text:p>
      <text:p text:style-name="Standard"/>
      <text:p text:style-name="Standard"><text:s text:c="8"/>"Top2Box5PointScale" =&gt; [</text:p>
      <text:p text:style-name="Standard"><text:s text:c="12"/>"filename" =&gt; "Top2Box5PointScale.class.php",</text:p>
      <text:p text:style-name="Standard"><text:s text:c="12"/>"namespace" =&gt; "Top2Box5PointScale",</text:p>
      <text:p text:style-name="Standard"><text:s text:c="12"/>"chartName" =&gt; "Top 2 Box 5 Point Scale",</text:p>
      <text:p text:style-name="Standard"><text:s text:c="12"/>"folderName" =&gt; "Top2Box5PointScale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Parent"],</text:p>
      <text:p text:style-name="Standard"><text:s text:c="12"/>"filterDimensions" =&gt; 1,</text:p>
      <text:p text:style-name="Standard"><text:s text:c="12"/>"sortingConfig" =&gt; [],</text:p>
      <text:p text:style-name="Standard"><text:s text:c="12"/>"category" =&gt; 1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Palette",</text:p>
      <text:p text:style-name="Standard"><text:s text:c="20"/>"key" =&gt; "paletteColors",</text:p>
      <text:p text:style-name="Standard"><text:s text:c="20"/>"type" =&gt; "input",</text:p>
      <text:p text:style-name="Standard"><text:soft-page-break/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column2d",</text:p>
      <text:p text:style-name="Standard"><text:s text:c="12"/>"htmlGrid" =&gt; false,</text:p>
      <text:p text:style-name="Standard"><text:s text:c="8"/>],</text:p>
      <text:p text:style-name="Standard"><text:s text:c="8"/>"Top2Box_10PointScale" =&gt; [</text:p>
      <text:p text:style-name="Standard"><text:s text:c="12"/>"filename" =&gt; "Top2Box10PointScale.class.php",</text:p>
      <text:p text:style-name="Standard"><text:s text:c="12"/>"namespace" =&gt; "Top2Box_10PointScale",</text:p>
      <text:p text:style-name="Standard"><text:s text:c="12"/>"chartName" =&gt; "Top 2 Box 10 Point Scale",</text:p>
      <text:p text:style-name="Standard"><text:s text:c="12"/>"folderName" =&gt; "Top2Box_10PointScale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Parent"],</text:p>
      <text:p text:style-name="Standard"><text:s text:c="12"/>"filterDimensions" =&gt; 1,</text:p>
      <text:p text:style-name="Standard"><text:s text:c="12"/>"sortingConfig" =&gt; [],</text:p>
      <text:p text:style-name="Standard"><text:s text:c="12"/>"category" =&gt; 1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Palette",</text:p>
      <text:p text:style-name="Standard"><text:s text:c="20"/>"key" =&gt; "paletteColors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column2d",</text:p>
      <text:p text:style-name="Standard"><text:s text:c="12"/>"htmlGrid" =&gt; false,</text:p>
      <text:p text:style-name="Standard"><text:s text:c="8"/>],</text:p>
      <text:p text:style-name="Standard"><text:s text:c="8"/>"Top2Box_10PointScale_03_45_610" =&gt; [</text:p>
      <text:p text:style-name="Standard"><text:s text:c="12"/>"filename" =&gt; "Top2Box10PointScale.class.php",</text:p>
      <text:p text:style-name="Standard"><text:s text:c="12"/>"namespace" =&gt; "Top2Box_10PointScale_03_45_610",</text:p>
      <text:p text:style-name="Standard"><text:s text:c="12"/>"chartName" =&gt; "Top 2 Box 10 Point Scale 0-3 4-5 6-10",</text:p>
      <text:p text:style-name="Standard"><text:s text:c="12"/>"folderName" =&gt; "Top2Box_10PointScale_03_45_610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Parent"],</text:p>
      <text:p text:style-name="Standard"><text:s text:c="12"/>"filterDimensions" =&gt; 1,</text:p>
      <text:p text:style-name="Standard"><text:s text:c="12"/>"sortingConfig" =&gt; [],</text:p>
      <text:p text:style-name="Standard"><text:s text:c="12"/>"category" =&gt; 1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oft-page-break/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Palette",</text:p>
      <text:p text:style-name="Standard"><text:s text:c="20"/>"key" =&gt; "paletteColors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column2d",</text:p>
      <text:p text:style-name="Standard"><text:s text:c="12"/>"htmlGrid" =&gt; false,</text:p>
      <text:p text:style-name="Standard"><text:s text:c="8"/>],</text:p>
      <text:p text:style-name="Standard"><text:s text:c="8"/>"Top2Box10PointScale04_56_78_910" =&gt; [</text:p>
      <text:p text:style-name="Standard"><text:s text:c="12"/>"filename" =&gt; "Top2Box10PointScale.class.php",</text:p>
      <text:p text:style-name="Standard"><text:s text:c="12"/>"namespace" =&gt; "Top2Box10PointScale04_56_78_910",</text:p>
      <text:p text:style-name="Standard"><text:s text:c="12"/>"chartName" =&gt; "Top 2 Box 10 Point Scale",</text:p>
      <text:p text:style-name="Standard"><text:s text:c="12"/>"folderName" =&gt; "Top2Box_10PointScale_04_56_78_910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Parent"],</text:p>
      <text:p text:style-name="Standard"><text:s text:c="12"/>"filterDimensions" =&gt; 1,</text:p>
      <text:p text:style-name="Standard"><text:s text:c="12"/>"sortingConfig" =&gt; [],</text:p>
      <text:p text:style-name="Standard"><text:s text:c="12"/>"category" =&gt; 1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Palette",</text:p>
      <text:p text:style-name="Standard"><text:s text:c="20"/>"key" =&gt; "paletteColors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column2d",</text:p>
      <text:p text:style-name="Standard"><text:s text:c="12"/>"htmlGrid" =&gt; false,</text:p>
      <text:p text:style-name="Standard"><text:s text:c="8"/>],</text:p>
      <text:p text:style-name="Standard"><text:s text:c="8"/>"Top2Box11PointScale" =&gt; [</text:p>
      <text:p text:style-name="Standard"><text:s text:c="12"/>"filename" =&gt; "Top2Box11PointScale.class.php",</text:p>
      <text:p text:style-name="Standard"><text:s text:c="12"/>"namespace" =&gt; "Top2Box_11PointScale",</text:p>
      <text:p text:style-name="Standard"><text:s text:c="12"/>"chartName" =&gt; "Top 2 Box 11 Point Scale",</text:p>
      <text:p text:style-name="Standard"><text:s text:c="12"/>"folderName" =&gt; "Top2Box_11PointScale",</text:p>
      <text:p text:style-name="Standard"><text:s text:c="12"/>"active" =&gt; true,</text:p>
      <text:p text:style-name="Standard"><text:s text:c="12"/>"is_grid" =&gt; false,</text:p>
      <text:p text:style-name="Standard"><text:soft-page-break/><text:s text:c="12"/>"filterLabels" =&gt; ["Parent"],</text:p>
      <text:p text:style-name="Standard"><text:s text:c="12"/>"filterDimensions" =&gt; 1,</text:p>
      <text:p text:style-name="Standard"><text:s text:c="12"/>"sortingConfig" =&gt; [],</text:p>
      <text:p text:style-name="Standard"><text:s text:c="12"/>"category" =&gt; 1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Palette",</text:p>
      <text:p text:style-name="Standard"><text:s text:c="20"/>"key" =&gt; "paletteColors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column2d",</text:p>
      <text:p text:style-name="Standard"><text:s text:c="12"/>"htmlGrid" =&gt; false,</text:p>
      <text:p text:style-name="Standard"><text:s text:c="8"/>],</text:p>
      <text:p text:style-name="Standard"><text:s text:c="8"/>"AverageRatingStandardGauge" =&gt; [</text:p>
      <text:p text:style-name="Standard"><text:s text:c="12"/>"filename" =&gt; "AverageRatingStandardGauge.class.php",</text:p>
      <text:p text:style-name="Standard"><text:s text:c="12"/>"namespace" =&gt; "AverageRatingStandardGauge",</text:p>
      <text:p text:style-name="Standard"><text:s text:c="12"/>"chartName" =&gt; "Average Rating Gauge",</text:p>
      <text:p text:style-name="Standard"><text:s text:c="12"/>"folderName" =&gt; "AverageRating_Standard_Gauge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Parent", "Score Selection"],</text:p>
      <text:p text:style-name="Standard"><text:s text:c="12"/>"filterDimensions" =&gt; 2,</text:p>
      <text:p text:style-name="Standard"><text:s text:c="12"/>"sortingConfig" =&gt; [],</text:p>
      <text:p text:style-name="Standard"><text:s text:c="12"/>"category" =&gt; 4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Red min",</text:p>
      <text:p text:style-name="Standard"><text:s text:c="20"/>"key" =&gt; "redmin",</text:p>
      <text:p text:style-name="Standard"><text:s text:c="20"/>"type" =&gt; "input",</text:p>
      <text:p text:style-name="Standard"><text:s text:c="20"/>"default" =&gt; "0",</text:p>
      <text:p text:style-name="Standard"><text:s text:c="16"/>],</text:p>
      <text:p text:style-name="Standard"><text:s text:c="16"/>[</text:p>
      <text:p text:style-name="Standard"><text:s text:c="20"/>"label" =&gt; "Red max",</text:p>
      <text:p text:style-name="Standard"><text:s text:c="20"/>"key" =&gt; "redmax",</text:p>
      <text:p text:style-name="Standard"><text:s text:c="20"/>"type" =&gt; "input",</text:p>
      <text:p text:style-name="Standard"><text:soft-page-break/><text:s text:c="20"/>"default" =&gt; "7",</text:p>
      <text:p text:style-name="Standard"><text:s text:c="16"/>],</text:p>
      <text:p text:style-name="Standard"><text:s text:c="16"/>[</text:p>
      <text:p text:style-name="Standard"><text:s text:c="20"/>"label" =&gt; "Yellow min",</text:p>
      <text:p text:style-name="Standard"><text:s text:c="20"/>"key" =&gt; "yellowmin",</text:p>
      <text:p text:style-name="Standard"><text:s text:c="20"/>"type" =&gt; "input",</text:p>
      <text:p text:style-name="Standard"><text:s text:c="20"/>"default" =&gt; "7",</text:p>
      <text:p text:style-name="Standard"><text:s text:c="16"/>],</text:p>
      <text:p text:style-name="Standard"><text:s text:c="16"/>[</text:p>
      <text:p text:style-name="Standard"><text:s text:c="20"/>"label" =&gt; "Yellow max",</text:p>
      <text:p text:style-name="Standard"><text:s text:c="20"/>"key" =&gt; "yellowmax",</text:p>
      <text:p text:style-name="Standard"><text:s text:c="20"/>"type" =&gt; "input",</text:p>
      <text:p text:style-name="Standard"><text:s text:c="20"/>"default" =&gt; "8.3",</text:p>
      <text:p text:style-name="Standard"><text:s text:c="16"/>],</text:p>
      <text:p text:style-name="Standard"><text:s text:c="16"/>[</text:p>
      <text:p text:style-name="Standard"><text:s text:c="20"/>"label" =&gt; "Green min",</text:p>
      <text:p text:style-name="Standard"><text:s text:c="20"/>"key" =&gt; "greenmin",</text:p>
      <text:p text:style-name="Standard"><text:s text:c="20"/>"type" =&gt; "input",</text:p>
      <text:p text:style-name="Standard"><text:s text:c="20"/>"default" =&gt; "8.3",</text:p>
      <text:p text:style-name="Standard"><text:s text:c="16"/>],</text:p>
      <text:p text:style-name="Standard"><text:s text:c="16"/>[</text:p>
      <text:p text:style-name="Standard"><text:s text:c="20"/>"label" =&gt; "Green max",</text:p>
      <text:p text:style-name="Standard"><text:s text:c="20"/>"key" =&gt; "greenmax",</text:p>
      <text:p text:style-name="Standard"><text:s text:c="20"/>"type" =&gt; "input",</text:p>
      <text:p text:style-name="Standard"><text:s text:c="20"/>"default" =&gt; "10",</text:p>
      <text:p text:style-name="Standard"><text:s text:c="16"/>],</text:p>
      <text:p text:style-name="Standard"><text:s text:c="16"/>[</text:p>
      <text:p text:style-name="Standard"><text:s text:c="20"/>"label" =&gt; "Font Colour",</text:p>
      <text:p text:style-name="Standard"><text:s text:c="20"/>"key" =&gt; "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Size",</text:p>
      <text:p text:style-name="Standard"><text:s text:c="20"/>"key" =&gt; "fontSize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/>
      <text:p text:style-name="Standard"><text:s text:c="12"/>],</text:p>
      <text:p text:style-name="Standard"><text:s text:c="12"/>"isWidget" =&gt; false,</text:p>
      <text:p text:style-name="Standard"><text:s text:c="12"/>"chartType" =&gt; "angulargauge",</text:p>
      <text:p text:style-name="Standard"><text:s text:c="12"/>"htmlGrid" =&gt; false,</text:p>
      <text:p text:style-name="Standard"><text:s text:c="8"/>],</text:p>
      <text:p text:style-name="Standard"><text:s text:c="8"/>"AverageRatingAgentGrid" =&gt; [</text:p>
      <text:p text:style-name="Standard"><text:s text:c="12"/>"filename" =&gt; "AverageRatingAgentGrid.class.php",</text:p>
      <text:p text:style-name="Standard"><text:s text:c="12"/>"namespace" =&gt; "AverageRatingAgentGrid",</text:p>
      <text:p text:style-name="Standard"><text:s text:c="12"/>"chartName" =&gt; "Average Rating Agent Grid",</text:p>
      <text:p text:style-name="Standard"><text:s text:c="12"/>"folderName" =&gt; "AverageRatingAgentGrid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Parent", "Child"],</text:p>
      <text:p text:style-name="Standard"><text:soft-page-break/><text:s text:c="12"/>"filterDimensions" =&gt; 2,</text:p>
      <text:p text:style-name="Standard"><text:s text:c="12"/>"sortingConfig" =&gt; [],</text:p>
      <text:p text:style-name="Standard"><text:s text:c="12"/>"category" =&gt; 6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Show Overall Rating",</text:p>
      <text:p text:style-name="Standard"><text:s text:c="20"/>"key" =&gt; "enableavgoverall",</text:p>
      <text:p text:style-name="Standard"><text:s text:c="20"/>"type" =&gt; "select",</text:p>
      <text:p text:style-name="Standard"><text:s text:c="20"/>"default" =&gt; "Yes",</text:p>
      <text:p text:style-name="Standard"><text:s text:c="20"/>"values" =&gt; ["Yes", "No"],</text:p>
      <text:p text:style-name="Standard"><text:s text:c="16"/>],</text:p>
      <text:p text:style-name="Standard"><text:s text:c="16"/>[</text:p>
      <text:p text:style-name="Standard"><text:s text:c="20"/>"label" =&gt; "Header Background Colour #",</text:p>
      <text:p text:style-name="Standard"><text:s text:c="20"/>"key" =&gt; "headerbg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Header Font Colour #",</text:p>
      <text:p text:style-name="Standard"><text:s text:c="20"/>"key" =&gt; "header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",</text:p>
      <text:p text:style-name="Standard"><text:s text:c="12"/>"htmlGrid" =&gt; true,</text:p>
      <text:p text:style-name="Standard"><text:s text:c="8"/>],</text:p>
      <text:p text:style-name="Standard"><text:s text:c="8"/>"Top5BoxRatingPie" =&gt; [</text:p>
      <text:p text:style-name="Standard"><text:s text:c="12"/>"filename" =&gt; "Top5BoxRatingPie.class.php",</text:p>
      <text:p text:style-name="Standard"><text:s text:c="12"/>"namespace" =&gt; "Top5Box_Rating_Pie",</text:p>
      <text:p text:style-name="Standard"><text:s text:c="12"/>"chartName" =&gt; "Top 5 Box Rating Pie",</text:p>
      <text:p text:style-name="Standard"><text:s text:c="12"/>"folderName" =&gt; "Top5Box_Rating_Pie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Parent", "Answer"],</text:p>
      <text:p text:style-name="Standard"><text:s text:c="12"/>"filterDimensions" =&gt; 2,</text:p>
      <text:p text:style-name="Standard"><text:s text:c="12"/>"sortingConfig" =&gt; [],</text:p>
      <text:p text:style-name="Standard"><text:s text:c="12"/>"category" =&gt; 3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oft-page-break/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Palette",</text:p>
      <text:p text:style-name="Standard"><text:s text:c="20"/>"key" =&gt; "paletteColors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pie2d",</text:p>
      <text:p text:style-name="Standard"><text:s text:c="12"/>"htmlGrid" =&gt; false,</text:p>
      <text:p text:style-name="Standard"><text:s text:c="8"/>],</text:p>
      <text:p text:style-name="Standard"><text:s text:c="8"/>"Pareto_Standard" =&gt; [</text:p>
      <text:p text:style-name="Standard"><text:s text:c="12"/>"filename" =&gt; "ParetoStandard.class.php",</text:p>
      <text:p text:style-name="Standard"><text:s text:c="12"/>"namespace" =&gt; "Pareto_Standard",</text:p>
      <text:p text:style-name="Standard"><text:s text:c="12"/>"chartName" =&gt; "Pareto Standard",</text:p>
      <text:p text:style-name="Standard"><text:s text:c="12"/>"folderName" =&gt; "Pareto_Standard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Parent"],</text:p>
      <text:p text:style-name="Standard"><text:s text:c="12"/>"filterDimensions" =&gt; 1,</text:p>
      <text:p text:style-name="Standard"><text:s text:c="12"/>"sortingConfig" =&gt; [],</text:p>
      <text:p text:style-name="Standard"><text:s text:c="12"/>"category" =&gt; 1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Palette",</text:p>
      <text:p text:style-name="Standard"><text:s text:c="20"/>"key" =&gt; "paletteColors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Colour",</text:p>
      <text:p text:style-name="Standard"><text:s text:c="20"/>"key" =&gt; "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Size",</text:p>
      <text:p text:style-name="Standard"><text:s text:c="20"/>"key" =&gt; "fontSize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oft-page-break/><text:s text:c="12"/>"chartType" =&gt; "pareto2d",</text:p>
      <text:p text:style-name="Standard"><text:s text:c="12"/>"htmlGrid" =&gt; false,</text:p>
      <text:p text:style-name="Standard"><text:s text:c="8"/>],</text:p>
      <text:p text:style-name="Standard"/>
      <text:p text:style-name="Standard"><text:s text:c="8"/>"Top2Box10PointScale04_56_78_910" =&gt; [</text:p>
      <text:p text:style-name="Standard"><text:s text:c="12"/>"filename" =&gt; "Top2Box10PointScale.class.php",</text:p>
      <text:p text:style-name="Standard"><text:s text:c="12"/>"namespace" =&gt; "Top2Box10PointScale04_56_78_910",</text:p>
      <text:p text:style-name="Standard"><text:s text:c="12"/>"chartName" =&gt; "Top 2 Box 10 Point Scale 0-4 5-6 7-10 9-10",</text:p>
      <text:p text:style-name="Standard"><text:s text:c="12"/>"folderName" =&gt; "Top2Box_10PointScale_04_56_78_910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Parent"],</text:p>
      <text:p text:style-name="Standard"><text:s text:c="12"/>"filterDimensions" =&gt; 1,</text:p>
      <text:p text:style-name="Standard"><text:s text:c="12"/>"sortingConfig" =&gt; [],</text:p>
      <text:p text:style-name="Standard"><text:s text:c="12"/>"category" =&gt; 1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Palette",</text:p>
      <text:p text:style-name="Standard"><text:s text:c="20"/>"key" =&gt; "paletteColors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column2d",</text:p>
      <text:p text:style-name="Standard"><text:s text:c="12"/>"htmlGrid" =&gt; false,</text:p>
      <text:p text:style-name="Standard"><text:s text:c="8"/>],</text:p>
      <text:p text:style-name="Standard"><text:s text:c="8"/>"Top2Box_10PointScale_05_68_910" =&gt; [</text:p>
      <text:p text:style-name="Standard"><text:s text:c="12"/>"filename" =&gt; "Top2Box10PointScale.class.php",</text:p>
      <text:p text:style-name="Standard"><text:s text:c="12"/>"namespace" =&gt; "Top2Box_10PointScale_05_68_910",</text:p>
      <text:p text:style-name="Standard"><text:s text:c="12"/>"chartName" =&gt; "Top 2 Box 10 Point Scale 0-5,6-8,9-10",</text:p>
      <text:p text:style-name="Standard"><text:s text:c="12"/>"folderName" =&gt; "Top2Box_10PointScale_05_68_910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Parent"],</text:p>
      <text:p text:style-name="Standard"><text:s text:c="12"/>"filterDimensions" =&gt; 1,</text:p>
      <text:p text:style-name="Standard"><text:s text:c="12"/>"sortingConfig" =&gt; [],</text:p>
      <text:p text:style-name="Standard"><text:s text:c="12"/>"category" =&gt; 1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oft-page-break/><text:s text:c="16"/>],</text:p>
      <text:p text:style-name="Standard"><text:s text:c="16"/>[</text:p>
      <text:p text:style-name="Standard"><text:s text:c="20"/>"label" =&gt; "Palette",</text:p>
      <text:p text:style-name="Standard"><text:s text:c="20"/>"key" =&gt; "paletteColors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column2d",</text:p>
      <text:p text:style-name="Standard"><text:s text:c="12"/>"htmlGrid" =&gt; false,</text:p>
      <text:p text:style-name="Standard"><text:s text:c="8"/>],</text:p>
      <text:p text:style-name="Standard"/>
      <text:p text:style-name="Standard"><text:s text:c="8"/>"AverageRatingBullet" =&gt; [</text:p>
      <text:p text:style-name="Standard"><text:s text:c="12"/>"filename" =&gt; "AverageRatingBullet.class.php",</text:p>
      <text:p text:style-name="Standard"><text:s text:c="12"/>"namespace" =&gt; "AverageRatingBullet",</text:p>
      <text:p text:style-name="Standard"><text:s text:c="12"/>"chartName" =&gt; "Average Rating Bullet",</text:p>
      <text:p text:style-name="Standard"><text:s text:c="12"/>"folderName" =&gt; "AverageRating_Bullet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Parent", "Score Selection"],</text:p>
      <text:p text:style-name="Standard"><text:s text:c="12"/>"filterDimensions" =&gt; 2,</text:p>
      <text:p text:style-name="Standard"><text:s text:c="12"/>"sortingConfig" =&gt; [],</text:p>
      <text:p text:style-name="Standard"><text:s text:c="12"/>"category" =&gt; 7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Target",</text:p>
      <text:p text:style-name="Standard"><text:s text:c="20"/>"key" =&gt; "target",</text:p>
      <text:p text:style-name="Standard"><text:s text:c="20"/>"type" =&gt; "input",</text:p>
      <text:p text:style-name="Standard"><text:s text:c="20"/>"default" =&gt; "9",</text:p>
      <text:p text:style-name="Standard"><text:s text:c="16"/>],</text:p>
      <text:p text:style-name="Standard"><text:s text:c="16"/>[</text:p>
      <text:p text:style-name="Standard"><text:s text:c="20"/>"label" =&gt; "Red min",</text:p>
      <text:p text:style-name="Standard"><text:s text:c="20"/>"key" =&gt; "redmin",</text:p>
      <text:p text:style-name="Standard"><text:s text:c="20"/>"type" =&gt; "input",</text:p>
      <text:p text:style-name="Standard"><text:s text:c="20"/>"default" =&gt; "0",</text:p>
      <text:p text:style-name="Standard"><text:s text:c="16"/>],</text:p>
      <text:p text:style-name="Standard"><text:s text:c="16"/>[</text:p>
      <text:p text:style-name="Standard"><text:s text:c="20"/>"label" =&gt; "Red max",</text:p>
      <text:p text:style-name="Standard"><text:s text:c="20"/>"key" =&gt; "redmax",</text:p>
      <text:p text:style-name="Standard"><text:s text:c="20"/>"type" =&gt; "input",</text:p>
      <text:p text:style-name="Standard"><text:s text:c="20"/>"default" =&gt; "7",</text:p>
      <text:p text:style-name="Standard"><text:s text:c="16"/>],</text:p>
      <text:p text:style-name="Standard"><text:s text:c="16"/>[</text:p>
      <text:p text:style-name="Standard"><text:s text:c="20"/>"label" =&gt; "Yellow min",</text:p>
      <text:p text:style-name="Standard"><text:soft-page-break/><text:s text:c="20"/>"key" =&gt; "yellowmin",</text:p>
      <text:p text:style-name="Standard"><text:s text:c="20"/>"type" =&gt; "input",</text:p>
      <text:p text:style-name="Standard"><text:s text:c="20"/>"default" =&gt; "7",</text:p>
      <text:p text:style-name="Standard"><text:s text:c="16"/>],</text:p>
      <text:p text:style-name="Standard"><text:s text:c="16"/>[</text:p>
      <text:p text:style-name="Standard"><text:s text:c="20"/>"label" =&gt; "Yellow max",</text:p>
      <text:p text:style-name="Standard"><text:s text:c="20"/>"key" =&gt; "yellowmax",</text:p>
      <text:p text:style-name="Standard"><text:s text:c="20"/>"type" =&gt; "input",</text:p>
      <text:p text:style-name="Standard"><text:s text:c="20"/>"default" =&gt; "8.3",</text:p>
      <text:p text:style-name="Standard"><text:s text:c="16"/>],</text:p>
      <text:p text:style-name="Standard"><text:s text:c="16"/>[</text:p>
      <text:p text:style-name="Standard"><text:s text:c="20"/>"label" =&gt; "Green min",</text:p>
      <text:p text:style-name="Standard"><text:s text:c="20"/>"key" =&gt; "greenmin",</text:p>
      <text:p text:style-name="Standard"><text:s text:c="20"/>"type" =&gt; "input",</text:p>
      <text:p text:style-name="Standard"><text:s text:c="20"/>"default" =&gt;</text:p>
      <text:p text:style-name="Standard"><text:s text:c="20"/>"8.3",</text:p>
      <text:p text:style-name="Standard"><text:s text:c="16"/>],</text:p>
      <text:p text:style-name="Standard"><text:s text:c="16"/>[</text:p>
      <text:p text:style-name="Standard"><text:s text:c="20"/>"label" =&gt; "Green max",</text:p>
      <text:p text:style-name="Standard"><text:s text:c="20"/>"key" =&gt; "greenmax",</text:p>
      <text:p text:style-name="Standard"><text:s text:c="20"/>"type" =&gt; "input",</text:p>
      <text:p text:style-name="Standard"><text:s text:c="20"/>"default" =&gt; "10",</text:p>
      <text:p text:style-name="Standard"><text:s text:c="16"/>],</text:p>
      <text:p text:style-name="Standard"><text:s text:c="16"/>[</text:p>
      <text:p text:style-name="Standard"><text:s text:c="20"/>"label" =&gt; "Plot Colour",</text:p>
      <text:p text:style-name="Standard"><text:s text:c="20"/>"key" =&gt; "plo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Scale min",</text:p>
      <text:p text:style-name="Standard"><text:s text:c="20"/>"key" =&gt; "minscale",</text:p>
      <text:p text:style-name="Standard"><text:s text:c="20"/>"type" =&gt; "input",</text:p>
      <text:p text:style-name="Standard"><text:s text:c="20"/>"default" =&gt; "0",</text:p>
      <text:p text:style-name="Standard"><text:s text:c="16"/>],</text:p>
      <text:p text:style-name="Standard"><text:s text:c="16"/>[</text:p>
      <text:p text:style-name="Standard"><text:s text:c="20"/>"label" =&gt; "Scale max",</text:p>
      <text:p text:style-name="Standard"><text:s text:c="20"/>"key" =&gt; "maxscale",</text:p>
      <text:p text:style-name="Standard"><text:s text:c="20"/>"type" =&gt; "input",</text:p>
      <text:p text:style-name="Standard"><text:s text:c="20"/>"default" =&gt; "10",</text:p>
      <text:p text:style-name="Standard"><text:s text:c="16"/>],</text:p>
      <text:p text:style-name="Standard"><text:s text:c="16"/>[</text:p>
      <text:p text:style-name="Standard"><text:s text:c="20"/>"label" =&gt; "Margin Top",</text:p>
      <text:p text:style-name="Standard"><text:s text:c="20"/>"key" =&gt; "marginTop",</text:p>
      <text:p text:style-name="Standard"><text:s text:c="20"/>"type" =&gt; "input",</text:p>
      <text:p text:style-name="Standard"><text:s text:c="20"/>"default" =&gt; "140",</text:p>
      <text:p text:style-name="Standard"><text:s text:c="16"/>],</text:p>
      <text:p text:style-name="Standard"><text:s text:c="16"/>[</text:p>
      <text:p text:style-name="Standard"><text:s text:c="20"/>"label" =&gt; "Margin Bottom",</text:p>
      <text:p text:style-name="Standard"><text:s text:c="20"/>"key" =&gt; "marginBottom",</text:p>
      <text:p text:style-name="Standard"><text:s text:c="20"/>"type" =&gt; "input",</text:p>
      <text:p text:style-name="Standard"><text:s text:c="20"/>"default" =&gt; "140",</text:p>
      <text:p text:style-name="Standard"><text:soft-page-break/><text:s text:c="16"/>],</text:p>
      <text:p text:style-name="Standard"><text:s text:c="16"/>[</text:p>
      <text:p text:style-name="Standard"><text:s text:c="20"/>"label" =&gt; "Font Colour",</text:p>
      <text:p text:style-name="Standard"><text:s text:c="20"/>"key" =&gt; "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Size",</text:p>
      <text:p text:style-name="Standard"><text:s text:c="20"/>"key" =&gt; "fontSize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/>
      <text:p text:style-name="Standard"><text:s text:c="12"/>],</text:p>
      <text:p text:style-name="Standard"><text:s text:c="12"/>"isWidget" =&gt; false,</text:p>
      <text:p text:style-name="Standard"><text:s text:c="12"/>"chartType" =&gt; "hbullet",</text:p>
      <text:p text:style-name="Standard"><text:s text:c="12"/>"htmlGrid" =&gt; false,</text:p>
      <text:p text:style-name="Standard"><text:s text:c="8"/>],</text:p>
      <text:p text:style-name="Standard"><text:s text:c="8"/>"NPSGauge" =&gt; [</text:p>
      <text:p text:style-name="Standard"><text:s text:c="12"/>"filename" =&gt; "NPSGauge.class.php",</text:p>
      <text:p text:style-name="Standard"><text:s text:c="12"/>"namespace" =&gt; "NPS_Gauge",</text:p>
      <text:p text:style-name="Standard"><text:s text:c="12"/>"chartName" =&gt; "NPS Gauge",</text:p>
      <text:p text:style-name="Standard"><text:s text:c="12"/>"folderName" =&gt; "NPS_Gauge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Answers"],</text:p>
      <text:p text:style-name="Standard"><text:s text:c="12"/>"filterDimensions" =&gt; 1,</text:p>
      <text:p text:style-name="Standard"><text:s text:c="12"/>"sortingConfig" =&gt; [],</text:p>
      <text:p text:style-name="Standard"><text:s text:c="12"/>"category" =&gt; 4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Red min",</text:p>
      <text:p text:style-name="Standard"><text:s text:c="20"/>"key" =&gt; "redmin",</text:p>
      <text:p text:style-name="Standard"><text:s text:c="20"/>"type" =&gt; "input",</text:p>
      <text:p text:style-name="Standard"><text:s text:c="20"/>"default" =&gt; "0",</text:p>
      <text:p text:style-name="Standard"><text:s text:c="16"/>],</text:p>
      <text:p text:style-name="Standard"><text:s text:c="16"/>[</text:p>
      <text:p text:style-name="Standard"><text:s text:c="20"/>"label" =&gt; "Red max",</text:p>
      <text:p text:style-name="Standard"><text:s text:c="20"/>"key" =&gt; "redmax",</text:p>
      <text:p text:style-name="Standard"><text:s text:c="20"/>"type" =&gt; "input",</text:p>
      <text:p text:style-name="Standard"><text:s text:c="20"/>"default" =&gt; "7",</text:p>
      <text:p text:style-name="Standard"><text:s text:c="16"/>],</text:p>
      <text:p text:style-name="Standard"><text:s text:c="16"/>[</text:p>
      <text:p text:style-name="Standard"><text:s text:c="20"/>"label" =&gt; "Yellow min",</text:p>
      <text:p text:style-name="Standard"><text:soft-page-break/><text:s text:c="20"/>"key" =&gt; "yellowmin",</text:p>
      <text:p text:style-name="Standard"><text:s text:c="20"/>"type" =&gt; "input",</text:p>
      <text:p text:style-name="Standard"><text:s text:c="20"/>"default" =&gt; "7",</text:p>
      <text:p text:style-name="Standard"><text:s text:c="16"/>],</text:p>
      <text:p text:style-name="Standard"><text:s text:c="16"/>[</text:p>
      <text:p text:style-name="Standard"><text:s text:c="20"/>"label" =&gt; "Yellow max",</text:p>
      <text:p text:style-name="Standard"><text:s text:c="20"/>"key" =&gt; "yellowmax",</text:p>
      <text:p text:style-name="Standard"><text:s text:c="20"/>"type" =&gt; "input",</text:p>
      <text:p text:style-name="Standard"><text:s text:c="20"/>"default" =&gt; "8.3",</text:p>
      <text:p text:style-name="Standard"><text:s text:c="16"/>],</text:p>
      <text:p text:style-name="Standard"><text:s text:c="16"/>[</text:p>
      <text:p text:style-name="Standard"><text:s text:c="20"/>"label" =&gt; "Green min",</text:p>
      <text:p text:style-name="Standard"><text:s text:c="20"/>"key" =&gt; "greenmin",</text:p>
      <text:p text:style-name="Standard"><text:s text:c="20"/>"type" =&gt; "input",</text:p>
      <text:p text:style-name="Standard"><text:s text:c="20"/>"default" =&gt; "8.3",</text:p>
      <text:p text:style-name="Standard"><text:s text:c="16"/>],</text:p>
      <text:p text:style-name="Standard"><text:s text:c="16"/>[</text:p>
      <text:p text:style-name="Standard"><text:s text:c="20"/>"label" =&gt; "Green max",</text:p>
      <text:p text:style-name="Standard"><text:s text:c="20"/>"key" =&gt; "greenmax",</text:p>
      <text:p text:style-name="Standard"><text:s text:c="20"/>"type" =&gt; "input",</text:p>
      <text:p text:style-name="Standard"><text:s text:c="20"/>"default" =&gt; "10",</text:p>
      <text:p text:style-name="Standard"><text:s text:c="16"/>],</text:p>
      <text:p text:style-name="Standard"><text:s text:c="16"/>[</text:p>
      <text:p text:style-name="Standard"><text:s text:c="20"/>"label" =&gt; "Scale min",</text:p>
      <text:p text:style-name="Standard"><text:s text:c="20"/>"key" =&gt; "minscale",</text:p>
      <text:p text:style-name="Standard"><text:s text:c="20"/>"type" =&gt; "input",</text:p>
      <text:p text:style-name="Standard"><text:s text:c="20"/>"default" =&gt; "-100",</text:p>
      <text:p text:style-name="Standard"><text:s text:c="16"/>],</text:p>
      <text:p text:style-name="Standard"><text:s text:c="16"/>[</text:p>
      <text:p text:style-name="Standard"><text:s text:c="20"/>"label" =&gt; "Scale max",</text:p>
      <text:p text:style-name="Standard"><text:s text:c="20"/>"key" =&gt; "maxscale",</text:p>
      <text:p text:style-name="Standard"><text:s text:c="20"/>"type" =&gt; "input",</text:p>
      <text:p text:style-name="Standard"><text:s text:c="20"/>"default" =&gt; "100",</text:p>
      <text:p text:style-name="Standard"><text:s text:c="16"/>],</text:p>
      <text:p text:style-name="Standard"><text:s text:c="16"/>[</text:p>
      <text:p text:style-name="Standard"><text:s text:c="20"/>"label" =&gt; "Target",</text:p>
      <text:p text:style-name="Standard"><text:s text:c="20"/>"key" =&gt; "target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Palette",</text:p>
      <text:p text:style-name="Standard"><text:s text:c="20"/>"key" =&gt; "paletteColors",</text:p>
      <text:p text:style-name="Standard"><text:s text:c="20"/>"type" =&gt; "input",</text:p>
      <text:p text:style-name="Standard"><text:s text:c="20"/>"default" =&gt; "FF654F,F6BD0F,8BBA00",</text:p>
      <text:p text:style-name="Standard"><text:s text:c="16"/>],</text:p>
      <text:p text:style-name="Standard"><text:s text:c="16"/>[</text:p>
      <text:p text:style-name="Standard"><text:s text:c="20"/>"label" =&gt; "Start Angle",</text:p>
      <text:p text:style-name="Standard"><text:s text:c="20"/>"key" =&gt; "gaugeStartAngle",</text:p>
      <text:p text:style-name="Standard"><text:s text:c="20"/>"type" =&gt; "input",</text:p>
      <text:p text:style-name="Standard"><text:s text:c="20"/>"default" =&gt; "225",</text:p>
      <text:p text:style-name="Standard"><text:s text:c="16"/>],</text:p>
      <text:p text:style-name="Standard"><text:soft-page-break/><text:s text:c="16"/>[</text:p>
      <text:p text:style-name="Standard"><text:s text:c="20"/>"label" =&gt; "End Angle",</text:p>
      <text:p text:style-name="Standard"><text:s text:c="20"/>"key" =&gt; "gaugeEndAngle",</text:p>
      <text:p text:style-name="Standard"><text:s text:c="20"/>"type" =&gt; "input",</text:p>
      <text:p text:style-name="Standard"><text:s text:c="20"/>"default" =&gt; "-45",</text:p>
      <text:p text:style-name="Standard"><text:s text:c="16"/>],</text:p>
      <text:p text:style-name="Standard"><text:s text:c="16"/>[</text:p>
      <text:p text:style-name="Standard"><text:s text:c="20"/>"label" =&gt; "Number Tick Marks",</text:p>
      <text:p text:style-name="Standard"><text:s text:c="20"/>"key" =&gt; "majorTMNumber",</text:p>
      <text:p text:style-name="Standard"><text:s text:c="20"/>"type" =&gt; "input",</text:p>
      <text:p text:style-name="Standard"><text:s text:c="20"/>"default" =&gt; "20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angulargauge",</text:p>
      <text:p text:style-name="Standard"><text:s text:c="12"/>"htmlGrid" =&gt; false,</text:p>
      <text:p text:style-name="Standard"><text:s text:c="8"/>],</text:p>
      <text:p text:style-name="Standard"/>
      <text:p text:style-name="Standard"><text:s text:c="8"/>"CompetenciesGrid" =&gt; [</text:p>
      <text:p text:style-name="Standard"><text:s text:c="12"/>"filename" =&gt; "Competencies.class.php",</text:p>
      <text:p text:style-name="Standard"><text:s text:c="12"/>"namespace" =&gt; "CompetenciesGrid",</text:p>
      <text:p text:style-name="Standard"><text:s text:c="12"/>"chartName" =&gt; "Competencies Grid",</text:p>
      <text:p text:style-name="Standard"><text:s text:c="12"/>"folderName" =&gt; "Competencies_Grid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Demographic", "Monthly", "Answer"],</text:p>
      <text:p text:style-name="Standard"><text:s text:c="12"/>"filterDimensions" =&gt; 3,</text:p>
      <text:p text:style-name="Standard"><text:s text:c="12"/>"sortingConfig" =&gt; [</text:p>
      <text:p text:style-name="Standard"><text:s text:c="16"/>"axis" =&gt; [</text:p>
      <text:p text:style-name="Standard"><text:s text:c="20"/>[</text:p>
      <text:p text:style-name="Standard"><text:s text:c="24"/>"axisName" =&gt; "X-axis",</text:p>
      <text:p text:style-name="Standard"><text:s text:c="24"/>"options" =&gt; [</text:p>
      <text:p text:style-name="Standard"><text:s text:c="28"/>"normal" =&gt; "Label Sorting",</text:p>
      <text:p text:style-name="Standard"><text:s text:c="28"/>"numeric" =&gt; "Label (numeric)",</text:p>
      <text:p text:style-name="Standard"><text:s text:c="28"/>"dateString" =&gt; "Date Format",</text:p>
      <text:p text:style-name="Standard"><text:s text:c="24"/>],</text:p>
      <text:p text:style-name="Standard"><text:s text:c="20"/>],</text:p>
      <text:p text:style-name="Standard"><text:s text:c="16"/>],</text:p>
      <text:p text:style-name="Standard"><text:s text:c="12"/>],</text:p>
      <text:p text:style-name="Standard"><text:s text:c="12"/>"category" =&gt; 6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Grid Ttitle",</text:p>
      <text:p text:style-name="Standard"><text:s text:c="20"/>"key" =&gt; "gridTitle",</text:p>
      <text:p text:style-name="Standard"><text:s text:c="20"/>"type" =&gt; "input",</text:p>
      <text:p text:style-name="Standard"><text:soft-page-break/><text:s text:c="20"/>"default" =&gt; "Summary",</text:p>
      <text:p text:style-name="Standard"><text:s text:c="16"/>],</text:p>
      <text:p text:style-name="Standard"><text:s text:c="16"/>[</text:p>
      <text:p text:style-name="Standard"><text:s text:c="20"/>"label" =&gt; "Header Background Colour #",</text:p>
      <text:p text:style-name="Standard"><text:s text:c="20"/>"key" =&gt; "headerbg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Header Font Colour #",</text:p>
      <text:p text:style-name="Standard"><text:s text:c="20"/>"key" =&gt; "header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",</text:p>
      <text:p text:style-name="Standard"><text:s text:c="12"/>"htmlGrid" =&gt; true,</text:p>
      <text:p text:style-name="Standard"><text:s text:c="8"/>],</text:p>
      <text:p text:style-name="Standard"><text:s text:c="8"/>"ClientsAtRiskGrid" =&gt; [</text:p>
      <text:p text:style-name="Standard"><text:s text:c="12"/>"filename" =&gt; "ClientsAtRiskGrid.class.php",</text:p>
      <text:p text:style-name="Standard"><text:s text:c="12"/>"namespace" =&gt; "ClientsAtRiskGrid",</text:p>
      <text:p text:style-name="Standard"><text:s text:c="12"/>"chartName" =&gt; "Clients At Risk Grid",</text:p>
      <text:p text:style-name="Standard"><text:s text:c="12"/>"folderName" =&gt; "Clients_At_Risk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Month", "Answers"],</text:p>
      <text:p text:style-name="Standard"><text:s text:c="12"/>"filterDimensions" =&gt; 2,</text:p>
      <text:p text:style-name="Standard"><text:s text:c="12"/>"sortingConfig" =&gt; [</text:p>
      <text:p text:style-name="Standard"><text:s text:c="16"/>"axis" =&gt; [</text:p>
      <text:p text:style-name="Standard"><text:s text:c="20"/>[</text:p>
      <text:p text:style-name="Standard"><text:s text:c="24"/>"axisName" =&gt; "X-axis",</text:p>
      <text:p text:style-name="Standard"><text:s text:c="24"/>"options" =&gt; [</text:p>
      <text:p text:style-name="Standard"><text:s text:c="28"/>"normal" =&gt; "Label Sorting",</text:p>
      <text:p text:style-name="Standard"><text:s text:c="28"/>"numeric" =&gt; "Label (numeric)",</text:p>
      <text:p text:style-name="Standard"><text:s text:c="28"/>"dateString" =&gt; "Date Format",</text:p>
      <text:p text:style-name="Standard"><text:s text:c="24"/>],</text:p>
      <text:p text:style-name="Standard"><text:s text:c="20"/>],</text:p>
      <text:p text:style-name="Standard"><text:s text:c="16"/>],</text:p>
      <text:p text:style-name="Standard"><text:s text:c="12"/>],</text:p>
      <text:p text:style-name="Standard"><text:s text:c="12"/>"category" =&gt; 6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Risk Min",</text:p>
      <text:p text:style-name="Standard"><text:s text:c="20"/>"key" =&gt; "riskMin",</text:p>
      <text:p text:style-name="Standard"><text:soft-page-break/><text:s text:c="20"/>"type" =&gt; "input",</text:p>
      <text:p text:style-name="Standard"><text:s text:c="20"/>"default" =&gt; "0",</text:p>
      <text:p text:style-name="Standard"><text:s text:c="16"/>],</text:p>
      <text:p text:style-name="Standard"><text:s text:c="16"/>[</text:p>
      <text:p text:style-name="Standard"><text:s text:c="20"/>"label" =&gt; "Risk Max",</text:p>
      <text:p text:style-name="Standard"><text:s text:c="20"/>"key" =&gt; "riskMax",</text:p>
      <text:p text:style-name="Standard"><text:s text:c="20"/>"type" =&gt; "input",</text:p>
      <text:p text:style-name="Standard"><text:s text:c="20"/>"default" =&gt; "5",</text:p>
      <text:p text:style-name="Standard"><text:s text:c="16"/>],</text:p>
      <text:p text:style-name="Standard"><text:s text:c="16"/>[</text:p>
      <text:p text:style-name="Standard"><text:s text:c="20"/>"label" =&gt; "Grid Title",</text:p>
      <text:p text:style-name="Standard"><text:s text:c="20"/>"key" =&gt; "gridTitle",</text:p>
      <text:p text:style-name="Standard"><text:s text:c="20"/>"type" =&gt; "input",</text:p>
      <text:p text:style-name="Standard"><text:s text:c="20"/>"default" =&gt; "Summary",</text:p>
      <text:p text:style-name="Standard"><text:s text:c="16"/>],</text:p>
      <text:p text:style-name="Standard"><text:s text:c="16"/>[</text:p>
      <text:p text:style-name="Standard"><text:s text:c="20"/>"label" =&gt; "Header Background Colour #",</text:p>
      <text:p text:style-name="Standard"><text:s text:c="20"/>"key" =&gt; "headerbg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Header Font Colour #",</text:p>
      <text:p text:style-name="Standard"><text:s text:c="20"/>"key" =&gt; "header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",</text:p>
      <text:p text:style-name="Standard"><text:s text:c="12"/>"htmlGrid" =&gt; true,</text:p>
      <text:p text:style-name="Standard"><text:s text:c="8"/>],</text:p>
      <text:p text:style-name="Standard"><text:s text:c="8"/>"DemographicsScoreGrid" =&gt; [</text:p>
      <text:p text:style-name="Standard"><text:s text:c="12"/>"filename" =&gt; "DemographicsScoreGrid.class.php",</text:p>
      <text:p text:style-name="Standard"><text:s text:c="12"/>"namespace" =&gt; "DemographicsScoreGrid",</text:p>
      <text:p text:style-name="Standard"><text:s text:c="12"/>"chartName" =&gt; "Demographics Score Grid",</text:p>
      <text:p text:style-name="Standard"><text:s text:c="12"/>"folderName" =&gt; "Demographics_Score_Grid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Demographic", "Monthly", "Answer"],</text:p>
      <text:p text:style-name="Standard"><text:s text:c="12"/>"filterDimensions" =&gt; 3,</text:p>
      <text:p text:style-name="Standard"><text:s text:c="12"/>"sortingConfig" =&gt; [</text:p>
      <text:p text:style-name="Standard"><text:s text:c="16"/>"axis" =&gt; [</text:p>
      <text:p text:style-name="Standard"><text:s text:c="20"/>[</text:p>
      <text:p text:style-name="Standard"><text:s text:c="24"/>"axisName" =&gt; "X-axis",</text:p>
      <text:p text:style-name="Standard"><text:s text:c="24"/>"options" =&gt; [</text:p>
      <text:p text:style-name="Standard"><text:s text:c="28"/>"normal" =&gt; "Label Sorting",</text:p>
      <text:p text:style-name="Standard"><text:s text:c="28"/>"numeric" =&gt; "Label (numeric)",</text:p>
      <text:p text:style-name="Standard"><text:s text:c="28"/>"dateString" =&gt; "Date Format",</text:p>
      <text:p text:style-name="Standard"><text:s text:c="24"/>],</text:p>
      <text:p text:style-name="Standard"><text:s text:c="20"/>],</text:p>
      <text:p text:style-name="Standard"><text:s text:c="16"/>],</text:p>
      <text:p text:style-name="Standard"><text:soft-page-break/><text:s text:c="12"/>],</text:p>
      <text:p text:style-name="Standard"><text:s text:c="12"/>"category" =&gt; 6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Risk Min",</text:p>
      <text:p text:style-name="Standard"><text:s text:c="20"/>"key" =&gt; "riskMin",</text:p>
      <text:p text:style-name="Standard"><text:s text:c="20"/>"type" =&gt; "input",</text:p>
      <text:p text:style-name="Standard"><text:s text:c="20"/>"default" =&gt; "0",</text:p>
      <text:p text:style-name="Standard"><text:s text:c="16"/>],</text:p>
      <text:p text:style-name="Standard"><text:s text:c="16"/>[</text:p>
      <text:p text:style-name="Standard"><text:s text:c="20"/>"label" =&gt; "Risk Max",</text:p>
      <text:p text:style-name="Standard"><text:s text:c="20"/>"key" =&gt; "riskMax",</text:p>
      <text:p text:style-name="Standard"><text:s text:c="20"/>"type" =&gt; "input",</text:p>
      <text:p text:style-name="Standard"><text:s text:c="20"/>"default" =&gt; "5",</text:p>
      <text:p text:style-name="Standard"><text:s text:c="16"/>],</text:p>
      <text:p text:style-name="Standard"><text:s text:c="16"/>[</text:p>
      <text:p text:style-name="Standard"><text:s text:c="20"/>"label" =&gt; "Header Background Colour #",</text:p>
      <text:p text:style-name="Standard"><text:s text:c="20"/>"key" =&gt; "headerbg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Header Font Colour #",</text:p>
      <text:p text:style-name="Standard"><text:s text:c="20"/>"key" =&gt; "header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Previous Month",</text:p>
      <text:p text:style-name="Standard"><text:s text:c="20"/>"key" =&gt; "prevMonth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Current Month",</text:p>
      <text:p text:style-name="Standard"><text:s text:c="20"/>"key" =&gt; "currentMonth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",</text:p>
      <text:p text:style-name="Standard"><text:s text:c="12"/>"htmlGrid" =&gt; true,</text:p>
      <text:p text:style-name="Standard"><text:s text:c="8"/>],</text:p>
      <text:p text:style-name="Standard"><text:s text:c="8"/>"DemographicSatisfactionGrid" =&gt; [</text:p>
      <text:p text:style-name="Standard"><text:soft-page-break/><text:s text:c="12"/>"filename" =&gt; "DemographicSatisfactionGrid.class.php",</text:p>
      <text:p text:style-name="Standard"><text:s text:c="12"/>"namespace" =&gt; "DemographicSatisfactionGrid",</text:p>
      <text:p text:style-name="Standard"><text:s text:c="12"/>"chartName" =&gt; "Demographic Satisfaction Grid",</text:p>
      <text:p text:style-name="Standard"><text:s text:c="12"/>"folderName" =&gt; "DemographicSatisfactionGrid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Demographic", "Monthly", "Answer"],</text:p>
      <text:p text:style-name="Standard"><text:s text:c="12"/>"filterDimensions" =&gt; 3,</text:p>
      <text:p text:style-name="Standard"><text:s text:c="12"/>"sortingConfig" =&gt; [</text:p>
      <text:p text:style-name="Standard"><text:s text:c="16"/>"axis" =&gt; [</text:p>
      <text:p text:style-name="Standard"><text:s text:c="20"/>[</text:p>
      <text:p text:style-name="Standard"><text:s text:c="24"/>"axisName" =&gt; "X-axis",</text:p>
      <text:p text:style-name="Standard"><text:s text:c="24"/>"options" =&gt; [</text:p>
      <text:p text:style-name="Standard"><text:s text:c="28"/>"normal" =&gt; "Label Sorting",</text:p>
      <text:p text:style-name="Standard"><text:s text:c="28"/>"numeric" =&gt; "Label (numeric)",</text:p>
      <text:p text:style-name="Standard"><text:s text:c="28"/>"dateString" =&gt; "Date Format",</text:p>
      <text:p text:style-name="Standard"><text:s text:c="24"/>],</text:p>
      <text:p text:style-name="Standard"><text:s text:c="20"/>],</text:p>
      <text:p text:style-name="Standard"><text:s text:c="16"/>],</text:p>
      <text:p text:style-name="Standard"><text:s text:c="12"/>],</text:p>
      <text:p text:style-name="Standard"><text:s text:c="12"/>"category" =&gt; 6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Risk Min",</text:p>
      <text:p text:style-name="Standard"><text:s text:c="20"/>"key" =&gt; "riskMin",</text:p>
      <text:p text:style-name="Standard"><text:s text:c="20"/>"type" =&gt; "input",</text:p>
      <text:p text:style-name="Standard"><text:s text:c="20"/>"default" =&gt; "0",</text:p>
      <text:p text:style-name="Standard"><text:s text:c="16"/>],</text:p>
      <text:p text:style-name="Standard"><text:s text:c="16"/>[</text:p>
      <text:p text:style-name="Standard"><text:s text:c="20"/>"label" =&gt; "Risk Max",</text:p>
      <text:p text:style-name="Standard"><text:s text:c="20"/>"key" =&gt; "riskMax",</text:p>
      <text:p text:style-name="Standard"><text:s text:c="20"/>"type" =&gt; "input",</text:p>
      <text:p text:style-name="Standard"><text:s text:c="20"/>"default" =&gt; "5",</text:p>
      <text:p text:style-name="Standard"><text:s text:c="16"/>],</text:p>
      <text:p text:style-name="Standard"><text:s text:c="16"/>[</text:p>
      <text:p text:style-name="Standard"><text:s text:c="20"/>"label" =&gt; "Grid Title",</text:p>
      <text:p text:style-name="Standard"><text:s text:c="20"/>"key" =&gt; "gridTitle",</text:p>
      <text:p text:style-name="Standard"><text:s text:c="20"/>"type" =&gt; "input",</text:p>
      <text:p text:style-name="Standard"><text:s text:c="20"/>"default" =&gt; "Summary",</text:p>
      <text:p text:style-name="Standard"><text:s text:c="16"/>],</text:p>
      <text:p text:style-name="Standard"><text:s text:c="16"/>[</text:p>
      <text:p text:style-name="Standard"><text:s text:c="20"/>"label" =&gt; "Header Background Colour #",</text:p>
      <text:p text:style-name="Standard"><text:s text:c="20"/>"key" =&gt; "headerbg",</text:p>
      <text:p text:style-name="Standard"><text:s text:c="20"/>"type" =&gt; "input",</text:p>
      <text:p text:style-name="Standard"><text:s text:c="20"/>"default" =&gt; "",</text:p>
      <text:p text:style-name="Standard"><text:soft-page-break/><text:s text:c="16"/>],</text:p>
      <text:p text:style-name="Standard"><text:s text:c="16"/>[</text:p>
      <text:p text:style-name="Standard"><text:s text:c="20"/>"label" =&gt; "Header Font Colour #",</text:p>
      <text:p text:style-name="Standard"><text:s text:c="20"/>"key" =&gt; "header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Question",</text:p>
      <text:p text:style-name="Standard"><text:s text:c="20"/>"key" =&gt; "question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",</text:p>
      <text:p text:style-name="Standard"><text:s text:c="12"/>"htmlGrid" =&gt; true,</text:p>
      <text:p text:style-name="Standard"><text:s text:c="8"/>],</text:p>
      <text:p text:style-name="Standard"><text:s text:c="8"/>"IndividualPerformance" =&gt; [</text:p>
      <text:p text:style-name="Standard"><text:s text:c="12"/>"filename" =&gt; "IndividualPerformance.class.php",</text:p>
      <text:p text:style-name="Standard"><text:s text:c="12"/>"namespace" =&gt; "IndividualPerformance",</text:p>
      <text:p text:style-name="Standard"><text:s text:c="12"/>"chartName" =&gt; "Individual Performance",</text:p>
      <text:p text:style-name="Standard"><text:s text:c="12"/>"folderName" =&gt; "Individual_Performance_Grid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Demographic", "Monthly", "Answer"],</text:p>
      <text:p text:style-name="Standard"><text:s text:c="12"/>"filterDimensions" =&gt; 3,</text:p>
      <text:p text:style-name="Standard"><text:s text:c="12"/>"sortingConfig" =&gt; [</text:p>
      <text:p text:style-name="Standard"><text:s text:c="16"/>"axis" =&gt; [</text:p>
      <text:p text:style-name="Standard"><text:s text:c="20"/>[</text:p>
      <text:p text:style-name="Standard"><text:s text:c="24"/>"axisName" =&gt; "X-axis",</text:p>
      <text:p text:style-name="Standard"><text:s text:c="24"/>"options" =&gt; [</text:p>
      <text:p text:style-name="Standard"><text:s text:c="28"/>"normal" =&gt; "Label Sorting",</text:p>
      <text:p text:style-name="Standard"><text:s text:c="28"/>"numeric" =&gt; "Label (numeric)",</text:p>
      <text:p text:style-name="Standard"><text:s text:c="28"/>"dateString" =&gt; "Date Format",</text:p>
      <text:p text:style-name="Standard"><text:s text:c="24"/>],</text:p>
      <text:p text:style-name="Standard"><text:s text:c="20"/>],</text:p>
      <text:p text:style-name="Standard"><text:s text:c="16"/>],</text:p>
      <text:p text:style-name="Standard"><text:s text:c="12"/>],</text:p>
      <text:p text:style-name="Standard"><text:s text:c="12"/>"category" =&gt; 6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Risk Min",</text:p>
      <text:p text:style-name="Standard"><text:s text:c="20"/>"key" =&gt; "riskMin",</text:p>
      <text:p text:style-name="Standard"><text:s text:c="20"/>"type" =&gt; "input",</text:p>
      <text:p text:style-name="Standard"><text:soft-page-break/><text:s text:c="20"/>"default" =&gt; "0",</text:p>
      <text:p text:style-name="Standard"><text:s text:c="16"/>],</text:p>
      <text:p text:style-name="Standard"><text:s text:c="16"/>[</text:p>
      <text:p text:style-name="Standard"><text:s text:c="20"/>"label" =&gt; "Risk Max",</text:p>
      <text:p text:style-name="Standard"><text:s text:c="20"/>"key" =&gt; "riskMax",</text:p>
      <text:p text:style-name="Standard"><text:s text:c="20"/>"type" =&gt; "input",</text:p>
      <text:p text:style-name="Standard"><text:s text:c="20"/>"default" =&gt; "6",</text:p>
      <text:p text:style-name="Standard"><text:s text:c="16"/>],</text:p>
      <text:p text:style-name="Standard"><text:s text:c="16"/>[</text:p>
      <text:p text:style-name="Standard"><text:s text:c="20"/>"label" =&gt; "Grid Title",</text:p>
      <text:p text:style-name="Standard"><text:s text:c="20"/>"key" =&gt; "gridTitle",</text:p>
      <text:p text:style-name="Standard"><text:s text:c="20"/>"type" =&gt; "input",</text:p>
      <text:p text:style-name="Standard"><text:s text:c="20"/>"default" =&gt; "Summary",</text:p>
      <text:p text:style-name="Standard"><text:s text:c="16"/>],</text:p>
      <text:p text:style-name="Standard"><text:s text:c="16"/>[</text:p>
      <text:p text:style-name="Standard"><text:s text:c="20"/>"label" =&gt; "Period",</text:p>
      <text:p text:style-name="Standard"><text:s text:c="20"/>"key" =&gt; "period",</text:p>
      <text:p text:style-name="Standard"><text:s text:c="20"/>"type" =&gt; "select",</text:p>
      <text:p text:style-name="Standard"><text:s text:c="20"/>"default" =&gt; "months",</text:p>
      <text:p text:style-name="Standard"><text:s text:c="20"/>"values" =&gt; ["months", "weeks"],</text:p>
      <text:p text:style-name="Standard"><text:s text:c="16"/>],</text:p>
      <text:p text:style-name="Standard"><text:s text:c="16"/>[</text:p>
      <text:p text:style-name="Standard"><text:s text:c="20"/>"label" =&gt; "Months Range",</text:p>
      <text:p text:style-name="Standard"><text:s text:c="20"/>"key" =&gt; "monthsBack",</text:p>
      <text:p text:style-name="Standard"><text:s text:c="20"/>"type" =&gt; "select",</text:p>
      <text:p text:style-name="Standard"><text:s text:c="20"/>"default" =&gt; "All",</text:p>
      <text:p text:style-name="Standard"><text:s text:c="20"/>"values" =&gt; ["All", 1, 2, 3, 4, 5, 6, 7, 8, 9, 10, 11, 12],</text:p>
      <text:p text:style-name="Standard"><text:s text:c="16"/>],</text:p>
      <text:p text:style-name="Standard"><text:s text:c="16"/>[</text:p>
      <text:p text:style-name="Standard"><text:s text:c="20"/>"label" =&gt; "Header Background Colour #",</text:p>
      <text:p text:style-name="Standard"><text:s text:c="20"/>"key" =&gt; "headerbg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Header Font Colour #",</text:p>
      <text:p text:style-name="Standard"><text:s text:c="20"/>"key" =&gt; "header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",</text:p>
      <text:p text:style-name="Standard"><text:s text:c="12"/>"htmlGrid" =&gt; true,</text:p>
      <text:p text:style-name="Standard"><text:s text:c="8"/>],</text:p>
      <text:p text:style-name="Standard"/>
      <text:p text:style-name="Standard"><text:s text:c="8"/>"AverageRating_YTD" =&gt; [</text:p>
      <text:p text:style-name="Standard"><text:s text:c="12"/>"filename" =&gt; "AverageRatingYTD.class.php",</text:p>
      <text:p text:style-name="Standard"><text:s text:c="12"/>"namespace" =&gt; "AverageRating_YTD",</text:p>
      <text:p text:style-name="Standard"><text:s text:c="12"/>"chartName" =&gt; "Average Rating YTD",</text:p>
      <text:p text:style-name="Standard"><text:s text:c="12"/>"folderName" =&gt; "AverageRating_YTD",</text:p>
      <text:p text:style-name="Standard"><text:s text:c="12"/>"active" =&gt; true,</text:p>
      <text:p text:style-name="Standard"><text:soft-page-break/><text:s text:c="12"/>"is_grid" =&gt; false,</text:p>
      <text:p text:style-name="Standard"><text:s text:c="12"/>"filterLabels" =&gt; ["Demographic", "Answers"],</text:p>
      <text:p text:style-name="Standard"><text:s text:c="12"/>"filterDimensions" =&gt; 2,</text:p>
      <text:p text:style-name="Standard"><text:s text:c="12"/>"sortingConfig" =&gt; [</text:p>
      <text:p text:style-name="Standard"><text:s text:c="16"/>"axis" =&gt; [</text:p>
      <text:p text:style-name="Standard"><text:s text:c="20"/>[</text:p>
      <text:p text:style-name="Standard"><text:s text:c="24"/>"axisName" =&gt; "X-axis",</text:p>
      <text:p text:style-name="Standard"><text:s text:c="24"/>"options" =&gt; [</text:p>
      <text:p text:style-name="Standard"><text:s text:c="28"/>"normal" =&gt; "Label Sorting",</text:p>
      <text:p text:style-name="Standard"><text:s text:c="28"/>"numeric" =&gt; "Label (numeric)",</text:p>
      <text:p text:style-name="Standard"><text:s text:c="28"/>"dateString" =&gt; "Date Format",</text:p>
      <text:p text:style-name="Standard"><text:s text:c="24"/>],</text:p>
      <text:p text:style-name="Standard"><text:s text:c="20"/>],</text:p>
      <text:p text:style-name="Standard"><text:s text:c="16"/>],</text:p>
      <text:p text:style-name="Standard"><text:s text:c="12"/>],</text:p>
      <text:p text:style-name="Standard"><text:s text:c="12"/>"category" =&gt; 1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Y-Axis Min",</text:p>
      <text:p text:style-name="Standard"><text:s text:c="20"/>"key" =&gt; "y-axismin",</text:p>
      <text:p text:style-name="Standard"><text:s text:c="20"/>"type" =&gt; "input",</text:p>
      <text:p text:style-name="Standard"><text:s text:c="20"/>"default" =&gt; "0",</text:p>
      <text:p text:style-name="Standard"><text:s text:c="16"/>],</text:p>
      <text:p text:style-name="Standard"><text:s text:c="16"/>[</text:p>
      <text:p text:style-name="Standard"><text:s text:c="20"/>"label" =&gt; "Y-Axis Max",</text:p>
      <text:p text:style-name="Standard"><text:s text:c="20"/>"key" =&gt; "y-axismax",</text:p>
      <text:p text:style-name="Standard"><text:s text:c="20"/>"type" =&gt; "input",</text:p>
      <text:p text:style-name="Standard"><text:s text:c="20"/>"default" =&gt; "10",</text:p>
      <text:p text:style-name="Standard"><text:s text:c="16"/>],</text:p>
      <text:p text:style-name="Standard"><text:s text:c="16"/>[</text:p>
      <text:p text:style-name="Standard"><text:s text:c="20"/>"label" =&gt; "YTD Color",</text:p>
      <text:p text:style-name="Standard"><text:s text:c="20"/>"key" =&gt; "ytdcolou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Target Line",</text:p>
      <text:p text:style-name="Standard"><text:s text:c="20"/>"key" =&gt; "targetline",</text:p>
      <text:p text:style-name="Standard"><text:s text:c="20"/>"type" =&gt; "select",</text:p>
      <text:p text:style-name="Standard"><text:s text:c="20"/>"default" =&gt; "No",</text:p>
      <text:p text:style-name="Standard"><text:s text:c="20"/>"values" =&gt; ["Yes", "No"],</text:p>
      <text:p text:style-name="Standard"><text:s text:c="16"/>],</text:p>
      <text:p text:style-name="Standard"><text:s text:c="16"/>[</text:p>
      <text:p text:style-name="Standard"><text:s text:c="20"/>"label" =&gt; "Target Line Color",</text:p>
      <text:p text:style-name="Standard"><text:s text:c="20"/>"key" =&gt; "targetLineColor",</text:p>
      <text:p text:style-name="Standard"><text:soft-page-break/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Target Line Value",</text:p>
      <text:p text:style-name="Standard"><text:s text:c="20"/>"key" =&gt; "targetLineValue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Colour",</text:p>
      <text:p text:style-name="Standard"><text:s text:c="20"/>"key" =&gt; "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Size",</text:p>
      <text:p text:style-name="Standard"><text:s text:c="20"/>"key" =&gt; "fontSize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scrollstackedcolumn2d",</text:p>
      <text:p text:style-name="Standard"><text:s text:c="12"/>"htmlGrid" =&gt; false,</text:p>
      <text:p text:style-name="Standard"><text:s text:c="8"/>],</text:p>
      <text:p text:style-name="Standard"><text:s text:c="8"/>"ColumnClientsAtRisk" =&gt; [</text:p>
      <text:p text:style-name="Standard"><text:s text:c="12"/>"filename" =&gt; "ClientsAtRiskColumn.class.php",</text:p>
      <text:p text:style-name="Standard"><text:s text:c="12"/>"namespace" =&gt; "ColumnClientsAtRisk",</text:p>
      <text:p text:style-name="Standard"><text:s text:c="12"/>"chartName" =&gt; "Clients At Risk Column Chart",</text:p>
      <text:p text:style-name="Standard"><text:s text:c="12"/>"folderName" =&gt; "ClientsAtRisk_Column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Demographic", "Answers"],</text:p>
      <text:p text:style-name="Standard"><text:s text:c="12"/>"filterDimensions" =&gt; 2,</text:p>
      <text:p text:style-name="Standard"><text:s text:c="12"/>"sortingConfig" =&gt; [</text:p>
      <text:p text:style-name="Standard"><text:s text:c="16"/>"axis" =&gt; [</text:p>
      <text:p text:style-name="Standard"><text:s text:c="20"/>[</text:p>
      <text:p text:style-name="Standard"><text:s text:c="24"/>"axisName" =&gt; "X-axis",</text:p>
      <text:p text:style-name="Standard"><text:s text:c="24"/>"options" =&gt; [</text:p>
      <text:p text:style-name="Standard"><text:s text:c="28"/>"normal" =&gt; "Label Sorting",</text:p>
      <text:p text:style-name="Standard"><text:s text:c="28"/>"numeric" =&gt; "Label (numeric)",</text:p>
      <text:p text:style-name="Standard"><text:s text:c="28"/>"dateString" =&gt; "Date Format",</text:p>
      <text:p text:style-name="Standard"><text:s text:c="24"/>],</text:p>
      <text:p text:style-name="Standard"><text:s text:c="20"/>],</text:p>
      <text:p text:style-name="Standard"><text:s text:c="16"/>],</text:p>
      <text:p text:style-name="Standard"><text:s text:c="12"/>],</text:p>
      <text:p text:style-name="Standard"><text:s text:c="12"/>"category" =&gt; 1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oft-page-break/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Risk Min",</text:p>
      <text:p text:style-name="Standard"><text:s text:c="20"/>"key" =&gt; "riskMin",</text:p>
      <text:p text:style-name="Standard"><text:s text:c="20"/>"type" =&gt; "input",</text:p>
      <text:p text:style-name="Standard"><text:s text:c="20"/>"default" =&gt; "0",</text:p>
      <text:p text:style-name="Standard"><text:s text:c="16"/>],</text:p>
      <text:p text:style-name="Standard"><text:s text:c="16"/>[</text:p>
      <text:p text:style-name="Standard"><text:s text:c="20"/>"label" =&gt; "Risk Max",</text:p>
      <text:p text:style-name="Standard"><text:s text:c="20"/>"key" =&gt; "riskMax",</text:p>
      <text:p text:style-name="Standard"><text:s text:c="20"/>"type" =&gt; "input",</text:p>
      <text:p text:style-name="Standard"><text:s text:c="20"/>"default" =&gt; "5",</text:p>
      <text:p text:style-name="Standard"><text:s text:c="16"/>],</text:p>
      <text:p text:style-name="Standard"><text:s text:c="16"/>[</text:p>
      <text:p text:style-name="Standard"><text:s text:c="20"/>"label" =&gt; "Y-Axis Min",</text:p>
      <text:p text:style-name="Standard"><text:s text:c="20"/>"key" =&gt; "y-axismin",</text:p>
      <text:p text:style-name="Standard"><text:s text:c="20"/>"type" =&gt; "input",</text:p>
      <text:p text:style-name="Standard"><text:s text:c="20"/>"default" =&gt; "0",</text:p>
      <text:p text:style-name="Standard"><text:s text:c="16"/>],</text:p>
      <text:p text:style-name="Standard"><text:s text:c="16"/>[</text:p>
      <text:p text:style-name="Standard"><text:s text:c="20"/>"label" =&gt; "Y-Axis Max",</text:p>
      <text:p text:style-name="Standard"><text:s text:c="20"/>"key" =&gt; "y-axismax",</text:p>
      <text:p text:style-name="Standard"><text:s text:c="20"/>"type" =&gt; "input",</text:p>
      <text:p text:style-name="Standard"><text:s text:c="20"/>"default" =&gt; "10",</text:p>
      <text:p text:style-name="Standard"><text:s text:c="16"/>],</text:p>
      <text:p text:style-name="Standard"><text:s text:c="16"/>[</text:p>
      <text:p text:style-name="Standard"><text:s text:c="20"/>"label" =&gt; "Colour #",</text:p>
      <text:p text:style-name="Standard"><text:s text:c="20"/>"key" =&gt; "colou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Color #",</text:p>
      <text:p text:style-name="Standard"><text:s text:c="20"/>"key" =&gt; "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Size",</text:p>
      <text:p text:style-name="Standard"><text:s text:c="20"/>"key" =&gt; "fontSize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/>
      <text:p text:style-name="Standard"><text:s text:c="12"/>],</text:p>
      <text:p text:style-name="Standard"><text:s text:c="12"/>"isWidget" =&gt; false,</text:p>
      <text:p text:style-name="Standard"><text:s text:c="12"/>"chartType" =&gt; "column2d",</text:p>
      <text:p text:style-name="Standard"><text:s text:c="12"/>"htmlGrid" =&gt; false,</text:p>
      <text:p text:style-name="Standard"><text:s text:c="8"/>],</text:p>
      <text:p text:style-name="Standard"><text:soft-page-break/><text:s text:c="8"/>"MultiSeriesYTD_AverageRating" =&gt; [</text:p>
      <text:p text:style-name="Standard"><text:s text:c="12"/>"filename" =&gt; "MultiSeriesYTDAverageRating.class.php",</text:p>
      <text:p text:style-name="Standard"><text:s text:c="12"/>"namespace" =&gt; "MultiSeriesYTD_AverageRating",</text:p>
      <text:p text:style-name="Standard"><text:s text:c="12"/>"chartName" =&gt; "Multi Series YTD Average Rating",</text:p>
      <text:p text:style-name="Standard"><text:s text:c="12"/>"folderName" =&gt; "MultiSeriesYTD_AverageRating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Category", "Monthly", "Answers"],</text:p>
      <text:p text:style-name="Standard"><text:s text:c="12"/>"filterDimensions" =&gt; 3,</text:p>
      <text:p text:style-name="Standard"><text:s text:c="12"/>"sortingConfig" =&gt; [</text:p>
      <text:p text:style-name="Standard"><text:s text:c="16"/>"axis" =&gt; [</text:p>
      <text:p text:style-name="Standard"><text:s text:c="20"/>[</text:p>
      <text:p text:style-name="Standard"><text:s text:c="24"/>"axisName" =&gt; "X-axis",</text:p>
      <text:p text:style-name="Standard"><text:s text:c="24"/>"options" =&gt; [</text:p>
      <text:p text:style-name="Standard"><text:s text:c="28"/>"normal" =&gt; "Label Sorting",</text:p>
      <text:p text:style-name="Standard"><text:s text:c="28"/>"numeric" =&gt; "Label (numeric)",</text:p>
      <text:p text:style-name="Standard"><text:s text:c="28"/>"dateString" =&gt; "Date Format",</text:p>
      <text:p text:style-name="Standard"><text:s text:c="24"/>],</text:p>
      <text:p text:style-name="Standard"><text:s text:c="20"/>],</text:p>
      <text:p text:style-name="Standard"><text:s text:c="16"/>],</text:p>
      <text:p text:style-name="Standard"><text:s text:c="12"/>],</text:p>
      <text:p text:style-name="Standard"><text:s text:c="12"/>"category" =&gt; 1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Y-Axis Min",</text:p>
      <text:p text:style-name="Standard"><text:s text:c="20"/>"key" =&gt; "y-axismin",</text:p>
      <text:p text:style-name="Standard"><text:s text:c="20"/>"type" =&gt; "input",</text:p>
      <text:p text:style-name="Standard"><text:s text:c="20"/>"default" =&gt; "0",</text:p>
      <text:p text:style-name="Standard"><text:s text:c="16"/>],</text:p>
      <text:p text:style-name="Standard"><text:s text:c="16"/>[</text:p>
      <text:p text:style-name="Standard"><text:s text:c="20"/>"label" =&gt; "Y-Axis Max",</text:p>
      <text:p text:style-name="Standard"><text:s text:c="20"/>"key" =&gt; "y-axismax",</text:p>
      <text:p text:style-name="Standard"><text:s text:c="20"/>"type" =&gt; "input",</text:p>
      <text:p text:style-name="Standard"><text:s text:c="20"/>"default" =&gt; "10",</text:p>
      <text:p text:style-name="Standard"><text:s text:c="16"/>],</text:p>
      <text:p text:style-name="Standard"><text:s text:c="16"/>[</text:p>
      <text:p text:style-name="Standard"><text:s text:c="20"/>"label" =&gt; "YTD Colour #",</text:p>
      <text:p text:style-name="Standard"><text:s text:c="20"/>"key" =&gt; "ytdcolou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Colour #",</text:p>
      <text:p text:style-name="Standard"><text:s text:c="20"/>"key" =&gt; "colour",</text:p>
      <text:p text:style-name="Standard"><text:s text:c="20"/>"type" =&gt; "input",</text:p>
      <text:p text:style-name="Standard"><text:soft-page-break/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Colour #",</text:p>
      <text:p text:style-name="Standard"><text:s text:c="20"/>"key" =&gt; "fontcolou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Months Range",</text:p>
      <text:p text:style-name="Standard"><text:s text:c="20"/>"key" =&gt; "monthsBack",</text:p>
      <text:p text:style-name="Standard"><text:s text:c="20"/>"type" =&gt; "select",</text:p>
      <text:p text:style-name="Standard"><text:s text:c="20"/>"default" =&gt; "3",</text:p>
      <text:p text:style-name="Standard"><text:s text:c="20"/>"values" =&gt; ["All", 1, 2, 3, 4, 5, 6, 7, 8, 9, 10, 11, 12],</text:p>
      <text:p text:style-name="Standard"><text:s text:c="16"/>],</text:p>
      <text:p text:style-name="Standard"><text:s text:c="16"/>[</text:p>
      <text:p text:style-name="Standard"><text:s text:c="20"/>"label" =&gt; "Rotate Labels",</text:p>
      <text:p text:style-name="Standard"><text:s text:c="20"/>"key" =&gt; "rotateLabels",</text:p>
      <text:p text:style-name="Standard"><text:s text:c="20"/>"type" =&gt; "select",</text:p>
      <text:p text:style-name="Standard"><text:s text:c="20"/>"default" =&gt; "Horizontal",</text:p>
      <text:p text:style-name="Standard"><text:s text:c="20"/>"values" =&gt; ["Horizontal", "Vertical", "Slanted"],</text:p>
      <text:p text:style-name="Standard"><text:s text:c="16"/>],</text:p>
      <text:p text:style-name="Standard"><text:s text:c="16"/>[</text:p>
      <text:p text:style-name="Standard"><text:s text:c="20"/>"label" =&gt; "Values Position",</text:p>
      <text:p text:style-name="Standard"><text:s text:c="20"/>"key" =&gt; "valuesPosition",</text:p>
      <text:p text:style-name="Standard"><text:s text:c="20"/>"type" =&gt; "select",</text:p>
      <text:p text:style-name="Standard"><text:s text:c="20"/>"default" =&gt; "Inside",</text:p>
      <text:p text:style-name="Standard"><text:s text:c="20"/>"values" =&gt; ["Inside", "Outside"],</text:p>
      <text:p text:style-name="Standard"><text:s text:c="16"/>],</text:p>
      <text:p text:style-name="Standard"><text:s text:c="16"/>[</text:p>
      <text:p text:style-name="Standard"><text:s text:c="20"/>"label" =&gt; "Target Line",</text:p>
      <text:p text:style-name="Standard"><text:s text:c="20"/>"key" =&gt; "targetline",</text:p>
      <text:p text:style-name="Standard"><text:s text:c="20"/>"type" =&gt; "select",</text:p>
      <text:p text:style-name="Standard"><text:s text:c="20"/>"default" =&gt; "No",</text:p>
      <text:p text:style-name="Standard"><text:s text:c="20"/>"values" =&gt; ["Yes", "No"],</text:p>
      <text:p text:style-name="Standard"><text:s text:c="16"/>],</text:p>
      <text:p text:style-name="Standard"><text:s text:c="16"/>[</text:p>
      <text:p text:style-name="Standard"><text:s text:c="20"/>"label" =&gt; "Target Line Color",</text:p>
      <text:p text:style-name="Standard"><text:s text:c="20"/>"key" =&gt; "targetLine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Target Line Value",</text:p>
      <text:p text:style-name="Standard"><text:s text:c="20"/>"key" =&gt; "targetLineValue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scrollstackedcolumn2d",</text:p>
      <text:p text:style-name="Standard"><text:s text:c="12"/>"htmlGrid" =&gt; false,</text:p>
      <text:p text:style-name="Standard"><text:soft-page-break/><text:s text:c="8"/>],</text:p>
      <text:p text:style-name="Standard"><text:s text:c="8"/>"ClientsAtRiskMultiSeriesYTD" =&gt; [</text:p>
      <text:p text:style-name="Standard"><text:s text:c="12"/>"filename" =&gt; "ClientsAtRiskMultiSeriesYTD.class.php",</text:p>
      <text:p text:style-name="Standard"><text:s text:c="12"/>"namespace" =&gt; "ClientsAtRiskMultiSeriesYTD",</text:p>
      <text:p text:style-name="Standard"><text:s text:c="12"/>"chartName" =&gt; "Multi Series YTD Clients At Risk",</text:p>
      <text:p text:style-name="Standard"><text:s text:c="12"/>"folderName" =&gt; "ClientsAtRisk_MultiSeries_YTD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Category", "Monthly", "Answers"],</text:p>
      <text:p text:style-name="Standard"><text:s text:c="12"/>"filterDimensions" =&gt; 3,</text:p>
      <text:p text:style-name="Standard"><text:s text:c="12"/>"sortingConfig" =&gt; [</text:p>
      <text:p text:style-name="Standard"><text:s text:c="16"/>"axis" =&gt; [</text:p>
      <text:p text:style-name="Standard"><text:s text:c="20"/>[</text:p>
      <text:p text:style-name="Standard"><text:s text:c="24"/>"axisName" =&gt; "X-axis",</text:p>
      <text:p text:style-name="Standard"><text:s text:c="24"/>"options" =&gt; [</text:p>
      <text:p text:style-name="Standard"><text:s text:c="28"/>"normal" =&gt; "Label Sorting",</text:p>
      <text:p text:style-name="Standard"><text:s text:c="28"/>"numeric" =&gt; "Label (numeric)",</text:p>
      <text:p text:style-name="Standard"><text:s text:c="28"/>"dateString" =&gt; "Date Format",</text:p>
      <text:p text:style-name="Standard"><text:s text:c="24"/>],</text:p>
      <text:p text:style-name="Standard"><text:s text:c="20"/>],</text:p>
      <text:p text:style-name="Standard"><text:s text:c="16"/>],</text:p>
      <text:p text:style-name="Standard"><text:s text:c="12"/>],</text:p>
      <text:p text:style-name="Standard"><text:s text:c="12"/>"category" =&gt; 1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Y-Axis Min",</text:p>
      <text:p text:style-name="Standard"><text:s text:c="20"/>"key" =&gt; "y-axismin",</text:p>
      <text:p text:style-name="Standard"><text:s text:c="20"/>"type" =&gt; "input",</text:p>
      <text:p text:style-name="Standard"><text:s text:c="20"/>"default" =&gt; "0",</text:p>
      <text:p text:style-name="Standard"><text:s text:c="16"/>],</text:p>
      <text:p text:style-name="Standard"><text:s text:c="16"/>[</text:p>
      <text:p text:style-name="Standard"><text:s text:c="20"/>"label" =&gt; "Y-Axis Max",</text:p>
      <text:p text:style-name="Standard"><text:s text:c="20"/>"key" =&gt; "y-axismax",</text:p>
      <text:p text:style-name="Standard"><text:s text:c="20"/>"type" =&gt; "input",</text:p>
      <text:p text:style-name="Standard"><text:s text:c="20"/>"default" =&gt; "10",</text:p>
      <text:p text:style-name="Standard"><text:s text:c="16"/>],</text:p>
      <text:p text:style-name="Standard"><text:s text:c="16"/>[</text:p>
      <text:p text:style-name="Standard"><text:s text:c="20"/>"label" =&gt; "YTD Colour #",</text:p>
      <text:p text:style-name="Standard"><text:s text:c="20"/>"key" =&gt; "ytdcolour",</text:p>
      <text:p text:style-name="Standard"><text:s text:c="20"/>"type" =&gt; "input", "default" =&gt; "",</text:p>
      <text:p text:style-name="Standard"><text:s text:c="16"/>],</text:p>
      <text:p text:style-name="Standard"><text:s text:c="16"/>[</text:p>
      <text:p text:style-name="Standard"><text:s text:c="20"/>"label" =&gt; "Colour #",</text:p>
      <text:p text:style-name="Standard"><text:s text:c="20"/>"key" =&gt; "colour",</text:p>
      <text:p text:style-name="Standard"><text:s text:c="20"/>"type" =&gt; "input",</text:p>
      <text:p text:style-name="Standard"><text:soft-page-break/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Colour #",</text:p>
      <text:p text:style-name="Standard"><text:s text:c="20"/>"key" =&gt; "fontcolour",</text:p>
      <text:p text:style-name="Standard"><text:s text:c="20"/>"type" =&gt; "input",</text:p>
      <text:p text:style-name="Standard"><text:s text:c="20"/>"default" =&gt; "FFFFFF",</text:p>
      <text:p text:style-name="Standard"><text:s text:c="16"/>],</text:p>
      <text:p text:style-name="Standard"><text:s text:c="16"/>[</text:p>
      <text:p text:style-name="Standard"><text:s text:c="20"/>"label" =&gt; "Months Range",</text:p>
      <text:p text:style-name="Standard"><text:s text:c="20"/>"key" =&gt; "monthsBack",</text:p>
      <text:p text:style-name="Standard"><text:s text:c="20"/>"type" =&gt; "select",</text:p>
      <text:p text:style-name="Standard"><text:s text:c="20"/>"default" =&gt; "3",</text:p>
      <text:p text:style-name="Standard"><text:s text:c="20"/>"values" =&gt; ["All", 1, 2, 3, 4, 5, 6, 7, 8, 9, 10, 11, 12],</text:p>
      <text:p text:style-name="Standard"><text:s text:c="16"/>],</text:p>
      <text:p text:style-name="Standard"><text:s text:c="16"/>[</text:p>
      <text:p text:style-name="Standard"><text:s text:c="20"/>"label" =&gt; "Risk Min",</text:p>
      <text:p text:style-name="Standard"><text:s text:c="20"/>"key" =&gt; "riskMin",</text:p>
      <text:p text:style-name="Standard"><text:s text:c="20"/>"type" =&gt; "input",</text:p>
      <text:p text:style-name="Standard"><text:s text:c="20"/>"default" =&gt; "0",</text:p>
      <text:p text:style-name="Standard"><text:s text:c="16"/>],</text:p>
      <text:p text:style-name="Standard"><text:s text:c="16"/>[</text:p>
      <text:p text:style-name="Standard"><text:s text:c="20"/>"label" =&gt; "Risk Max",</text:p>
      <text:p text:style-name="Standard"><text:s text:c="20"/>"key" =&gt; "riskMax",</text:p>
      <text:p text:style-name="Standard"><text:s text:c="20"/>"type" =&gt; "input",</text:p>
      <text:p text:style-name="Standard"><text:s text:c="20"/>"default" =&gt; "5",</text:p>
      <text:p text:style-name="Standard"><text:s text:c="16"/>],</text:p>
      <text:p text:style-name="Standard"><text:s text:c="16"/>[</text:p>
      <text:p text:style-name="Standard"><text:s text:c="20"/>"label" =&gt; "Rotate Labels",</text:p>
      <text:p text:style-name="Standard"><text:s text:c="20"/>"key" =&gt; "rotateLabels",</text:p>
      <text:p text:style-name="Standard"><text:s text:c="20"/>"type" =&gt; "select",</text:p>
      <text:p text:style-name="Standard"><text:s text:c="20"/>"default" =&gt; "Horizontal",</text:p>
      <text:p text:style-name="Standard"><text:s text:c="20"/>"values" =&gt; ["Horizontal", "Vertical", "Slanted"],</text:p>
      <text:p text:style-name="Standard"><text:s text:c="16"/>],</text:p>
      <text:p text:style-name="Standard"><text:s text:c="16"/>[</text:p>
      <text:p text:style-name="Standard"><text:s text:c="20"/>"label" =&gt; "Values Position",</text:p>
      <text:p text:style-name="Standard"><text:s text:c="20"/>"key" =&gt; "valuesPosition",</text:p>
      <text:p text:style-name="Standard"><text:s text:c="20"/>"type" =&gt; "select",</text:p>
      <text:p text:style-name="Standard"><text:s text:c="20"/>"default" =&gt; "Inside",</text:p>
      <text:p text:style-name="Standard"><text:s text:c="20"/>"values" =&gt; ["Inside", "Outside"]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scrollstackedcolumn2d",</text:p>
      <text:p text:style-name="Standard"><text:s text:c="12"/>"htmlGrid" =&gt; false,</text:p>
      <text:p text:style-name="Standard"><text:s text:c="8"/>],</text:p>
      <text:p text:style-name="Standard"><text:s text:c="8"/>"Agent_Conditional_Snapshot_3D" =&gt; [</text:p>
      <text:p text:style-name="Standard"><text:s text:c="12"/>"filename" =&gt; "AgentConditionalSnapshot3D.class.php",</text:p>
      <text:p text:style-name="Standard"><text:s text:c="12"/>"namespace" =&gt; "Agent_Conditional_Snapshot_3D",</text:p>
      <text:p text:style-name="Standard"><text:s text:c="12"/>"chartName" =&gt; "Agent Conditional Snapshot ",</text:p>
      <text:p text:style-name="Standard"><text:s text:c="12"/>"folderName" =&gt; "Agent_Conditional_Snapshot_3D",</text:p>
      <text:p text:style-name="Standard"><text:s text:c="12"/>"active" =&gt; true,</text:p>
      <text:p text:style-name="Standard"><text:soft-page-break/><text:s text:c="12"/>"is_grid" =&gt; false,</text:p>
      <text:p text:style-name="Standard"><text:s text:c="12"/>"filterLabels" =&gt; ["Parent", "Child"],</text:p>
      <text:p text:style-name="Standard"><text:s text:c="12"/>"filterDimensions" =&gt; 2,</text:p>
      <text:p text:style-name="Standard"><text:s text:c="12"/>"sortingConfig" =&gt; [],</text:p>
      <text:p text:style-name="Standard"><text:s text:c="12"/>"category" =&gt; 6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Enable Grand Total",</text:p>
      <text:p text:style-name="Standard"><text:s text:c="20"/>"key" =&gt; "enablegrandtotal",</text:p>
      <text:p text:style-name="Standard"><text:s text:c="20"/>"type" =&gt; "select",</text:p>
      <text:p text:style-name="Standard"><text:s text:c="20"/>"default" =&gt; "Yes",</text:p>
      <text:p text:style-name="Standard"><text:s text:c="20"/>"values" =&gt; ["Yes", "No"],</text:p>
      <text:p text:style-name="Standard"><text:s text:c="16"/>],</text:p>
      <text:p text:style-name="Standard"><text:s text:c="16"/>[</text:p>
      <text:p text:style-name="Standard"><text:s text:c="20"/>"label" =&gt; "Low Rating Colour Start",</text:p>
      <text:p text:style-name="Standard"><text:s text:c="20"/>"key" =&gt; "lowratingstart",</text:p>
      <text:p text:style-name="Standard"><text:s text:c="20"/>"type" =&gt; "input",</text:p>
      <text:p text:style-name="Standard"><text:s text:c="20"/>"default" =&gt; "F86965",</text:p>
      <text:p text:style-name="Standard"><text:s text:c="16"/>],</text:p>
      <text:p text:style-name="Standard"><text:s text:c="16"/>[</text:p>
      <text:p text:style-name="Standard"><text:s text:c="20"/>"label" =&gt; "Low Rating Colour End",</text:p>
      <text:p text:style-name="Standard"><text:s text:c="20"/>"key" =&gt; "lowratingend",</text:p>
      <text:p text:style-name="Standard"><text:s text:c="20"/>"type" =&gt; "input",</text:p>
      <text:p text:style-name="Standard"><text:s text:c="20"/>"default" =&gt; "FFFFFF",</text:p>
      <text:p text:style-name="Standard"><text:s text:c="16"/>],</text:p>
      <text:p text:style-name="Standard"><text:s text:c="16"/>[</text:p>
      <text:p text:style-name="Standard"><text:s text:c="20"/>"label" =&gt; "Average Rating Colour Start",</text:p>
      <text:p text:style-name="Standard"><text:s text:c="20"/>"key" =&gt; "avgratingstart",</text:p>
      <text:p text:style-name="Standard"><text:s text:c="20"/>"type" =&gt; "input",</text:p>
      <text:p text:style-name="Standard"><text:s text:c="20"/>"default" =&gt; "FFFFFF",</text:p>
      <text:p text:style-name="Standard"><text:s text:c="16"/>],</text:p>
      <text:p text:style-name="Standard"><text:s text:c="16"/>[</text:p>
      <text:p text:style-name="Standard"><text:s text:c="20"/>"label" =&gt; "Average Rating Colour End",</text:p>
      <text:p text:style-name="Standard"><text:s text:c="20"/>"key" =&gt; "avgratingend",</text:p>
      <text:p text:style-name="Standard"><text:s text:c="20"/>"type" =&gt; "input",</text:p>
      <text:p text:style-name="Standard"><text:s text:c="20"/>"default" =&gt; "63BE7B",</text:p>
      <text:p text:style-name="Standard"><text:s text:c="16"/>],</text:p>
      <text:p text:style-name="Standard"><text:s text:c="16"/>[</text:p>
      <text:p text:style-name="Standard"><text:s text:c="20"/>"label" =&gt; "Header Background Colour #",</text:p>
      <text:p text:style-name="Standard"><text:s text:c="20"/>"key" =&gt; "headerbg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Header Font Colour #",</text:p>
      <text:p text:style-name="Standard"><text:soft-page-break/><text:s text:c="20"/>"key" =&gt; "header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",</text:p>
      <text:p text:style-name="Standard"><text:s text:c="12"/>"htmlGrid" =&gt; true,</text:p>
      <text:p text:style-name="Standard"><text:s text:c="8"/>],</text:p>
      <text:p text:style-name="Standard"><text:s text:c="8"/>"Agent_Conditional_Snapshot_4D" =&gt; [</text:p>
      <text:p text:style-name="Standard"><text:s text:c="12"/>"filename" =&gt; "AgentConditionalSnapshot4D.class.php",</text:p>
      <text:p text:style-name="Standard"><text:s text:c="12"/>"namespace" =&gt; "Agent_Conditional_Snapshot_4D",</text:p>
      <text:p text:style-name="Standard"><text:s text:c="12"/>"chartName" =&gt; "Agent Conditional Snapshot 4D",</text:p>
      <text:p text:style-name="Standard"><text:s text:c="12"/>"folderName" =&gt; "Agent_Conditional_Snapshot_4D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Parent", "Child", "Grand Child"],</text:p>
      <text:p text:style-name="Standard"><text:s text:c="12"/>"filterDimensions" =&gt; 3,</text:p>
      <text:p text:style-name="Standard"><text:s text:c="12"/>"sortingConfig" =&gt; [],</text:p>
      <text:p text:style-name="Standard"><text:s text:c="12"/>"category" =&gt; 6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Enable Grand Total",</text:p>
      <text:p text:style-name="Standard"><text:s text:c="20"/>"key" =&gt; "enablegrandtotal",</text:p>
      <text:p text:style-name="Standard"><text:s text:c="20"/>"type" =&gt; "select",</text:p>
      <text:p text:style-name="Standard"><text:s text:c="20"/>"default" =&gt; "Yes",</text:p>
      <text:p text:style-name="Standard"><text:s text:c="20"/>"values" =&gt; ["Yes", "No"],</text:p>
      <text:p text:style-name="Standard"><text:s text:c="16"/>],</text:p>
      <text:p text:style-name="Standard"><text:s text:c="16"/>[</text:p>
      <text:p text:style-name="Standard"><text:s text:c="20"/>"label" =&gt; "Low Rating Colour Start",</text:p>
      <text:p text:style-name="Standard"><text:s text:c="20"/>"key" =&gt; "lowratingstart",</text:p>
      <text:p text:style-name="Standard"><text:s text:c="20"/>"type" =&gt; "input",</text:p>
      <text:p text:style-name="Standard"><text:s text:c="20"/>"default" =&gt; "F86965",</text:p>
      <text:p text:style-name="Standard"><text:s text:c="16"/>],</text:p>
      <text:p text:style-name="Standard"><text:s text:c="16"/>[</text:p>
      <text:p text:style-name="Standard"><text:s text:c="20"/>"label" =&gt; "Low Rating Colour End",</text:p>
      <text:p text:style-name="Standard"><text:s text:c="20"/>"key" =&gt; "lowratingend",</text:p>
      <text:p text:style-name="Standard"><text:s text:c="20"/>"type" =&gt; "input",</text:p>
      <text:p text:style-name="Standard"><text:s text:c="20"/>"default" =&gt; "FFFFFF",</text:p>
      <text:p text:style-name="Standard"><text:s text:c="16"/>],</text:p>
      <text:p text:style-name="Standard"><text:s text:c="16"/>[</text:p>
      <text:p text:style-name="Standard"><text:s text:c="20"/>"label" =&gt; "Average Rating Colour Start",</text:p>
      <text:p text:style-name="Standard"><text:s text:c="20"/>"key" =&gt; "avgratingstart",</text:p>
      <text:p text:style-name="Standard"><text:s text:c="20"/>"type" =&gt; "input",</text:p>
      <text:p text:style-name="Standard"><text:s text:c="20"/>"default" =&gt; "FFFFFF",</text:p>
      <text:p text:style-name="Standard"><text:soft-page-break/><text:s text:c="16"/>],</text:p>
      <text:p text:style-name="Standard"><text:s text:c="16"/>[</text:p>
      <text:p text:style-name="Standard"><text:s text:c="20"/>"label" =&gt; "Average Rating Colour End",</text:p>
      <text:p text:style-name="Standard"><text:s text:c="20"/>"key" =&gt; "avgratingend",</text:p>
      <text:p text:style-name="Standard"><text:s text:c="20"/>"type" =&gt; "input",</text:p>
      <text:p text:style-name="Standard"><text:s text:c="20"/>"default" =&gt; "63BE7B",</text:p>
      <text:p text:style-name="Standard"><text:s text:c="16"/>],</text:p>
      <text:p text:style-name="Standard"><text:s text:c="16"/>[</text:p>
      <text:p text:style-name="Standard"><text:s text:c="20"/>"label" =&gt; "Header Background Colour #",</text:p>
      <text:p text:style-name="Standard"><text:s text:c="20"/>"key" =&gt; "headerbg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Header Font Colour #",</text:p>
      <text:p text:style-name="Standard"><text:s text:c="20"/>"key" =&gt; "header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Cell Colour",</text:p>
      <text:p text:style-name="Standard"><text:s text:c="20"/>"key" =&gt; "cell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",</text:p>
      <text:p text:style-name="Standard"><text:s text:c="12"/>"htmlGrid" =&gt; true,</text:p>
      <text:p text:style-name="Standard"><text:s text:c="8"/>],</text:p>
      <text:p text:style-name="Standard"><text:s text:c="8"/>"Agent_Snapshot_3D" =&gt; [</text:p>
      <text:p text:style-name="Standard"><text:s text:c="12"/>"filename" =&gt; "AgentSnapshot3D.class.php",</text:p>
      <text:p text:style-name="Standard"><text:s text:c="12"/>"namespace" =&gt; "Agent_Snapshot_3D",</text:p>
      <text:p text:style-name="Standard"><text:s text:c="12"/>"chartName" =&gt; "Agent Snapshot 3D",</text:p>
      <text:p text:style-name="Standard"><text:s text:c="12"/>"folderName" =&gt; "Agent_Snapshot_3D",</text:p>
      <text:p text:style-name="Standard"><text:s text:c="12"/>"active" =&gt; true,</text:p>
      <text:p text:style-name="Standard"><text:s text:c="12"/>"is_grid" =&gt; true,</text:p>
      <text:p text:style-name="Standard"><text:s text:c="12"/>"filterLabels" =&gt; ["Parent", "Child"],</text:p>
      <text:p text:style-name="Standard"><text:s text:c="12"/>"filterDimensions" =&gt; 2,</text:p>
      <text:p text:style-name="Standard"><text:s text:c="12"/>"sortingConfig" =&gt; [],</text:p>
      <text:p text:style-name="Standard"><text:s text:c="12"/>"category" =&gt; 6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",</text:p>
      <text:p text:style-name="Standard"><text:soft-page-break/><text:s text:c="12"/>"htmlGrid" =&gt; false,</text:p>
      <text:p text:style-name="Standard"><text:s text:c="8"/>],</text:p>
      <text:p text:style-name="Standard"><text:s text:c="8"/>"Agent_Snapshot_4D" =&gt; [</text:p>
      <text:p text:style-name="Standard"><text:s text:c="12"/>"filename" =&gt; "AgentSnapshot4D.class.php",</text:p>
      <text:p text:style-name="Standard"><text:s text:c="12"/>"namespace" =&gt; "Agent_Snapshot_4D",</text:p>
      <text:p text:style-name="Standard"><text:s text:c="12"/>"chartName" =&gt; "Agent Snapshot 4D",</text:p>
      <text:p text:style-name="Standard"><text:s text:c="12"/>"folderName" =&gt; "Agent_Snapshot_4D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Parent", "Child", "Grand Child"],</text:p>
      <text:p text:style-name="Standard"><text:s text:c="12"/>"filterDimensions" =&gt; 3,</text:p>
      <text:p text:style-name="Standard"><text:s text:c="12"/>"sortingConfig" =&gt; [],</text:p>
      <text:p text:style-name="Standard"><text:s text:c="12"/>"category" =&gt; 6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Header Background Colour #",</text:p>
      <text:p text:style-name="Standard"><text:s text:c="20"/>"key" =&gt; "headerbg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Header Font Colour #",</text:p>
      <text:p text:style-name="Standard"><text:s text:c="20"/>"key" =&gt; "header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",</text:p>
      <text:p text:style-name="Standard"><text:s text:c="12"/>"htmlGrid" =&gt; true,</text:p>
      <text:p text:style-name="Standard"><text:s text:c="8"/>],</text:p>
      <text:p text:style-name="Standard"><text:s text:c="8"/>"GridSurveyStats" =&gt; [</text:p>
      <text:p text:style-name="Standard"><text:s text:c="12"/>"filename" =&gt; "SurveyStatisticsCRGrid.class.php",</text:p>
      <text:p text:style-name="Standard"><text:s text:c="12"/>"namespace" =&gt; "Survey_Statistics_CR_Grid",</text:p>
      <text:p text:style-name="Standard"><text:s text:c="12"/>"chartName" =&gt; "CR Survey Statistics Grid",</text:p>
      <text:p text:style-name="Standard"><text:s text:c="12"/>"folderName" =&gt; "Survey_Statistics_CR_Grid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Montly Demographic", "Rating Demographic", "Answer Set"],</text:p>
      <text:p text:style-name="Standard"><text:s text:c="12"/>"filterDimensions" =&gt; 3,</text:p>
      <text:p text:style-name="Standard"><text:s text:c="12"/>"sortingConfig" =&gt; [],</text:p>
      <text:p text:style-name="Standard"><text:s text:c="12"/>"category" =&gt; 6,</text:p>
      <text:p text:style-name="Standard"><text:s text:c="12"/>"options" =&gt; [["label" =&gt; "Palette", "key" =&gt; "paletteColors", "type" =&gt; "input", "default" =&gt; ""], ["label" =&gt; "Header Background Colour #", "key" =&gt; "headerbg", "type" =&gt; "input", <text:soft-page-break/>"default" =&gt; ""], ["label" =&gt; "Header Font Colour #", "key" =&gt; "headerfontcolor", "type" =&gt; "input", "default" =&gt; ""]],</text:p>
      <text:p text:style-name="Standard"><text:s text:c="12"/>"isWidget" =&gt; false,</text:p>
      <text:p text:style-name="Standard"><text:s text:c="12"/>"chartType" =&gt; "",</text:p>
      <text:p text:style-name="Standard"><text:s text:c="12"/>"htmlGrid" =&gt; true,</text:p>
      <text:p text:style-name="Standard"><text:s text:c="8"/>],</text:p>
      <text:p text:style-name="Standard"><text:s text:c="8"/>"NPS_Grid" =&gt; [</text:p>
      <text:p text:style-name="Standard"><text:s text:c="12"/>"filename" =&gt; "NPSGrid.class.php",</text:p>
      <text:p text:style-name="Standard"><text:s text:c="12"/>"namespace" =&gt; "NPS_Grid",</text:p>
      <text:p text:style-name="Standard"><text:s text:c="12"/>"chartName" =&gt; "NPS Grid",</text:p>
      <text:p text:style-name="Standard"><text:s text:c="12"/>"folderName" =&gt; "NPS_Grid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Parent", "Child"],</text:p>
      <text:p text:style-name="Standard"><text:s text:c="12"/>"filterDimensions" =&gt; 2,</text:p>
      <text:p text:style-name="Standard"><text:s text:c="12"/>"sortingConfig" =&gt; [</text:p>
      <text:p text:style-name="Standard"><text:s text:c="16"/>"axis" =&gt; [</text:p>
      <text:p text:style-name="Standard"><text:s text:c="20"/>[</text:p>
      <text:p text:style-name="Standard"><text:s text:c="24"/>"axisName" =&gt; "X-axis",</text:p>
      <text:p text:style-name="Standard"><text:s text:c="24"/>"options" =&gt; [</text:p>
      <text:p text:style-name="Standard"><text:s text:c="28"/>"normal" =&gt; "Label Sorting",</text:p>
      <text:p text:style-name="Standard"><text:s text:c="28"/>"numeric" =&gt; "Label Sorting (numeric)",</text:p>
      <text:p text:style-name="Standard"><text:s text:c="28"/>"dataValue" =&gt; "Average Rating",</text:p>
      <text:p text:style-name="Standard"><text:s text:c="28"/>"dateString" =&gt; "Date Format",</text:p>
      <text:p text:style-name="Standard"><text:s text:c="24"/>],</text:p>
      <text:p text:style-name="Standard"><text:s text:c="20"/>],</text:p>
      <text:p text:style-name="Standard"><text:s text:c="16"/>],</text:p>
      <text:p text:style-name="Standard"><text:s text:c="12"/>],</text:p>
      <text:p text:style-name="Standard"><text:s text:c="12"/>"category" =&gt; 6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Header Background Colour #",</text:p>
      <text:p text:style-name="Standard"><text:s text:c="20"/>"key" =&gt; "headerbg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Header Font Colour #",</text:p>
      <text:p text:style-name="Standard"><text:s text:c="20"/>"key" =&gt; "header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",</text:p>
      <text:p text:style-name="Standard"><text:soft-page-break/><text:s text:c="12"/>"htmlGrid" =&gt; true,</text:p>
      <text:p text:style-name="Standard"><text:s text:c="8"/>],</text:p>
      <text:p text:style-name="Standard"><text:s text:c="8"/>"MultiSeriesYTDAverageRatingLine" =&gt; [</text:p>
      <text:p text:style-name="Standard"><text:s text:c="12"/>"filename" =&gt; "MultiSeriesYTDAverageRatingLine.class.php",</text:p>
      <text:p text:style-name="Standard"><text:s text:c="12"/>"namespace" =&gt; "MultiSeriesYTDAverageRatingLine",</text:p>
      <text:p text:style-name="Standard"><text:s text:c="12"/>"chartName" =&gt; "Multi Series YTD Average Rating Line",</text:p>
      <text:p text:style-name="Standard"><text:s text:c="12"/>"folderName" =&gt; "MultiSeriesYTD_AverageRating_Line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Category", "Monthly", "Answers"],</text:p>
      <text:p text:style-name="Standard"><text:s text:c="12"/>"filterDimensions" =&gt; 3,</text:p>
      <text:p text:style-name="Standard"><text:s text:c="12"/>"sortingConfig" =&gt; [],</text:p>
      <text:p text:style-name="Standard"><text:s text:c="12"/>"category" =&gt; 2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Y-Axis Min",</text:p>
      <text:p text:style-name="Standard"><text:s text:c="20"/>"key" =&gt; "y-axismin",</text:p>
      <text:p text:style-name="Standard"><text:s text:c="20"/>"type" =&gt; "input",</text:p>
      <text:p text:style-name="Standard"><text:s text:c="20"/>"default" =&gt; "0",</text:p>
      <text:p text:style-name="Standard"><text:s text:c="16"/>],</text:p>
      <text:p text:style-name="Standard"><text:s text:c="16"/>[</text:p>
      <text:p text:style-name="Standard"><text:s text:c="20"/>"label" =&gt; "Y-Axis Max",</text:p>
      <text:p text:style-name="Standard"><text:s text:c="20"/>"key" =&gt; "y-axismax",</text:p>
      <text:p text:style-name="Standard"><text:s text:c="20"/>"type" =&gt; "input",</text:p>
      <text:p text:style-name="Standard"><text:s text:c="20"/>"default" =&gt; "10",</text:p>
      <text:p text:style-name="Standard"><text:s text:c="16"/>],</text:p>
      <text:p text:style-name="Standard"><text:s text:c="16"/>[</text:p>
      <text:p text:style-name="Standard"><text:s text:c="20"/>"label" =&gt; "YTD Colour #",</text:p>
      <text:p text:style-name="Standard"><text:s text:c="20"/>"key" =&gt; "ytdcolou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Colour #",</text:p>
      <text:p text:style-name="Standard"><text:s text:c="20"/>"key" =&gt; "colou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Colour #",</text:p>
      <text:p text:style-name="Standard"><text:s text:c="20"/>"key" =&gt; "fontcolou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oft-page-break/><text:s text:c="20"/>"label" =&gt; "Months Range",</text:p>
      <text:p text:style-name="Standard"><text:s text:c="20"/>"key" =&gt; "monthsBack",</text:p>
      <text:p text:style-name="Standard"><text:s text:c="20"/>"type" =&gt; "select",</text:p>
      <text:p text:style-name="Standard"><text:s text:c="20"/>"default" =&gt; "3",</text:p>
      <text:p text:style-name="Standard"><text:s text:c="20"/>"values" =&gt; ["All", 1, 2, 3, 4, 5, 6, 7, 8, 9, 10, 11, 12],</text:p>
      <text:p text:style-name="Standard"><text:s text:c="16"/>],</text:p>
      <text:p text:style-name="Standard"><text:s text:c="16"/>[</text:p>
      <text:p text:style-name="Standard"><text:s text:c="20"/>"label" =&gt; "Rotate Labels",</text:p>
      <text:p text:style-name="Standard"><text:s text:c="20"/>"key" =&gt; "rotateLabels",</text:p>
      <text:p text:style-name="Standard"><text:s text:c="20"/>"type" =&gt; "select",</text:p>
      <text:p text:style-name="Standard"><text:s text:c="20"/>"default" =&gt; "Horizontal",</text:p>
      <text:p text:style-name="Standard"><text:s text:c="20"/>"values" =&gt; ["Horizontal", "Vertical", "Slanted"],</text:p>
      <text:p text:style-name="Standard"><text:s text:c="16"/>],</text:p>
      <text:p text:style-name="Standard"><text:s text:c="16"/>[</text:p>
      <text:p text:style-name="Standard"><text:s text:c="20"/>"label" =&gt; "Values Position",</text:p>
      <text:p text:style-name="Standard"><text:s text:c="20"/>"key" =&gt; "valuesPosition",</text:p>
      <text:p text:style-name="Standard"><text:s text:c="20"/>"type" =&gt; "select",</text:p>
      <text:p text:style-name="Standard"><text:s text:c="20"/>"default" =&gt; "Inside", "values" =&gt; ["Inside", "Outside"],</text:p>
      <text:p text:style-name="Standard"><text:s text:c="16"/>],</text:p>
      <text:p text:style-name="Standard"><text:s text:c="16"/>[</text:p>
      <text:p text:style-name="Standard"><text:s text:c="20"/>"label" =&gt; "Period",</text:p>
      <text:p text:style-name="Standard"><text:s text:c="20"/>"key" =&gt; "period",</text:p>
      <text:p text:style-name="Standard"><text:s text:c="20"/>"type" =&gt; "select",</text:p>
      <text:p text:style-name="Standard"><text:s text:c="20"/>"default" =&gt; "months",</text:p>
      <text:p text:style-name="Standard"><text:s text:c="20"/>"values" =&gt; ["months", "weeks"]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msline",</text:p>
      <text:p text:style-name="Standard"><text:s text:c="12"/>"htmlGrid" =&gt; false,</text:p>
      <text:p text:style-name="Standard"><text:s text:c="8"/>],</text:p>
      <text:p text:style-name="Standard"><text:s text:c="8"/>"SpiderRating" =&gt; [</text:p>
      <text:p text:style-name="Standard"><text:s text:c="12"/>"filename" =&gt; "SpiderRating.class.php",</text:p>
      <text:p text:style-name="Standard"><text:s text:c="12"/>"namespace" =&gt; "Spider_Rating",</text:p>
      <text:p text:style-name="Standard"><text:s text:c="12"/>"chartName" =&gt; "Spider Rating",</text:p>
      <text:p text:style-name="Standard"><text:s text:c="12"/>"folderName" =&gt; "Spider_Rating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Demographic", "Rating Answers"],</text:p>
      <text:p text:style-name="Standard"><text:s text:c="12"/>"filterDimensions" =&gt; 2,</text:p>
      <text:p text:style-name="Standard"><text:s text:c="12"/>"sortingConfig" =&gt; [],</text:p>
      <text:p text:style-name="Standard"><text:s text:c="12"/>"category" =&gt; 7,</text:p>
      <text:p text:style-name="Standard"><text:s text:c="12"/>"options" =&gt; [</text:p>
      <text:p text:style-name="Standard"><text:s text:c="16"/>[</text:p>
      <text:p text:style-name="Standard"><text:s text:c="20"/>"label" =&gt; "Font Colour",</text:p>
      <text:p text:style-name="Standard"><text:s text:c="20"/>"key" =&gt; "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Size",</text:p>
      <text:p text:style-name="Standard"><text:s text:c="20"/>"key" =&gt; "fontSize",</text:p>
      <text:p text:style-name="Standard"><text:soft-page-break/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radar",</text:p>
      <text:p text:style-name="Standard"><text:s text:c="12"/>"htmlGrid" =&gt; false,</text:p>
      <text:p text:style-name="Standard"><text:s text:c="8"/>],</text:p>
      <text:p text:style-name="Standard"><text:s text:c="8"/>"SpiderRatingTwoQuestion" =&gt; [</text:p>
      <text:p text:style-name="Standard"><text:s text:c="12"/>"filename" =&gt; "SpiderRatingTwoQuestion.class.php",</text:p>
      <text:p text:style-name="Standard"><text:s text:c="12"/>"namespace" =&gt; "Spider_Rating_2Question",</text:p>
      <text:p text:style-name="Standard"><text:s text:c="12"/>"chartName" =&gt; "Spider Rating 2 Question",</text:p>
      <text:p text:style-name="Standard"><text:s text:c="12"/>"folderName" =&gt; "Spider_Rating_2Question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Demographic", "Rating Answers", "2nd Rating Answer"],</text:p>
      <text:p text:style-name="Standard"><text:s text:c="12"/>"filterDimensions" =&gt; 3,</text:p>
      <text:p text:style-name="Standard"><text:s text:c="12"/>"sortingConfig" =&gt; [],</text:p>
      <text:p text:style-name="Standard"><text:s text:c="12"/>"category" =&gt; 7,</text:p>
      <text:p text:style-name="Standard"><text:s text:c="12"/>"options" =&gt; [</text:p>
      <text:p text:style-name="Standard"><text:s text:c="16"/>[</text:p>
      <text:p text:style-name="Standard"><text:s text:c="20"/>"label" =&gt; "Font Colour",</text:p>
      <text:p text:style-name="Standard"><text:s text:c="20"/>"key" =&gt; "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Size",</text:p>
      <text:p text:style-name="Standard"><text:s text:c="20"/>"key" =&gt; "fontSize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radar",</text:p>
      <text:p text:style-name="Standard"><text:s text:c="12"/>"htmlGrid" =&gt; false,</text:p>
      <text:p text:style-name="Standard"><text:s text:c="8"/>],</text:p>
      <text:p text:style-name="Standard"/>
      <text:p text:style-name="Standard"><text:s text:c="8"/>"Multilevel_Pie" =&gt; [</text:p>
      <text:p text:style-name="Standard"><text:s text:c="12"/>"filename" =&gt; "MultilevelPie.class.php",</text:p>
      <text:p text:style-name="Standard"><text:s text:c="12"/>"namespace" =&gt; "Multilevel_Pie",</text:p>
      <text:p text:style-name="Standard"><text:s text:c="12"/>"chartName" =&gt; "Multilevel Pie",</text:p>
      <text:p text:style-name="Standard"><text:s text:c="12"/>"folderName" =&gt; "Multilevel_Pie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Parent", "Child"],</text:p>
      <text:p text:style-name="Standard"><text:s text:c="12"/>"filterDimensions" =&gt; 2,</text:p>
      <text:p text:style-name="Standard"><text:s text:c="12"/>"sortingConfig" =&gt; [],</text:p>
      <text:p text:style-name="Standard"><text:s text:c="12"/>"category" =&gt; 3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oft-page-break/><text:s text:c="20"/>"key" =&gt; "round",</text:p>
      <text:p text:style-name="Standard"><text:s text:c="20"/>"type" =&gt; "select",</text:p>
      <text:p text:style-name="Standard"><text:s text:c="20"/>"default" =&gt; "1", "values" =&gt; [0, 1, 2, 3],</text:p>
      <text:p text:style-name="Standard"><text:s text:c="16"/>],</text:p>
      <text:p text:style-name="Standard"><text:s text:c="16"/>[</text:p>
      <text:p text:style-name="Standard"><text:s text:c="20"/>"label" =&gt; "Palette",</text:p>
      <text:p text:style-name="Standard"><text:s text:c="20"/>"key" =&gt; "paletteColors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Value Colour #",</text:p>
      <text:p text:style-name="Standard"><text:s text:c="20"/>"key" =&gt; "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Value Size",</text:p>
      <text:p text:style-name="Standard"><text:s text:c="20"/>"key" =&gt; "fontSize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Hover Fill Colour",</text:p>
      <text:p text:style-name="Standard"><text:s text:c="20"/>"key" =&gt; "hoverFill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multilevelpie",</text:p>
      <text:p text:style-name="Standard"><text:s text:c="12"/>"htmlGrid" =&gt; false,</text:p>
      <text:p text:style-name="Standard"><text:s text:c="8"/>],</text:p>
      <text:p text:style-name="Standard"/>
      <text:p text:style-name="Standard"><text:s text:c="8"/>"Multi_Level_Pie_Chart" =&gt; [</text:p>
      <text:p text:style-name="Standard"><text:s text:c="12"/>"filename" =&gt; "MultiLevelPieChart.class.php",</text:p>
      <text:p text:style-name="Standard"><text:s text:c="12"/>"namespace" =&gt; "Multi_Level_Pie_Chart",</text:p>
      <text:p text:style-name="Standard"><text:s text:c="12"/>"chartName" =&gt; "Multi Level Pie Chart",</text:p>
      <text:p text:style-name="Standard"><text:s text:c="12"/>"folderName" =&gt; "Multi_Level_Pie_Chart",</text:p>
      <text:p text:style-name="Standard"><text:s text:c="12"/>"active" =&gt; false,</text:p>
      <text:p text:style-name="Standard"><text:s text:c="12"/>"is_grid" =&gt; false,</text:p>
      <text:p text:style-name="Standard"><text:s text:c="12"/>"filterLabels" =&gt; ["Parent", "Child"],</text:p>
      <text:p text:style-name="Standard"><text:s text:c="12"/>"filterDimensions" =&gt; 2,</text:p>
      <text:p text:style-name="Standard"><text:s text:c="12"/>"sortingConfig" =&gt; [],</text:p>
      <text:p text:style-name="Standard"><text:s text:c="12"/>"category" =&gt; 3,</text:p>
      <text:p text:style-name="Standard"><text:s text:c="12"/>"options" =&gt; [],</text:p>
      <text:p text:style-name="Standard"><text:s text:c="12"/>"isWidget" =&gt; false,</text:p>
      <text:p text:style-name="Standard"><text:s text:c="12"/>"chartType" =&gt; "multilevelpie",</text:p>
      <text:p text:style-name="Standard"><text:s text:c="12"/>"htmlGrid" =&gt; false,</text:p>
      <text:p text:style-name="Standard"><text:s text:c="8"/>],</text:p>
      <text:p text:style-name="Standard"><text:s text:c="8"/>"Verbatim_Grid_Single" =&gt; [</text:p>
      <text:p text:style-name="Standard"><text:s text:c="12"/>"filename" =&gt; "VerbatimGridSingle.class.php",</text:p>
      <text:p text:style-name="Standard"><text:soft-page-break/><text:s text:c="12"/>"namespace" =&gt; "Verbatim_Grid_Single",</text:p>
      <text:p text:style-name="Standard"><text:s text:c="12"/>"chartName" =&gt; "Verbatim Grid Single",</text:p>
      <text:p text:style-name="Standard"><text:s text:c="12"/>"folderName" =&gt; "Verbatim_Grid_Single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Demographic", "Freetext", "Q1 Rating"],</text:p>
      <text:p text:style-name="Standard"><text:s text:c="12"/>"filterDimensions" =&gt; 3,</text:p>
      <text:p text:style-name="Standard"><text:s text:c="12"/>"sortingConfig" =&gt; [],</text:p>
      <text:p text:style-name="Standard"><text:s text:c="12"/>"category" =&gt; 6,</text:p>
      <text:p text:style-name="Standard"><text:s text:c="12"/>"options" =&gt; [</text:p>
      <text:p text:style-name="Standard"><text:s text:c="16"/>["label" =&gt; "rounding", "key" =&gt; "round", "type" =&gt; "select", "default" =&gt; "1", "values" =&gt; [0, 1, 2, 3]], </text:p>
      <text:p text:style-name="Standard"><text:s text:c="16"/>["label" =&gt; "Header Background Colour #", "key" =&gt; "headerbg", "type" =&gt; "input", "default" =&gt; ""], </text:p>
      <text:p text:style-name="Standard"><text:s text:c="16"/>["label" =&gt; "Header Font Colour #", "key" =&gt; "headerfontcolor", "type" =&gt; "input", "default" =&gt; ""], </text:p>
      <text:p text:style-name="Standard"><text:s text:c="16"/>["label" =&gt; "Demographic Q1 Uppercase", "key" =&gt; "q1DemographicUppercase", "type" =&gt; "select", "default" =&gt; "No", "values" =&gt; ["Yes", "No"]],</text:p>
      <text:p text:style-name="Standard"><text:s text:c="16"/>[ "label" =&gt; "Custom Headers", "key" =&gt; "customHeaders", "type" =&gt; "input", "default" =&gt; "", ],</text:p>
      <text:p text:style-name="Standard"><text:s text:c="12"/>],</text:p>
      <text:p text:style-name="Standard"><text:s text:c="12"/>"isWidget" =&gt; false,</text:p>
      <text:p text:style-name="Standard"><text:s text:c="12"/>"chartType" =&gt; "",</text:p>
      <text:p text:style-name="Standard"><text:s text:c="12"/>"htmlGrid" =&gt; true,</text:p>
      <text:p text:style-name="Standard"><text:s text:c="8"/>],</text:p>
      <text:p text:style-name="Standard"/>
      <text:p text:style-name="Standard"><text:s text:c="8"/>"Agent_Result_Grid" =&gt; [</text:p>
      <text:p text:style-name="Standard"><text:s text:c="12"/>"filename" =&gt; "AgentResultsGrid.class.php",</text:p>
      <text:p text:style-name="Standard"><text:s text:c="12"/>"namespace" =&gt; "Agent_Result_Grid",</text:p>
      <text:p text:style-name="Standard"><text:s text:c="12"/>"chartName" =&gt; "Agent Results Grid",</text:p>
      <text:p text:style-name="Standard"><text:s text:c="12"/>"folderName" =&gt; "Agent_Results_Grid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Demographic 1", "Demographic 2", "Question 1", "Question 2"],</text:p>
      <text:p text:style-name="Standard"><text:s text:c="12"/>"filterDimensions" =&gt; 4,</text:p>
      <text:p text:style-name="Standard"><text:s text:c="12"/>"sortingConfig" =&gt; [],</text:p>
      <text:p text:style-name="Standard"><text:s text:c="12"/>"category" =&gt; 6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Header Background Colour #",</text:p>
      <text:p text:style-name="Standard"><text:s text:c="20"/>"key" =&gt; "headerbg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oft-page-break/><text:s text:c="20"/>"label" =&gt; "Header Font Colour #",</text:p>
      <text:p text:style-name="Standard"><text:s text:c="20"/>"key" =&gt; "headerfontcolor",</text:p>
      <text:p text:style-name="Standard"><text:s text:c="20"/>"type" =&gt; "input", "default" =&gt; "",</text:p>
      <text:p text:style-name="Standard"><text:s text:c="16"/>],</text:p>
      <text:p text:style-name="Standard"><text:s text:c="16"/>[</text:p>
      <text:p text:style-name="Standard"><text:s text:c="20"/>"label" =&gt; "Sample Size",</text:p>
      <text:p text:style-name="Standard"><text:s text:c="20"/>"key" =&gt; "nvalue",</text:p>
      <text:p text:style-name="Standard"><text:s text:c="20"/>"type" =&gt; "select",</text:p>
      <text:p text:style-name="Standard"><text:s text:c="20"/>"default" =&gt; "Yes",</text:p>
      <text:p text:style-name="Standard"><text:s text:c="20"/>"values" =&gt; ["Yes", "No"]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",</text:p>
      <text:p text:style-name="Standard"><text:s text:c="12"/>"htmlGrid" =&gt; true,</text:p>
      <text:p text:style-name="Standard"><text:s text:c="8"/>],</text:p>
      <text:p text:style-name="Standard"><text:s text:c="8"/>"Sent_By_Month_Grid" =&gt; [</text:p>
      <text:p text:style-name="Standard"><text:s text:c="12"/>"filename" =&gt; "SentByMonthGrid.class.php",</text:p>
      <text:p text:style-name="Standard"><text:s text:c="12"/>"namespace" =&gt; "Sent_By_Month_Grid",</text:p>
      <text:p text:style-name="Standard"><text:s text:c="12"/>"chartName" =&gt; "Sent By Month Grid",</text:p>
      <text:p text:style-name="Standard"><text:s text:c="12"/>"folderName" =&gt; "Sent_By_Month_Grid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Parent", "Child"],</text:p>
      <text:p text:style-name="Standard"><text:s text:c="12"/>"filterDimensions" =&gt; 2,</text:p>
      <text:p text:style-name="Standard"><text:s text:c="12"/>"sortingConfig" =&gt; [],</text:p>
      <text:p text:style-name="Standard"><text:s text:c="12"/>"category" =&gt; 6,</text:p>
      <text:p text:style-name="Standard"><text:s text:c="12"/>"options" =&gt; [["label" =&gt; "rounding", "key" =&gt; "round", "type" =&gt; "select", "default" =&gt; "1", "values" =&gt; [0, 1, 2, 3]], ["label" =&gt; "Header Background Colour #", "key" =&gt; "headerbg", "type" =&gt; "input", "default" =&gt; ""], ["label" =&gt; "Header Font Colour #", "key" =&gt; "headerfontcolor", "type" =&gt; "input", "default" =&gt; ""], ["label" =&gt; "Targets", "key" =&gt; "targets", "type" =&gt; "input", "default" =&gt; ""], ["label" =&gt; "Overall Question Text", "key" =&gt; "question1", "type" =&gt; "input", "default" =&gt; ""], ["label" =&gt; "Promise Question Text", "key" =&gt; "question2", "type" =&gt; "input", "default" =&gt; ""]],</text:p>
      <text:p text:style-name="Standard"><text:s text:c="12"/>"isWidget" =&gt; false,</text:p>
      <text:p text:style-name="Standard"><text:s text:c="12"/>"chartType" =&gt; "",</text:p>
      <text:p text:style-name="Standard"><text:s text:c="12"/>"htmlGrid" =&gt; true,</text:p>
      <text:p text:style-name="Standard"><text:s text:c="8"/>],</text:p>
      <text:p text:style-name="Standard"><text:s text:c="8"/>"Resolve_Email_Stats" =&gt; [</text:p>
      <text:p text:style-name="Standard"><text:s text:c="12"/>"filename" =&gt; "ResolveEmailStats.class.php",</text:p>
      <text:p text:style-name="Standard"><text:s text:c="12"/>"namespace" =&gt; "Resolve_Email_Stats",</text:p>
      <text:p text:style-name="Standard"><text:s text:c="12"/>"chartName" =&gt; "Resolve Email Stats",</text:p>
      <text:p text:style-name="Standard"><text:s text:c="12"/>"folderName" =&gt; "Resolve_Email_Stats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Survey", "Monthly"],</text:p>
      <text:p text:style-name="Standard"><text:s text:c="12"/>"filterDimensions" =&gt; 2,</text:p>
      <text:p text:style-name="Standard"><text:s text:c="12"/>"sortingConfig" =&gt; [],</text:p>
      <text:p text:style-name="Standard"><text:s text:c="12"/>"category" =&gt; 6,</text:p>
      <text:p text:style-name="Standard"><text:s text:c="12"/>"options" =&gt; [["label" =&gt; "rounding", "key" =&gt; "round", "type" =&gt; "select", "default" =&gt; "1", "values" =&gt; [0, 1, 2, 3]], ["label" =&gt; "Header Background Colour #", "key" =&gt; "headerbg", "type" =&gt; "input", "default" =&gt; ""], ["label" =&gt; "Header Font Colour #", "key" =&gt; <text:soft-page-break/>"headerfontcolor", "type" =&gt; "input", "default" =&gt; ""], ["label" =&gt; "Targets", "key" =&gt; "targets", "type" =&gt; "input", "default" =&gt; ""], ["label" =&gt; "Overall Question Text", "key" =&gt; "question1", "type" =&gt; "input", "default" =&gt; ""], ["label" =&gt; "Promise Question Text", "key" =&gt; "question2", "type" =&gt; "input", "default" =&gt; ""]],</text:p>
      <text:p text:style-name="Standard"><text:s text:c="12"/>"isWidget" =&gt; false,</text:p>
      <text:p text:style-name="Standard"><text:s text:c="12"/>"chartType" =&gt; "",</text:p>
      <text:p text:style-name="Standard"><text:s text:c="12"/>"htmlGrid" =&gt; true,</text:p>
      <text:p text:style-name="Standard"><text:s text:c="8"/>],</text:p>
      <text:p text:style-name="Standard"><text:s text:c="8"/>"NPS Monthly Grouped" =&gt; [</text:p>
      <text:p text:style-name="Standard"><text:s text:c="12"/>"filename" =&gt; "NPSMonthlyGrouped.class.php",</text:p>
      <text:p text:style-name="Standard"><text:s text:c="12"/>"namespace" =&gt; "NPS Monthly Grouped",</text:p>
      <text:p text:style-name="Standard"><text:s text:c="12"/>"chartName" =&gt; "NPS Monthly Grouped",</text:p>
      <text:p text:style-name="Standard"><text:s text:c="12"/>"folderName" =&gt; "NPS_Monthly_Grouped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Monthly", "Answers"],</text:p>
      <text:p text:style-name="Standard"><text:s text:c="12"/>"filterDimensions" =&gt; 2,</text:p>
      <text:p text:style-name="Standard"><text:s text:c="12"/>"sortingConfig" =&gt; ["axis" =&gt; [["axisName" =&gt; "X-axis", "options" =&gt; ["normal" =&gt; "Label Sorting", "numeric" =&gt; "Label Sorting (numeric)", "dataValue" =&gt; "Average Rating", "dateString" =&gt; "Date Format"]]]],</text:p>
      <text:p text:style-name="Standard"><text:s text:c="12"/>"category" =&gt; 6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Header Background Colour #",</text:p>
      <text:p text:style-name="Standard"><text:s text:c="20"/>"key" =&gt; "headerbg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Header Font Colour #",</text:p>
      <text:p text:style-name="Standard"><text:s text:c="20"/>"key" =&gt; "header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",</text:p>
      <text:p text:style-name="Standard"><text:s text:c="12"/>"htmlGrid" =&gt; true,</text:p>
      <text:p text:style-name="Standard"><text:s text:c="8"/>],</text:p>
      <text:p text:style-name="Standard"><text:s text:c="8"/>"ExpectationsGrid" =&gt; [</text:p>
      <text:p text:style-name="Standard"><text:s text:c="12"/>"filename" =&gt; "ExpectationsGrid.class.php",</text:p>
      <text:p text:style-name="Standard"><text:s text:c="12"/>"namespace" =&gt; "ExpectationsGrid",</text:p>
      <text:p text:style-name="Standard"><text:s text:c="12"/>"chartName" =&gt; "Expectations Grid",</text:p>
      <text:p text:style-name="Standard"><text:s text:c="12"/>"folderName" =&gt; "ExpectationsGrid",</text:p>
      <text:p text:style-name="Standard"><text:s text:c="12"/>"active" =&gt; true,</text:p>
      <text:p text:style-name="Standard"><text:soft-page-break/><text:s text:c="12"/>"is_grid" =&gt; false,</text:p>
      <text:p text:style-name="Standard"><text:s text:c="12"/>"filterLabels" =&gt; ["Survey", "Question", "Answers"],</text:p>
      <text:p text:style-name="Standard"><text:s text:c="12"/>"filterDimensions" =&gt; 3,</text:p>
      <text:p text:style-name="Standard"><text:s text:c="12"/>"sortingConfig" =&gt; [],</text:p>
      <text:p text:style-name="Standard"><text:s text:c="12"/>"category" =&gt; 6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Header Background Colour #",</text:p>
      <text:p text:style-name="Standard"><text:s text:c="20"/>"key" =&gt; "headerbg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Header Font Colour #",</text:p>
      <text:p text:style-name="Standard"><text:s text:c="20"/>"key" =&gt; "header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Question",</text:p>
      <text:p text:style-name="Standard"><text:s text:c="20"/>"key" =&gt; "question1",</text:p>
      <text:p text:style-name="Standard"><text:s text:c="20"/>"type" =&gt; "input",</text:p>
      <text:p text:style-name="Standard"><text:s text:c="20"/>"default" =&gt; "Overall experience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",</text:p>
      <text:p text:style-name="Standard"><text:s text:c="12"/>"htmlGrid" =&gt; true,</text:p>
      <text:p text:style-name="Standard"><text:s text:c="8"/>],</text:p>
      <text:p text:style-name="Standard"><text:s text:c="8"/>"TrendWatcher" =&gt; [</text:p>
      <text:p text:style-name="Standard"><text:s text:c="12"/>"filename" =&gt; "TrendWatcher.class.php",</text:p>
      <text:p text:style-name="Standard"><text:s text:c="12"/>"namespace" =&gt; "TrendWatcher",</text:p>
      <text:p text:style-name="Standard"><text:s text:c="12"/>"chartName" =&gt; "Trend Watcher",</text:p>
      <text:p text:style-name="Standard"><text:s text:c="12"/>"folderName" =&gt; "TrendWatcher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Survey", "Questions", "Monthly", "Answers"],</text:p>
      <text:p text:style-name="Standard"><text:s text:c="12"/>"filterDimensions" =&gt; 4,</text:p>
      <text:p text:style-name="Standard"><text:s text:c="12"/>"sortingConfig" =&gt; [],</text:p>
      <text:p text:style-name="Standard"><text:s text:c="12"/>"category" =&gt; 6,</text:p>
      <text:p text:style-name="Standard"><text:s text:c="12"/>"options" =&gt; [["label" =&gt; "rounding", "key" =&gt; "round", "type" =&gt; "select", "default" =&gt; "1", "values" =&gt; [0, 1, 2, 3]], ["label" =&gt; "Header Background Colour #", "key" =&gt; "headerbg", "type" =&gt; "input", "default" =&gt; ""], ["label" =&gt; "Header Font Colour #", "key" =&gt; "headerfontcolor", "type" =&gt; "input", "default" =&gt; ""]],</text:p>
      <text:p text:style-name="Standard"><text:s text:c="12"/>"isWidget" =&gt; false,</text:p>
      <text:p text:style-name="Standard"><text:soft-page-break/><text:s text:c="12"/>"chartType" =&gt; "",</text:p>
      <text:p text:style-name="Standard"><text:s text:c="12"/>"htmlGrid" =&gt; true,</text:p>
      <text:p text:style-name="Standard"><text:s text:c="8"/>],</text:p>
      <text:p text:style-name="Standard"><text:s text:c="8"/>"VODGrid" =&gt; [</text:p>
      <text:p text:style-name="Standard"><text:s text:c="12"/>"filename" =&gt; "VODGrid.class.php",</text:p>
      <text:p text:style-name="Standard"><text:s text:c="12"/>"namespace" =&gt; "VODGrid",</text:p>
      <text:p text:style-name="Standard"><text:s text:c="12"/>"chartName" =&gt; "Scores and targets with key drivers",</text:p>
      <text:p text:style-name="Standard"><text:s text:c="12"/>"folderName" =&gt; "VODGrid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Survey", "Question", "Answers"],</text:p>
      <text:p text:style-name="Standard"><text:s text:c="12"/>"filterDimensions" =&gt; 3,</text:p>
      <text:p text:style-name="Standard"><text:s text:c="12"/>"sortingConfig" =&gt; [</text:p>
      <text:p text:style-name="Standard"><text:s text:c="16"/>"axis" =&gt; [</text:p>
      <text:p text:style-name="Standard"><text:s text:c="20"/>[</text:p>
      <text:p text:style-name="Standard"><text:s text:c="24"/>"axisName" =&gt; "X-axis",</text:p>
      <text:p text:style-name="Standard"><text:s text:c="24"/>"options" =&gt; [</text:p>
      <text:p text:style-name="Standard"><text:s text:c="28"/>"normal" =&gt; "Label Sorting",</text:p>
      <text:p text:style-name="Standard"><text:s text:c="28"/>"numeric" =&gt; "Label (numeric)",</text:p>
      <text:p text:style-name="Standard"><text:s text:c="28"/>"dateString" =&gt; "Date Format",</text:p>
      <text:p text:style-name="Standard"><text:s text:c="24"/>],</text:p>
      <text:p text:style-name="Standard"><text:s text:c="20"/>],</text:p>
      <text:p text:style-name="Standard"><text:s text:c="20"/>[</text:p>
      <text:p text:style-name="Standard"><text:s text:c="24"/>"axisName" =&gt; "Y-axis",</text:p>
      <text:p text:style-name="Standard"><text:s text:c="24"/>"options" =&gt; [</text:p>
      <text:p text:style-name="Standard"><text:s text:c="28"/>"normal" =&gt; "Label Sorting",</text:p>
      <text:p text:style-name="Standard"><text:s text:c="28"/>"numeric" =&gt; "Label (numeric)",</text:p>
      <text:p text:style-name="Standard"><text:s text:c="28"/>"dateString" =&gt; "Date Format",</text:p>
      <text:p text:style-name="Standard"><text:s text:c="24"/>],</text:p>
      <text:p text:style-name="Standard"><text:s text:c="20"/>],</text:p>
      <text:p text:style-name="Standard"><text:s text:c="16"/>],</text:p>
      <text:p text:style-name="Standard"><text:s text:c="12"/>],</text:p>
      <text:p text:style-name="Standard"><text:s text:c="12"/>"category" =&gt; 6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</text:p>
      <text:p text:style-name="Standard"><text:s text:c="16"/>],</text:p>
      <text:p text:style-name="Standard"><text:s text:c="16"/>[</text:p>
      <text:p text:style-name="Standard"><text:s text:c="20"/>"label" =&gt; "Header Background Colour #",</text:p>
      <text:p text:style-name="Standard"><text:s text:c="20"/>"key" =&gt; "headerbg",</text:p>
      <text:p text:style-name="Standard"><text:s text:c="20"/>"type" =&gt; "input",</text:p>
      <text:p text:style-name="Standard"><text:s text:c="20"/>"default" =&gt; ""</text:p>
      <text:p text:style-name="Standard"><text:s text:c="16"/>],</text:p>
      <text:p text:style-name="Standard"><text:s text:c="16"/>[</text:p>
      <text:p text:style-name="Standard"><text:s text:c="20"/>"label" =&gt; "Header Font Colour #",</text:p>
      <text:p text:style-name="Standard"><text:s text:c="20"/>"key" =&gt; "headerfontcolor",</text:p>
      <text:p text:style-name="Standard"><text:s text:c="20"/>"type" =&gt; "input",</text:p>
      <text:p text:style-name="Standard"><text:s text:c="20"/>"default" =&gt; ""</text:p>
      <text:p text:style-name="Standard"><text:soft-page-break/><text:s text:c="16"/>],</text:p>
      <text:p text:style-name="Standard"><text:s text:c="16"/>[</text:p>
      <text:p text:style-name="Standard"><text:s text:c="20"/>"label" =&gt; "Targets",</text:p>
      <text:p text:style-name="Standard"><text:s text:c="20"/>"key" =&gt; "targets",</text:p>
      <text:p text:style-name="Standard"><text:s text:c="20"/>"type" =&gt; "input",</text:p>
      <text:p text:style-name="Standard"><text:s text:c="20"/>"default" =&gt; ""</text:p>
      <text:p text:style-name="Standard"><text:s text:c="16"/>],</text:p>
      <text:p text:style-name="Standard"><text:s text:c="16"/>[</text:p>
      <text:p text:style-name="Standard"><text:s text:c="20"/>"label" =&gt; "Show Avg Score Column",</text:p>
      <text:p text:style-name="Standard"><text:s text:c="20"/>"key" =&gt; "showAvgScores",</text:p>
      <text:p text:style-name="Standard"><text:s text:c="20"/>"type" =&gt; "select",</text:p>
      <text:p text:style-name="Standard"><text:s text:c="20"/>"default" =&gt; "Yes",</text:p>
      <text:p text:style-name="Standard"><text:s text:c="20"/>"values" =&gt; ["Yes", "No"],</text:p>
      <text:p text:style-name="Standard"><text:s text:c="16"/>],</text:p>
      <text:p text:style-name="Standard"><text:s text:c="16"/>[</text:p>
      <text:p text:style-name="Standard"><text:s text:c="20"/>"label" =&gt; "Question Text 1",</text:p>
      <text:p text:style-name="Standard"><text:s text:c="20"/>"key" =&gt; "question1",</text:p>
      <text:p text:style-name="Standard"><text:s text:c="20"/>"type" =&gt; "input",</text:p>
      <text:p text:style-name="Standard"><text:s text:c="20"/>"default" =&gt; ""</text:p>
      <text:p text:style-name="Standard"><text:s text:c="16"/>],</text:p>
      <text:p text:style-name="Standard"><text:s text:c="16"/>[</text:p>
      <text:p text:style-name="Standard"><text:s text:c="20"/>"label" =&gt; "Show Question 2",</text:p>
      <text:p text:style-name="Standard"><text:s text:c="20"/>"key" =&gt; "showquestion2",</text:p>
      <text:p text:style-name="Standard"><text:s text:c="20"/>"type" =&gt; "select",</text:p>
      <text:p text:style-name="Standard"><text:s text:c="20"/>"default" =&gt; "Yes",</text:p>
      <text:p text:style-name="Standard"><text:s text:c="20"/>"values" =&gt; ["Yes", "No"]</text:p>
      <text:p text:style-name="Standard"><text:s text:c="16"/>],</text:p>
      <text:p text:style-name="Standard"><text:s text:c="16"/>[</text:p>
      <text:p text:style-name="Standard"><text:s text:c="20"/>"label" =&gt; "Question Text 2",</text:p>
      <text:p text:style-name="Standard"><text:s text:c="20"/>"key" =&gt; "question2",</text:p>
      <text:p text:style-name="Standard"><text:s text:c="20"/>"type" =&gt; "input",</text:p>
      <text:p text:style-name="Standard"><text:s text:c="20"/>"default" =&gt; ""</text:p>
      <text:p text:style-name="Standard"><text:s text:c="16"/>],</text:p>
      <text:p text:style-name="Standard"><text:s text:c="16"/>[</text:p>
      <text:p text:style-name="Standard"><text:s text:c="20"/>"label" =&gt; "Performance Metric",</text:p>
      <text:p text:style-name="Standard"><text:s text:c="20"/>"key" =&gt; "performancemetric",</text:p>
      <text:p text:style-name="Standard"><text:s text:c="20"/>"type" =&gt; "select",</text:p>
      <text:p text:style-name="Standard"><text:s text:c="20"/>"default" =&gt; "Percentage",</text:p>
      <text:p text:style-name="Standard"><text:s text:c="20"/>"values" =&gt; ["Percentage", "Decimal"]</text:p>
      <text:p text:style-name="Standard"><text:s text:c="16"/>],</text:p>
      <text:p text:style-name="Standard"><text:s text:c="16"/>[</text:p>
      <text:p text:style-name="Standard"><text:s text:c="20"/>"label" =&gt; "Show Metric Header",</text:p>
      <text:p text:style-name="Standard"><text:s text:c="20"/>"key" =&gt; "showMetricheader",</text:p>
      <text:p text:style-name="Standard"><text:s text:c="20"/>"type" =&gt; "select",</text:p>
      <text:p text:style-name="Standard"><text:s text:c="20"/>"default" =&gt; "Yes",</text:p>
      <text:p text:style-name="Standard"><text:s text:c="20"/>"values" =&gt; ["Yes", "No"]</text:p>
      <text:p text:style-name="Standard"><text:s text:c="16"/>],</text:p>
      <text:p text:style-name="Standard"><text:s text:c="16"/>[</text:p>
      <text:p text:style-name="Standard"><text:s text:c="20"/>"label" =&gt; "Metric Header",</text:p>
      <text:p text:style-name="Standard"><text:s text:c="20"/>"key" =&gt; "metricheader",</text:p>
      <text:p text:style-name="Standard"><text:s text:c="20"/>"type" =&gt; "input",</text:p>
      <text:p text:style-name="Standard"><text:s text:c="20"/>"default" =&gt; "Overall Satisfaction",</text:p>
      <text:p text:style-name="Standard"><text:soft-page-break/><text:s text:c="16"/>],</text:p>
      <text:p text:style-name="Standard"><text:s text:c="16"/>[</text:p>
      <text:p text:style-name="Standard"><text:s text:c="20"/>"label" =&gt; "Show Indicators Header",</text:p>
      <text:p text:style-name="Standard"><text:s text:c="20"/>"key" =&gt; "showIndicatorsheader",</text:p>
      <text:p text:style-name="Standard"><text:s text:c="20"/>"type" =&gt; "select",</text:p>
      <text:p text:style-name="Standard"><text:s text:c="20"/>"default" =&gt; "Yes",</text:p>
      <text:p text:style-name="Standard"><text:s text:c="20"/>"values" =&gt; ["Yes", "No"]</text:p>
      <text:p text:style-name="Standard"><text:s text:c="16"/>],</text:p>
      <text:p text:style-name="Standard"><text:s text:c="16"/>[</text:p>
      <text:p text:style-name="Standard"><text:s text:c="20"/>"label" =&gt; "Indicators Header",</text:p>
      <text:p text:style-name="Standard"><text:s text:c="20"/>"key" =&gt; "indicatorsheader",</text:p>
      <text:p text:style-name="Standard"><text:s text:c="20"/>"type" =&gt; "input",</text:p>
      <text:p text:style-name="Standard"><text:s text:c="20"/>"default" =&gt; "Satisfaction Indicators",</text:p>
      <text:p text:style-name="Standard"><text:s text:c="16"/>],</text:p>
      <text:p text:style-name="Standard"><text:s text:c="16"/>[</text:p>
      <text:p text:style-name="Standard"><text:s text:c="20"/>"label" =&gt; "Show Average Header",</text:p>
      <text:p text:style-name="Standard"><text:s text:c="20"/>"key" =&gt; "showAveRatingheader",</text:p>
      <text:p text:style-name="Standard"><text:s text:c="20"/>"type" =&gt; "select",</text:p>
      <text:p text:style-name="Standard"><text:s text:c="20"/>"default" =&gt; "Yes",</text:p>
      <text:p text:style-name="Standard"><text:s text:c="20"/>"values" =&gt; ["Yes", "No"]</text:p>
      <text:p text:style-name="Standard"><text:s text:c="16"/>], <text:s text:c="15"/></text:p>
      <text:p text:style-name="Standard"><text:s text:c="12"/>],</text:p>
      <text:p text:style-name="Standard"><text:s text:c="12"/>"isWidget" =&gt; false,</text:p>
      <text:p text:style-name="Standard"><text:s text:c="12"/>"chartType" =&gt; "",</text:p>
      <text:p text:style-name="Standard"><text:s text:c="12"/>"htmlGrid" =&gt; true,</text:p>
      <text:p text:style-name="Standard"><text:s text:c="8"/>],</text:p>
      <text:p text:style-name="Standard"><text:s text:c="8"/>"CSAT_multiStacked_Chart" =&gt; [</text:p>
      <text:p text:style-name="Standard"><text:s text:c="12"/>"filename" =&gt; "CSATMultiStacked.class.php",</text:p>
      <text:p text:style-name="Standard"><text:s text:c="12"/>"namespace" =&gt; "CSAT_multiStacked_Chart",</text:p>
      <text:p text:style-name="Standard"><text:s text:c="12"/>"chartName" =&gt; "CSAT Multi Stacked Bar Chart",</text:p>
      <text:p text:style-name="Standard"><text:s text:c="12"/>"folderName" =&gt; "CSAT_multiStacked_Chart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Parent", "Child"],</text:p>
      <text:p text:style-name="Standard"><text:s text:c="12"/>"filterDimensions" =&gt; 2,</text:p>
      <text:p text:style-name="Standard"><text:s text:c="12"/>"sortingConfig" =&gt; [],</text:p>
      <text:p text:style-name="Standard"><text:s text:c="12"/>"category" =&gt; 7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Palette",</text:p>
      <text:p text:style-name="Standard"><text:s text:c="20"/>"key" =&gt; "paletteColors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oft-page-break/><text:s text:c="20"/>"label" =&gt; "Value Colour #",</text:p>
      <text:p text:style-name="Standard"><text:s text:c="20"/>"key" =&gt; "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Value Size",</text:p>
      <text:p text:style-name="Standard"><text:s text:c="20"/>"key" =&gt; "fontSize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N Value",</text:p>
      <text:p text:style-name="Standard"><text:s text:c="20"/>"key" =&gt; "nvalue",</text:p>
      <text:p text:style-name="Standard"><text:s text:c="20"/>"type" =&gt; "select",</text:p>
      <text:p text:style-name="Standard"><text:s text:c="20"/>"default" =&gt; "",</text:p>
      <text:p text:style-name="Standard"><text:s text:c="20"/>"values" =&gt; ["Yes", "No"],</text:p>
      <text:p text:style-name="Standard"><text:s text:c="16"/>],</text:p>
      <text:p text:style-name="Standard"><text:s text:c="16"/>[</text:p>
      <text:p text:style-name="Standard"><text:s text:c="20"/>"label" =&gt; "Rotate Labels",</text:p>
      <text:p text:style-name="Standard"><text:s text:c="20"/>"key" =&gt; "rotateLabels",</text:p>
      <text:p text:style-name="Standard"><text:s text:c="20"/>"type" =&gt; "select",</text:p>
      <text:p text:style-name="Standard"><text:s text:c="20"/>"default" =&gt; "",</text:p>
      <text:p text:style-name="Standard"><text:s text:c="20"/>"values" =&gt; ["Horizontal", "Vertical"],</text:p>
      <text:p text:style-name="Standard"><text:s text:c="16"/>],</text:p>
      <text:p text:style-name="Standard"><text:s text:c="16"/>[</text:p>
      <text:p text:style-name="Standard"><text:s text:c="20"/>"label" =&gt; "Score",</text:p>
      <text:p text:style-name="Standard"><text:s text:c="20"/>"key" =&gt; "scorevalue",</text:p>
      <text:p text:style-name="Standard"><text:s text:c="20"/>"type" =&gt; "select",</text:p>
      <text:p text:style-name="Standard"><text:s text:c="20"/>"default" =&gt; "",</text:p>
      <text:p text:style-name="Standard"><text:s text:c="20"/>"values" =&gt; ["Yes", "No"]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stackedcolumn2dline",</text:p>
      <text:p text:style-name="Standard"><text:s text:c="12"/>"htmlGrid" =&gt; false,</text:p>
      <text:p text:style-name="Standard"><text:s text:c="8"/>],</text:p>
      <text:p text:style-name="Standard"><text:s text:c="8"/>"MultiSeriesStackedBarChart" =&gt; [</text:p>
      <text:p text:style-name="Standard"><text:s text:c="12"/>"filename" =&gt; "MultiSeriesStackedBarChart.class.php",</text:p>
      <text:p text:style-name="Standard"><text:s text:c="12"/>"namespace" =&gt; "MultiSeriesStackedBarChart",</text:p>
      <text:p text:style-name="Standard"><text:s text:c="12"/>"chartName" =&gt; "Multi Series Stacked Bar Chart",</text:p>
      <text:p text:style-name="Standard"><text:s text:c="12"/>"folderName" =&gt; "MultiSeriesStackedBarChart",</text:p>
      <text:p text:style-name="Standard"><text:s text:c="12"/>"active" =&gt; false,</text:p>
      <text:p text:style-name="Standard"><text:s text:c="12"/>"is_grid" =&gt; false,</text:p>
      <text:p text:style-name="Standard"><text:s text:c="12"/>"filterLabels" =&gt; ["Parent", "Child", "Answer"],</text:p>
      <text:p text:style-name="Standard"><text:s text:c="12"/>"filterDimensions" =&gt; 3,</text:p>
      <text:p text:style-name="Standard"><text:s text:c="12"/>"sortingConfig" =&gt; [],</text:p>
      <text:p text:style-name="Standard"><text:s text:c="12"/>"category" =&gt; 7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oft-page-break/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Palette",</text:p>
      <text:p text:style-name="Standard"><text:s text:c="20"/>"key" =&gt; "paletteColors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scrollstackedcolumn2d",</text:p>
      <text:p text:style-name="Standard"><text:s text:c="12"/>"htmlGrid" =&gt; false,</text:p>
      <text:p text:style-name="Standard"><text:s text:c="8"/>],</text:p>
      <text:p text:style-name="Standard"><text:s text:c="8"/>"Verbatim_Grid" =&gt; [</text:p>
      <text:p text:style-name="Standard"><text:s text:c="12"/>"filename" =&gt; "VerbatimGrid.class.php",</text:p>
      <text:p text:style-name="Standard"><text:s text:c="12"/>"namespace" =&gt; "Verbatim_Grid",</text:p>
      <text:p text:style-name="Standard"><text:s text:c="12"/>"chartName" =&gt; "Verbatim Grid",</text:p>
      <text:p text:style-name="Standard"><text:s text:c="12"/>"folderName" =&gt; "Verbatim_Grid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'Demographic Q1', 'Demographic Q2', 'Demographic Q3', 'Freetext', 'Q1 Rating', 'Q2 Rating', 'Q3 Rating'],</text:p>
      <text:p text:style-name="Standard"><text:s text:c="12"/>"filterDimensions" =&gt; 7,</text:p>
      <text:p text:style-name="Standard"><text:s text:c="12"/>"sortingConfig" =&gt; [],</text:p>
      <text:p text:style-name="Standard"><text:s text:c="12"/>"category" =&gt; 6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Header Background Colour #",</text:p>
      <text:p text:style-name="Standard"><text:s text:c="20"/>"key" =&gt; "headerbg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Header Font Colour #",</text:p>
      <text:p text:style-name="Standard"><text:s text:c="20"/>"key" =&gt; "header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Demographic Q1 Uppercase",</text:p>
      <text:p text:style-name="Standard"><text:s text:c="20"/>"key" =&gt; "q1DemographicUppercase",</text:p>
      <text:p text:style-name="Standard"><text:s text:c="20"/>"type" =&gt; "select",</text:p>
      <text:p text:style-name="Standard"><text:s text:c="20"/>"default" =&gt; "No",</text:p>
      <text:p text:style-name="Standard"><text:soft-page-break/><text:s text:c="20"/>"values" =&gt; ["Yes", "No"],</text:p>
      <text:p text:style-name="Standard"><text:s text:c="16"/>],</text:p>
      <text:p text:style-name="Standard"><text:s text:c="16"/>[</text:p>
      <text:p text:style-name="Standard"><text:s text:c="20"/>"label" =&gt; "Demographic Q2 Uppercase",</text:p>
      <text:p text:style-name="Standard"><text:s text:c="20"/>"key" =&gt; "q2DemographicUppercase",</text:p>
      <text:p text:style-name="Standard"><text:s text:c="20"/>"type" =&gt; "select",</text:p>
      <text:p text:style-name="Standard"><text:s text:c="20"/>"default" =&gt; "No",</text:p>
      <text:p text:style-name="Standard"><text:s text:c="20"/>"values" =&gt; ["Yes", "No"],</text:p>
      <text:p text:style-name="Standard"><text:s text:c="16"/>],</text:p>
      <text:p text:style-name="Standard"><text:s text:c="16"/>[</text:p>
      <text:p text:style-name="Standard"><text:s text:c="20"/>"label" =&gt; "Demographic Q3 Uppercase",</text:p>
      <text:p text:style-name="Standard"><text:s text:c="20"/>"key" =&gt; "q3DemographicUppercase",</text:p>
      <text:p text:style-name="Standard"><text:s text:c="20"/>"type" =&gt; "select",</text:p>
      <text:p text:style-name="Standard"><text:s text:c="20"/>"default" =&gt; "No",</text:p>
      <text:p text:style-name="Standard"><text:s text:c="20"/>"values" =&gt; ["Yes", "No"],</text:p>
      <text:p text:style-name="Standard"><text:s text:c="16"/>],</text:p>
      <text:p text:style-name="Standard"><text:s text:c="16"/>[</text:p>
      <text:p text:style-name="Standard"><text:s text:c="20"/>"label" =&gt; "Custom Headers",</text:p>
      <text:p text:style-name="Standard"><text:s text:c="20"/>"key" =&gt; "customHeaders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",</text:p>
      <text:p text:style-name="Standard"><text:s text:c="12"/>"htmlGrid" =&gt; true,</text:p>
      <text:p text:style-name="Standard"><text:s text:c="8"/>],</text:p>
      <text:p text:style-name="Standard"><text:s text:c="8"/>"AverageRatingGaugeAvgOfAvg" =&gt; [</text:p>
      <text:p text:style-name="Standard"><text:s text:c="12"/>"filename" =&gt; "AverageRatingGaugeAvgOfAvg.class.php",</text:p>
      <text:p text:style-name="Standard"><text:s text:c="12"/>"namespace" =&gt; "AverageRatingGaugeAvgOfAvg",</text:p>
      <text:p text:style-name="Standard"><text:s text:c="12"/>"chartName" =&gt; "Average Rating Gauge - Avg of Avg",</text:p>
      <text:p text:style-name="Standard"><text:s text:c="12"/>"folderName" =&gt; "AverageRatingGaugeAvgOfAvg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Demo1", "Demo2", "Demo3", "Demo4", "Demo5", "Score Selection"],</text:p>
      <text:p text:style-name="Standard"><text:s text:c="12"/>"filterDimensions" =&gt; 2,</text:p>
      <text:p text:style-name="Standard"><text:s text:c="12"/>"sortingConfig" =&gt; [],</text:p>
      <text:p text:style-name="Standard"><text:s text:c="12"/>"category" =&gt; 4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Red min",</text:p>
      <text:p text:style-name="Standard"><text:s text:c="20"/>"key" =&gt; "redmin",</text:p>
      <text:p text:style-name="Standard"><text:s text:c="20"/>"type" =&gt; "input",</text:p>
      <text:p text:style-name="Standard"><text:s text:c="20"/>"default" =&gt; "0",</text:p>
      <text:p text:style-name="Standard"><text:s text:c="16"/>],</text:p>
      <text:p text:style-name="Standard"><text:soft-page-break/><text:s text:c="16"/>[</text:p>
      <text:p text:style-name="Standard"><text:s text:c="20"/>"label" =&gt; "Red max",</text:p>
      <text:p text:style-name="Standard"><text:s text:c="20"/>"key" =&gt; "redmax",</text:p>
      <text:p text:style-name="Standard"><text:s text:c="20"/>"type" =&gt; "input",</text:p>
      <text:p text:style-name="Standard"><text:s text:c="20"/>"default" =&gt; "7",</text:p>
      <text:p text:style-name="Standard"><text:s text:c="16"/>],</text:p>
      <text:p text:style-name="Standard"><text:s text:c="16"/>[</text:p>
      <text:p text:style-name="Standard"><text:s text:c="20"/>"label" =&gt; "Yellow min",</text:p>
      <text:p text:style-name="Standard"><text:s text:c="20"/>"key" =&gt; "yellowmin",</text:p>
      <text:p text:style-name="Standard"><text:s text:c="20"/>"type" =&gt; "input",</text:p>
      <text:p text:style-name="Standard"><text:s text:c="20"/>"default" =&gt; "7",</text:p>
      <text:p text:style-name="Standard"><text:s text:c="16"/>],</text:p>
      <text:p text:style-name="Standard"><text:s text:c="16"/>[</text:p>
      <text:p text:style-name="Standard"><text:s text:c="20"/>"label" =&gt; "Yellow max",</text:p>
      <text:p text:style-name="Standard"><text:s text:c="20"/>"key" =&gt; "yellowmax",</text:p>
      <text:p text:style-name="Standard"><text:s text:c="20"/>"type" =&gt; "input",</text:p>
      <text:p text:style-name="Standard"><text:s text:c="20"/>"default" =&gt; "8.3",</text:p>
      <text:p text:style-name="Standard"><text:s text:c="16"/>],</text:p>
      <text:p text:style-name="Standard"><text:s text:c="16"/>[</text:p>
      <text:p text:style-name="Standard"><text:s text:c="20"/>"label" =&gt; "Green min",</text:p>
      <text:p text:style-name="Standard"><text:s text:c="20"/>"key" =&gt; "greenmin",</text:p>
      <text:p text:style-name="Standard"><text:s text:c="20"/>"type" =&gt; "input",</text:p>
      <text:p text:style-name="Standard"><text:s text:c="20"/>"default" =&gt; "8.3",</text:p>
      <text:p text:style-name="Standard"><text:s text:c="16"/>],</text:p>
      <text:p text:style-name="Standard"><text:s text:c="16"/>[</text:p>
      <text:p text:style-name="Standard"><text:s text:c="20"/>"label" =&gt; "Green max",</text:p>
      <text:p text:style-name="Standard"><text:s text:c="20"/>"key" =&gt; "greenmax",</text:p>
      <text:p text:style-name="Standard"><text:s text:c="20"/>"type" =&gt; "input",</text:p>
      <text:p text:style-name="Standard"><text:s text:c="20"/>"default" =&gt; "10",</text:p>
      <text:p text:style-name="Standard"><text:s text:c="16"/>],</text:p>
      <text:p text:style-name="Standard"><text:s text:c="16"/>[</text:p>
      <text:p text:style-name="Standard"><text:s text:c="20"/>"label" =&gt; "Font Colour",</text:p>
      <text:p text:style-name="Standard"><text:s text:c="20"/>"key" =&gt; "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Size",</text:p>
      <text:p text:style-name="Standard"><text:s text:c="20"/>"key" =&gt; "fontSize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Node Level",</text:p>
      <text:p text:style-name="Standard"><text:s text:c="20"/>"key" =&gt; "nodeLevel",</text:p>
      <text:p text:style-name="Standard"><text:s text:c="20"/>"type" =&gt; "input",</text:p>
      <text:p text:style-name="Standard"><text:s text:c="20"/>"default" =&gt; "1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angulargauge",</text:p>
      <text:p text:style-name="Standard"><text:s text:c="12"/>"htmlGrid" =&gt; false,</text:p>
      <text:p text:style-name="Standard"><text:soft-page-break/><text:s text:c="8"/>],</text:p>
      <text:p text:style-name="Standard"><text:s text:c="8"/>"AverageRatingGridAvgOfAvg" =&gt; [</text:p>
      <text:p text:style-name="Standard"><text:s text:c="12"/>"filename" =&gt; "AverageRatingGridAvgOfAvg.class.php",</text:p>
      <text:p text:style-name="Standard"><text:s text:c="12"/>"namespace" =&gt; "AverageRatingGridAvgOfAvg",</text:p>
      <text:p text:style-name="Standard"><text:s text:c="12"/>"chartName" =&gt; "Average Rating Grid Avg Of Avg",</text:p>
      <text:p text:style-name="Standard"><text:s text:c="12"/>"folderName" =&gt; "AverageRatingGridAvgOfAvg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Region", "Join", "Journey", "Survey", "Answer"],</text:p>
      <text:p text:style-name="Standard"><text:s text:c="12"/>"filterDimensions" =&gt; 5,</text:p>
      <text:p text:style-name="Standard"><text:s text:c="12"/>"sortingConfig" =&gt; [],</text:p>
      <text:p text:style-name="Standard"><text:s text:c="12"/>"category" =&gt; 6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Header Background Colour #",</text:p>
      <text:p text:style-name="Standard"><text:s text:c="20"/>"key" =&gt; "headerbg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Header Font Colour #",</text:p>
      <text:p text:style-name="Standard"><text:s text:c="20"/>"key" =&gt; "header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",</text:p>
      <text:p text:style-name="Standard"><text:s text:c="12"/>"htmlGrid" =&gt; true,</text:p>
      <text:p text:style-name="Standard"><text:s text:c="8"/>],</text:p>
      <text:p text:style-name="Standard"><text:s text:c="8"/>"AverageRatingGaugeAvgOfAvgNParticipants" =&gt; [</text:p>
      <text:p text:style-name="Standard"><text:s text:c="12"/>"filename" =&gt; "AverageRatingGaugeAvgOfAvgNParticipants.class.php",</text:p>
      <text:p text:style-name="Standard"><text:s text:c="12"/>"namespace" =&gt; "AverageRatingGaugeAvgOfAvgNParticipants",</text:p>
      <text:p text:style-name="Standard"><text:s text:c="12"/>"chartName" =&gt; "Average Rating Gauge - n = participants",</text:p>
      <text:p text:style-name="Standard"><text:s text:c="12"/>"folderName" =&gt; "AverageRatingGaugeAvgOfAvgNParticipants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Demo1", "Demo2", "Demo3", "Demo4", "Demo5", "Score Selection"],</text:p>
      <text:p text:style-name="Standard"><text:s text:c="12"/>"filterDimensions" =&gt; 2,</text:p>
      <text:p text:style-name="Standard"><text:s text:c="12"/>"sortingConfig" =&gt; [],</text:p>
      <text:p text:style-name="Standard"><text:s text:c="12"/>"category" =&gt; 4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oft-page-break/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Red min",</text:p>
      <text:p text:style-name="Standard"><text:s text:c="20"/>"key" =&gt; "redmin",</text:p>
      <text:p text:style-name="Standard"><text:s text:c="20"/>"type" =&gt; "input",</text:p>
      <text:p text:style-name="Standard"><text:s text:c="20"/>"default" =&gt; "0",</text:p>
      <text:p text:style-name="Standard"><text:s text:c="16"/>],</text:p>
      <text:p text:style-name="Standard"><text:s text:c="16"/>[</text:p>
      <text:p text:style-name="Standard"><text:s text:c="20"/>"label" =&gt; "Red max",</text:p>
      <text:p text:style-name="Standard"><text:s text:c="20"/>"key" =&gt; "redmax",</text:p>
      <text:p text:style-name="Standard"><text:s text:c="20"/>"type" =&gt; "input",</text:p>
      <text:p text:style-name="Standard"><text:s text:c="20"/>"default" =&gt; "7",</text:p>
      <text:p text:style-name="Standard"><text:s text:c="16"/>],</text:p>
      <text:p text:style-name="Standard"><text:s text:c="16"/>[</text:p>
      <text:p text:style-name="Standard"><text:s text:c="20"/>"label" =&gt; "Yellow min",</text:p>
      <text:p text:style-name="Standard"><text:s text:c="20"/>"key" =&gt; "yellowmin",</text:p>
      <text:p text:style-name="Standard"><text:s text:c="20"/>"type" =&gt; "input",</text:p>
      <text:p text:style-name="Standard"><text:s text:c="20"/>"default" =&gt; "7",</text:p>
      <text:p text:style-name="Standard"><text:s text:c="16"/>],</text:p>
      <text:p text:style-name="Standard"><text:s text:c="16"/>[</text:p>
      <text:p text:style-name="Standard"><text:s text:c="20"/>"label" =&gt; "Yellow max",</text:p>
      <text:p text:style-name="Standard"><text:s text:c="20"/>"key" =&gt; "yellowmax",</text:p>
      <text:p text:style-name="Standard"><text:s text:c="20"/>"type" =&gt; "input",</text:p>
      <text:p text:style-name="Standard"><text:s text:c="20"/>"default" =&gt; "8.3",</text:p>
      <text:p text:style-name="Standard"><text:s text:c="16"/>],</text:p>
      <text:p text:style-name="Standard"><text:s text:c="16"/>[</text:p>
      <text:p text:style-name="Standard"><text:s text:c="20"/>"label" =&gt; "Green min",</text:p>
      <text:p text:style-name="Standard"><text:s text:c="20"/>"key" =&gt; "greenmin",</text:p>
      <text:p text:style-name="Standard"><text:s text:c="20"/>"type" =&gt; "input",</text:p>
      <text:p text:style-name="Standard"><text:s text:c="20"/>"default" =&gt; "8.3",</text:p>
      <text:p text:style-name="Standard"><text:s text:c="16"/>],</text:p>
      <text:p text:style-name="Standard"><text:s text:c="16"/>[</text:p>
      <text:p text:style-name="Standard"><text:s text:c="20"/>"label" =&gt; "Green max",</text:p>
      <text:p text:style-name="Standard"><text:s text:c="20"/>"key" =&gt; "greenmax",</text:p>
      <text:p text:style-name="Standard"><text:s text:c="20"/>"type" =&gt; "input",</text:p>
      <text:p text:style-name="Standard"><text:s text:c="20"/>"default" =&gt; "10",</text:p>
      <text:p text:style-name="Standard"><text:s text:c="16"/>],</text:p>
      <text:p text:style-name="Standard"><text:s text:c="16"/>[</text:p>
      <text:p text:style-name="Standard"><text:s text:c="20"/>"label" =&gt; "Font Colour",</text:p>
      <text:p text:style-name="Standard"><text:s text:c="20"/>"key" =&gt; "fontColor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6"/>[</text:p>
      <text:p text:style-name="Standard"><text:s text:c="20"/>"label" =&gt; "Font Size",</text:p>
      <text:p text:style-name="Standard"><text:s text:c="20"/>"key" =&gt; "fontSize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oft-page-break/><text:s text:c="16"/>[</text:p>
      <text:p text:style-name="Standard"><text:s text:c="20"/>"label" =&gt; "Node Level",</text:p>
      <text:p text:style-name="Standard"><text:s text:c="20"/>"key" =&gt; "nodeLevel",</text:p>
      <text:p text:style-name="Standard"><text:s text:c="20"/>"type" =&gt; "input",</text:p>
      <text:p text:style-name="Standard"><text:s text:c="20"/>"default" =&gt; "1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angulargauge",</text:p>
      <text:p text:style-name="Standard"><text:s text:c="12"/>"htmlGrid" =&gt; false,</text:p>
      <text:p text:style-name="Standard"><text:s text:c="8"/>],</text:p>
      <text:p text:style-name="Standard"><text:s text:c="8"/>"SurveyWeightingGauge" =&gt; [</text:p>
      <text:p text:style-name="Standard"><text:s text:c="12"/>"filename" =&gt; "SurveyWeightingGauge.class.php",</text:p>
      <text:p text:style-name="Standard"><text:s text:c="12"/>"namespace" =&gt; "SurveyWeightingGauge",</text:p>
      <text:p text:style-name="Standard"><text:s text:c="12"/>"chartName" =&gt; "Survey Weighting Gauge",</text:p>
      <text:p text:style-name="Standard"><text:s text:c="12"/>"folderName" =&gt; "SurveyWeightingGauge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Survey", "Answer"],</text:p>
      <text:p text:style-name="Standard"><text:s text:c="12"/>"filterDimensions" =&gt; 2,</text:p>
      <text:p text:style-name="Standard"><text:s text:c="12"/>"sortingConfig" =&gt; [],</text:p>
      <text:p text:style-name="Standard"><text:s text:c="12"/>"category" =&gt; 4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Scale min",</text:p>
      <text:p text:style-name="Standard"><text:s text:c="20"/>"key" =&gt; "minscale",</text:p>
      <text:p text:style-name="Standard"><text:s text:c="20"/>"type" =&gt; "input",</text:p>
      <text:p text:style-name="Standard"><text:s text:c="20"/>"default" =&gt; "0",</text:p>
      <text:p text:style-name="Standard"><text:s text:c="16"/>],</text:p>
      <text:p text:style-name="Standard"><text:s text:c="16"/>[</text:p>
      <text:p text:style-name="Standard"><text:s text:c="20"/>"label" =&gt; "Scale max",</text:p>
      <text:p text:style-name="Standard"><text:s text:c="20"/>"key" =&gt; "maxscale",</text:p>
      <text:p text:style-name="Standard"><text:s text:c="20"/>"type" =&gt; "input",</text:p>
      <text:p text:style-name="Standard"><text:s text:c="20"/>"default" =&gt; "10",</text:p>
      <text:p text:style-name="Standard"><text:s text:c="16"/>],</text:p>
      <text:p text:style-name="Standard"><text:s text:c="16"/>[</text:p>
      <text:p text:style-name="Standard"><text:s text:c="20"/>"label" =&gt; "Red min",</text:p>
      <text:p text:style-name="Standard"><text:s text:c="20"/>"key" =&gt; "redmin",</text:p>
      <text:p text:style-name="Standard"><text:s text:c="20"/>"type" =&gt; "input",</text:p>
      <text:p text:style-name="Standard"><text:s text:c="20"/>"default" =&gt; "0",</text:p>
      <text:p text:style-name="Standard"><text:s text:c="16"/>],</text:p>
      <text:p text:style-name="Standard"><text:s text:c="16"/>[</text:p>
      <text:p text:style-name="Standard"><text:s text:c="20"/>"label" =&gt; "Red max",</text:p>
      <text:p text:style-name="Standard"><text:s text:c="20"/>"key" =&gt; "redmax",</text:p>
      <text:p text:style-name="Standard"><text:s text:c="20"/>"type" =&gt; "input",</text:p>
      <text:p text:style-name="Standard"><text:soft-page-break/><text:s text:c="20"/>"default" =&gt; "7",</text:p>
      <text:p text:style-name="Standard"><text:s text:c="16"/>],</text:p>
      <text:p text:style-name="Standard"><text:s text:c="16"/>[</text:p>
      <text:p text:style-name="Standard"><text:s text:c="20"/>"label" =&gt; "Yellow min",</text:p>
      <text:p text:style-name="Standard"><text:s text:c="20"/>"key" =&gt; "yellowmin",</text:p>
      <text:p text:style-name="Standard"><text:s text:c="20"/>"type" =&gt; "input",</text:p>
      <text:p text:style-name="Standard"><text:s text:c="20"/>"default" =&gt; "7",</text:p>
      <text:p text:style-name="Standard"><text:s text:c="16"/>],</text:p>
      <text:p text:style-name="Standard"><text:s text:c="16"/>[</text:p>
      <text:p text:style-name="Standard"><text:s text:c="20"/>"label" =&gt; "Yellow max",</text:p>
      <text:p text:style-name="Standard"><text:s text:c="20"/>"key" =&gt; "yellowmax",</text:p>
      <text:p text:style-name="Standard"><text:s text:c="20"/>"type" =&gt; "input",</text:p>
      <text:p text:style-name="Standard"><text:s text:c="20"/>"default" =&gt; "8.3",</text:p>
      <text:p text:style-name="Standard"><text:s text:c="16"/>],</text:p>
      <text:p text:style-name="Standard"><text:s text:c="16"/>[</text:p>
      <text:p text:style-name="Standard"><text:s text:c="20"/>"label" =&gt; "Green min",</text:p>
      <text:p text:style-name="Standard"><text:s text:c="20"/>"key" =&gt; "greenmin",</text:p>
      <text:p text:style-name="Standard"><text:s text:c="20"/>"type" =&gt; "input",</text:p>
      <text:p text:style-name="Standard"><text:s text:c="20"/>"default" =&gt; "8.3",</text:p>
      <text:p text:style-name="Standard"><text:s text:c="16"/>],</text:p>
      <text:p text:style-name="Standard"><text:s text:c="16"/>[</text:p>
      <text:p text:style-name="Standard"><text:s text:c="20"/>"label" =&gt; "Green max",</text:p>
      <text:p text:style-name="Standard"><text:s text:c="20"/>"key" =&gt; "greenmax",</text:p>
      <text:p text:style-name="Standard"><text:s text:c="20"/>"type" =&gt; "input",</text:p>
      <text:p text:style-name="Standard"><text:s text:c="20"/>"default" =&gt; "10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angulargauge",</text:p>
      <text:p text:style-name="Standard"><text:s text:c="12"/>"htmlGrid" =&gt; false,</text:p>
      <text:p text:style-name="Standard"><text:s text:c="8"/>],</text:p>
      <text:p text:style-name="Standard"><text:s text:c="8"/>"AverageRatingWeighted" =&gt; [</text:p>
      <text:p text:style-name="Standard"><text:s text:c="12"/>"filename" =&gt; "AverageRatingWeighted.class.php",</text:p>
      <text:p text:style-name="Standard"><text:s text:c="12"/>"namespace" =&gt; "AverageRatingWeighted",</text:p>
      <text:p text:style-name="Standard"><text:s text:c="12"/>"chartName" =&gt; "Average Rating Weighted",</text:p>
      <text:p text:style-name="Standard"><text:s text:c="12"/>"folderName" =&gt; "AverageRatingWeighted",</text:p>
      <text:p text:style-name="Standard"><text:s text:c="12"/>"active" =&gt; true,</text:p>
      <text:p text:style-name="Standard"><text:s text:c="12"/>"is_grid" =&gt; false,</text:p>
      <text:p text:style-name="Standard"><text:s text:c="12"/>"filterLabels" =&gt; ["Demographic", "Survey", "Answer"],</text:p>
      <text:p text:style-name="Standard"><text:s text:c="12"/>"filterDimensions" =&gt; 3,</text:p>
      <text:p text:style-name="Standard"><text:s text:c="12"/>"sortingConfig" =&gt; [</text:p>
      <text:p text:style-name="Standard"><text:s text:c="16"/>"axis" =&gt; [</text:p>
      <text:p text:style-name="Standard"><text:s text:c="20"/>[</text:p>
      <text:p text:style-name="Standard"><text:s text:c="24"/>"axisName" =&gt; "X-axis",</text:p>
      <text:p text:style-name="Standard"><text:s text:c="24"/>"options" =&gt; [</text:p>
      <text:p text:style-name="Standard"><text:s text:c="28"/>"normal" =&gt; "Label Sorting",</text:p>
      <text:p text:style-name="Standard"><text:s text:c="28"/>"numeric" =&gt; "Label (numeric)",</text:p>
      <text:p text:style-name="Standard"><text:s text:c="28"/>"dateString" =&gt; "Date Format",</text:p>
      <text:p text:style-name="Standard"><text:s text:c="24"/>],</text:p>
      <text:p text:style-name="Standard"><text:s text:c="20"/>],</text:p>
      <text:p text:style-name="Standard"><text:s text:c="16"/>],</text:p>
      <text:p text:style-name="Standard"><text:s text:c="12"/>],</text:p>
      <text:p text:style-name="Standard"><text:soft-page-break/><text:s text:c="12"/>"category" =&gt; 1,</text:p>
      <text:p text:style-name="Standard"><text:s text:c="12"/>"options" =&gt; [</text:p>
      <text:p text:style-name="Standard"><text:s text:c="16"/>[</text:p>
      <text:p text:style-name="Standard"><text:s text:c="20"/>"label" =&gt; "rounding",</text:p>
      <text:p text:style-name="Standard"><text:s text:c="20"/>"key" =&gt; "round",</text:p>
      <text:p text:style-name="Standard"><text:s text:c="20"/>"type" =&gt; "select",</text:p>
      <text:p text:style-name="Standard"><text:s text:c="20"/>"default" =&gt; "1",</text:p>
      <text:p text:style-name="Standard"><text:s text:c="20"/>"values" =&gt; [0, 1, 2, 3],</text:p>
      <text:p text:style-name="Standard"><text:s text:c="16"/>],</text:p>
      <text:p text:style-name="Standard"><text:s text:c="16"/>[</text:p>
      <text:p text:style-name="Standard"><text:s text:c="20"/>"label" =&gt; "Y Axis min",</text:p>
      <text:p text:style-name="Standard"><text:s text:c="20"/>"key" =&gt; "y-axismin",</text:p>
      <text:p text:style-name="Standard"><text:s text:c="20"/>"type" =&gt; "input",</text:p>
      <text:p text:style-name="Standard"><text:s text:c="20"/>"default" =&gt; "0",</text:p>
      <text:p text:style-name="Standard"><text:s text:c="16"/>],</text:p>
      <text:p text:style-name="Standard"><text:s text:c="16"/>[</text:p>
      <text:p text:style-name="Standard"><text:s text:c="20"/>"label" =&gt; "Y-Axis Max",</text:p>
      <text:p text:style-name="Standard"><text:s text:c="20"/>"key" =&gt; "y-axismax",</text:p>
      <text:p text:style-name="Standard"><text:s text:c="20"/>"type" =&gt; "input",</text:p>
      <text:p text:style-name="Standard"><text:s text:c="20"/>"default" =&gt; "10",</text:p>
      <text:p text:style-name="Standard"><text:s text:c="16"/>],</text:p>
      <text:p text:style-name="Standard"><text:s text:c="16"/>[</text:p>
      <text:p text:style-name="Standard"><text:s text:c="20"/>"label" =&gt; "N Value",</text:p>
      <text:p text:style-name="Standard"><text:s text:c="20"/>"key" =&gt; "nvalue",</text:p>
      <text:p text:style-name="Standard"><text:s text:c="20"/>"type" =&gt; "select",</text:p>
      <text:p text:style-name="Standard"><text:s text:c="20"/>"default" =&gt; "Yes",</text:p>
      <text:p text:style-name="Standard"><text:s text:c="20"/>"values" =&gt; ["Yes", "No"],</text:p>
      <text:p text:style-name="Standard"><text:s text:c="16"/>],</text:p>
      <text:p text:style-name="Standard"><text:s text:c="16"/>[</text:p>
      <text:p text:style-name="Standard"><text:s text:c="20"/>"label" =&gt; "Palette",</text:p>
      <text:p text:style-name="Standard"><text:s text:c="20"/>"key" =&gt; "paletteColors",</text:p>
      <text:p text:style-name="Standard"><text:s text:c="20"/>"type" =&gt; "input",</text:p>
      <text:p text:style-name="Standard"><text:s text:c="20"/>"default" =&gt; "",</text:p>
      <text:p text:style-name="Standard"><text:s text:c="16"/>],</text:p>
      <text:p text:style-name="Standard"><text:s text:c="12"/>],</text:p>
      <text:p text:style-name="Standard"><text:s text:c="12"/>"isWidget" =&gt; false,</text:p>
      <text:p text:style-name="Standard"><text:s text:c="12"/>"chartType" =&gt; "scrollstackedcolumn2d",</text:p>
      <text:p text:style-name="Standard"><text:s text:c="12"/>"htmlGrid" =&gt; false,</text:p>
      <text:p text:style-name="Standard"/>
      <text:p text:style-name="Standard"><text:s text:c="8"/>],</text:p>
      <text:p text:style-name="Standard"><text:s text:c="4"/>],</text:p>
      <text:p text:style-name="Standard"/>
      <text:p text:style-name="Standard">]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****</text:p>
      <text:p text:style-name="Standard"><text:s/>* <text:s/>TEAMPLE</text:p>
      <text:p text:style-name="Standard"><text:s/>* <text:s/>"" =&gt; <text:s text:c="2"/>[</text:p>
      <text:p text:style-name="Standard">"filename" <text:s text:c="13"/>=&gt; <text:s/>"",</text:p>
      <text:p text:style-name="Standard">"namespace" <text:s text:c="12"/>=&gt; <text:s/>"",</text:p>
      <text:p text:style-name="Standard">"chartName" <text:s text:c="12"/>=&gt; <text:s/>"",</text:p>
      <text:p text:style-name="Standard">"folderName" <text:s text:c="11"/>=&gt; <text:s/>"",</text:p>
      <text:p text:style-name="Standard">"active" <text:s text:c="15"/>=&gt; <text:s/>true,</text:p>
      <text:p text:style-name="Standard">"is_grid" <text:s text:c="14"/>=&gt; <text:s/>false,</text:p>
      <text:p text:style-name="Standard">"filterLabels" <text:s text:c="9"/>=&gt; <text:s/>[],</text:p>
      <text:p text:style-name="Standard">"filterDimensions" <text:s text:c="5"/>=&gt; <text:s/>0,</text:p>
      <text:p text:style-name="Standard">"sortingConfig" <text:s text:c="8"/>=&gt; <text:s/>[],</text:p>
      <text:p text:style-name="Standard">"category" <text:s text:c="13"/>=&gt; <text:s/>7,</text:p>
      <text:p text:style-name="Standard">"options" <text:s text:c="14"/>=&gt; <text:s/>[],</text:p>
      <text:p text:style-name="Standard">"isWidget" <text:s text:c="13"/>=&gt; <text:s/>false,</text:p>
      <text:p text:style-name="Standard">"chartType" <text:s text:c="12"/>=&gt; <text:s/>"",</text:p>
      <text:p text:style-name="Standard">"htmlGrid" <text:s text:c="13"/>=&gt; <text:s/>false,</text:p>
      <text:p text:style-name="Standard">],</text:p>
      <text:p text:style-name="Standard"><text:s/>*</text:p>
      <text:p text:style-name="Standard"><text:s/>*</text:p>
      <text:p text:style-name="Standard"><text:s/>*</text:p>
      <text:p text:style-name="Standard"><text:s/>*/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1:40:55.635356524</meta:creation-date>
    <dc:date>2020-05-27T11:46:40.765491916</dc:date>
    <meta:editing-duration>PT5M45S</meta:editing-duration>
    <meta:editing-cycles>1</meta:editing-cycles>
    <meta:document-statistic meta:table-count="0" meta:image-count="0" meta:object-count="0" meta:page-count="83" meta:paragraph-count="4103" meta:word-count="12089" meta:character-count="145794" meta:non-whitespace-character-count="75320"/>
    <meta:generator>LibreOffice/6.0.7.3$Linux_X86_64 LibreOffice_project/00m0$Build-3</meta:generator>
  </office:meta>
</office:document-meta>
</file>